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aArS" table:style-name="ta1"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coneAngle</text:p>
          </table:table-cell>
          <table:table-cell table:style-name="ce1" office:value-type="string" calcext:value-type="string">
            <text:p>postThresh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146" calcext:value-type="float">
            <text:p>0.146</text:p>
          </table:table-cell>
          <table:table-cell office:value-type="float" office:value="0.075" calcext:value-type="float">
            <text:p>0.075</text:p>
          </table:table-cell>
          <table:table-cell office:value-type="float" office:value="0.720285" calcext:value-type="float">
            <text:p>0.720285</text:p>
          </table:table-cell>
          <table:table-cell office:value-type="float" office:value="0.629481" calcext:value-type="float">
            <text:p>0.629481</text:p>
          </table:table-cell>
          <table:table-cell office:value-type="float" office:value="0.379126" calcext:value-type="float">
            <text:p>0.379126</text:p>
          </table:table-cell>
          <table:table-cell office:value-type="float" office:value="0.152602" calcext:value-type="float">
            <text:p>0.152602</text:p>
          </table:table-cell>
          <table:table-cell table:formula="of:=AVERAGE([.E3:.H3])" office:value-type="float" office:value="0.4703735" calcext:value-type="float">
            <text:p>0.4703735</text:p>
          </table:table-cell>
          <table:table-cell office:value-type="float" office:value="1.98104" calcext:value-type="float">
            <text:p>1.98104</text:p>
          </table:table-cell>
          <table:table-cell table:formula="of:=1/[.J3]" office:value-type="float" office:value="0.50478536526269" calcext:value-type="float">
            <text:p>0.5047853653</text:p>
          </table:table-cell>
          <table:table-cell office:value-type="float" office:value="2.19364" calcext:value-type="float">
            <text:p>2.19364</text:p>
          </table:table-cell>
          <table:table-cell table:formula="of:=1/[.L3]" office:value-type="float" office:value="0.455863313943947" calcext:value-type="float">
            <text:p>0.4558633139</text:p>
          </table:table-cell>
          <table:table-cell office:value-type="float" office:value="0.996043833720677" calcext:value-type="float">
            <text:p>0.9960438337</text:p>
          </table:table-cell>
          <table:table-cell table:formula="of:=[.M3]*[.N3]" office:value-type="float" office:value="0.454059842873342" calcext:value-type="float">
            <text:p>0.4540598429</text:p>
          </table:table-cell>
          <table:table-cell table:formula="of:=[.K3]+[.N3]" office:value-type="float" office:value="1.50082919898337" calcext:value-type="float">
            <text:p>1.5008291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286" calcext:value-type="float">
            <text:p>0.286</text:p>
          </table:table-cell>
          <table:table-cell office:value-type="float" office:value="0.074" calcext:value-type="float">
            <text:p>0.074</text:p>
          </table:table-cell>
          <table:table-cell office:value-type="float" office:value="0.723756" calcext:value-type="float">
            <text:p>0.723756</text:p>
          </table:table-cell>
          <table:table-cell office:value-type="float" office:value="0.617844" calcext:value-type="float">
            <text:p>0.617844</text:p>
          </table:table-cell>
          <table:table-cell office:value-type="float" office:value="0.369602" calcext:value-type="float">
            <text:p>0.369602</text:p>
          </table:table-cell>
          <table:table-cell office:value-type="float" office:value="0.156719" calcext:value-type="float">
            <text:p>0.156719</text:p>
          </table:table-cell>
          <table:table-cell table:formula="of:=AVERAGE([.E4:.H4])" office:value-type="float" office:value="0.46698025" calcext:value-type="float">
            <text:p>0.46698025</text:p>
          </table:table-cell>
          <table:table-cell office:value-type="float" office:value="1.96199" calcext:value-type="float">
            <text:p>1.96199</text:p>
          </table:table-cell>
          <table:table-cell table:formula="of:=1/[.J4]" office:value-type="float" office:value="0.509686593713526" calcext:value-type="float">
            <text:p>0.5096865937</text:p>
          </table:table-cell>
          <table:table-cell office:value-type="float" office:value="2.22665" calcext:value-type="float">
            <text:p>2.22665</text:p>
          </table:table-cell>
          <table:table-cell table:formula="of:=1/[.L4]" office:value-type="float" office:value="0.449105157972739" calcext:value-type="float">
            <text:p>0.449105158</text:p>
          </table:table-cell>
          <table:table-cell office:value-type="float" office:value="0.98328820269321" calcext:value-type="float">
            <text:p>0.9832882027</text:p>
          </table:table-cell>
          <table:table-cell table:formula="of:=[.M4]*[.N4]" office:value-type="float" office:value="0.441599803603265" calcext:value-type="float">
            <text:p>0.4415998036</text:p>
          </table:table-cell>
          <table:table-cell table:formula="of:=[.K4]+[.N4]" office:value-type="float" office:value="1.49297479640674" calcext:value-type="float">
            <text:p>1.492974796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082" calcext:value-type="float">
            <text:p>0.082</text:p>
          </table:table-cell>
          <table:table-cell office:value-type="float" office:value="0.734463" calcext:value-type="float">
            <text:p>0.734463</text:p>
          </table:table-cell>
          <table:table-cell office:value-type="float" office:value="0.633451" calcext:value-type="float">
            <text:p>0.633451</text:p>
          </table:table-cell>
          <table:table-cell office:value-type="float" office:value="0.391478" calcext:value-type="float">
            <text:p>0.391478</text:p>
          </table:table-cell>
          <table:table-cell office:value-type="float" office:value="0.164782" calcext:value-type="float">
            <text:p>0.164782</text:p>
          </table:table-cell>
          <table:table-cell table:formula="of:=AVERAGE([.E5:.H5])" office:value-type="float" office:value="0.4810435" calcext:value-type="float">
            <text:p>0.4810435</text:p>
          </table:table-cell>
          <table:table-cell office:value-type="float" office:value="1.57952" calcext:value-type="float">
            <text:p>1.57952</text:p>
          </table:table-cell>
          <table:table-cell table:formula="of:=1/[.J5]" office:value-type="float" office:value="0.633103727714749" calcext:value-type="float">
            <text:p>0.6331037277</text:p>
          </table:table-cell>
          <table:table-cell office:value-type="float" office:value="1.34968" calcext:value-type="float">
            <text:p>1.34968</text:p>
          </table:table-cell>
          <table:table-cell table:formula="of:=1/[.L5]" office:value-type="float" office:value="0.740916365360678" calcext:value-type="float">
            <text:p>0.7409163654</text:p>
          </table:table-cell>
          <table:table-cell office:value-type="float" office:value="1.00436823847689" calcext:value-type="float">
            <text:p>1.0043682385</text:p>
          </table:table-cell>
          <table:table-cell table:formula="of:=[.M5]*[.N5]" office:value-type="float" office:value="0.744152864736004" calcext:value-type="float">
            <text:p>0.7441528647</text:p>
          </table:table-cell>
          <table:table-cell table:formula="of:=[.K5]+[.N5]" office:value-type="float" office:value="1.63747196619164" calcext:value-type="float">
            <text:p>1.637471966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069" calcext:value-type="float">
            <text:p>0.069</text:p>
          </table:table-cell>
          <table:table-cell office:value-type="float" office:value="0.732159" calcext:value-type="float">
            <text:p>0.732159</text:p>
          </table:table-cell>
          <table:table-cell office:value-type="float" office:value="0.637441" calcext:value-type="float">
            <text:p>0.637441</text:p>
          </table:table-cell>
          <table:table-cell office:value-type="float" office:value="0.359108" calcext:value-type="float">
            <text:p>0.359108</text:p>
          </table:table-cell>
          <table:table-cell office:value-type="float" office:value="0.143141" calcext:value-type="float">
            <text:p>0.143141</text:p>
          </table:table-cell>
          <table:table-cell table:formula="of:=AVERAGE([.E6:.H6])" office:value-type="float" office:value="0.46796225" calcext:value-type="float">
            <text:p>0.46796225</text:p>
          </table:table-cell>
          <table:table-cell office:value-type="float" office:value="1.64012" calcext:value-type="float">
            <text:p>1.64012</text:p>
          </table:table-cell>
          <table:table-cell table:formula="of:=1/[.J6]" office:value-type="float" office:value="0.609711484525522" calcext:value-type="float">
            <text:p>0.6097114845</text:p>
          </table:table-cell>
          <table:table-cell office:value-type="float" office:value="1.51509" calcext:value-type="float">
            <text:p>1.51509</text:p>
          </table:table-cell>
          <table:table-cell table:formula="of:=1/[.L6]" office:value-type="float" office:value="0.660026797087962" calcext:value-type="float">
            <text:p>0.6600267971</text:p>
          </table:table-cell>
          <table:table-cell office:value-type="float" office:value="0.979221680068353" calcext:value-type="float">
            <text:p>0.9792216801</text:p>
          </table:table-cell>
          <table:table-cell table:formula="of:=[.M6]*[.N6]" office:value-type="float" office:value="0.646312549134608" calcext:value-type="float">
            <text:p>0.6463125491</text:p>
          </table:table-cell>
          <table:table-cell table:formula="of:=[.K6]+[.N6]" office:value-type="float" office:value="1.58893316459388" calcext:value-type="float">
            <text:p>1.588933164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2085" calcext:value-type="float">
            <text:p>0.2085</text:p>
          </table:table-cell>
          <table:table-cell office:value-type="float" office:value="0.22" calcext:value-type="float">
            <text:p>0.22</text:p>
          </table:table-cell>
          <table:table-cell office:value-type="float" office:value="0.734307" calcext:value-type="float">
            <text:p>0.734307</text:p>
          </table:table-cell>
          <table:table-cell office:value-type="float" office:value="0.600097" calcext:value-type="float">
            <text:p>0.600097</text:p>
          </table:table-cell>
          <table:table-cell office:value-type="float" office:value="0.343056" calcext:value-type="float">
            <text:p>0.343056</text:p>
          </table:table-cell>
          <table:table-cell office:value-type="float" office:value="0.159822" calcext:value-type="float">
            <text:p>0.159822</text:p>
          </table:table-cell>
          <table:table-cell table:formula="of:=AVERAGE([.E7:.H7])" office:value-type="float" office:value="0.4593205" calcext:value-type="float">
            <text:p>0.4593205</text:p>
          </table:table-cell>
          <table:table-cell office:value-type="float" office:value="1.92322" calcext:value-type="float">
            <text:p>1.92322</text:p>
          </table:table-cell>
          <table:table-cell table:formula="of:=1/[.J7]" office:value-type="float" office:value="0.519961314878173" calcext:value-type="float">
            <text:p>0.5199613149</text:p>
          </table:table-cell>
          <table:table-cell office:value-type="float" office:value="2.33377" calcext:value-type="float">
            <text:p>2.33377</text:p>
          </table:table-cell>
          <table:table-cell table:formula="of:=1/[.L7]" office:value-type="float" office:value="0.428491239496609" calcext:value-type="float">
            <text:p>0.4284912395</text:p>
          </table:table-cell>
          <table:table-cell office:value-type="float" office:value="0.931816663934476" calcext:value-type="float">
            <text:p>0.9318166639</text:p>
          </table:table-cell>
          <table:table-cell table:formula="of:=[.M7]*[.N7]" office:value-type="float" office:value="0.399275277312878" calcext:value-type="float">
            <text:p>0.3992752773</text:p>
          </table:table-cell>
          <table:table-cell table:formula="of:=[.K7]+[.N7]" office:value-type="float" office:value="1.45177797881265" calcext:value-type="float">
            <text:p>1.45177797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1495" calcext:value-type="float">
            <text:p>0.1495</text:p>
          </table:table-cell>
          <table:table-cell office:value-type="float" office:value="0.116" calcext:value-type="float">
            <text:p>0.116</text:p>
          </table:table-cell>
          <table:table-cell office:value-type="float" office:value="0.709452" calcext:value-type="float">
            <text:p>0.709452</text:p>
          </table:table-cell>
          <table:table-cell office:value-type="float" office:value="0.598704" calcext:value-type="float">
            <text:p>0.598704</text:p>
          </table:table-cell>
          <table:table-cell office:value-type="float" office:value="0.364036" calcext:value-type="float">
            <text:p>0.364036</text:p>
          </table:table-cell>
          <table:table-cell office:value-type="float" office:value="0.140444" calcext:value-type="float">
            <text:p>0.140444</text:p>
          </table:table-cell>
          <table:table-cell table:formula="of:=AVERAGE([.E8:.H8])" office:value-type="float" office:value="0.453159" calcext:value-type="float">
            <text:p>0.453159</text:p>
          </table:table-cell>
          <table:table-cell office:value-type="float" office:value="1.77526" calcext:value-type="float">
            <text:p>1.77526</text:p>
          </table:table-cell>
          <table:table-cell table:formula="of:=1/[.J8]" office:value-type="float" office:value="0.563297770467424" calcext:value-type="float">
            <text:p>0.5632977705</text:p>
          </table:table-cell>
          <table:table-cell office:value-type="float" office:value="2.19224" calcext:value-type="float">
            <text:p>2.19224</text:p>
          </table:table-cell>
          <table:table-cell table:formula="of:=1/[.L8]" office:value-type="float" office:value="0.456154435645732" calcext:value-type="float">
            <text:p>0.4561544356</text:p>
          </table:table-cell>
          <table:table-cell office:value-type="float" office:value="0.948342278229441" calcext:value-type="float">
            <text:p>0.9483422782</text:p>
          </table:table-cell>
          <table:table-cell table:formula="of:=[.M8]*[.N8]" office:value-type="float" office:value="0.432590536724739" calcext:value-type="float">
            <text:p>0.4325905367</text:p>
          </table:table-cell>
          <table:table-cell table:formula="of:=[.K8]+[.N8]" office:value-type="float" office:value="1.51164004869687" calcext:value-type="float">
            <text:p>1.511640048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2985" calcext:value-type="float">
            <text:p>0.2985</text:p>
          </table:table-cell>
          <table:table-cell office:value-type="float" office:value="0.133" calcext:value-type="float">
            <text:p>0.133</text:p>
          </table:table-cell>
          <table:table-cell office:value-type="float" office:value="0.723152" calcext:value-type="float">
            <text:p>0.723152</text:p>
          </table:table-cell>
          <table:table-cell office:value-type="float" office:value="0.599495" calcext:value-type="float">
            <text:p>0.599495</text:p>
          </table:table-cell>
          <table:table-cell office:value-type="float" office:value="0.341632" calcext:value-type="float">
            <text:p>0.341632</text:p>
          </table:table-cell>
          <table:table-cell office:value-type="float" office:value="0.149536" calcext:value-type="float">
            <text:p>0.149536</text:p>
          </table:table-cell>
          <table:table-cell table:formula="of:=AVERAGE([.E9:.H9])" office:value-type="float" office:value="0.45345375" calcext:value-type="float">
            <text:p>0.45345375</text:p>
          </table:table-cell>
          <table:table-cell office:value-type="float" office:value="1.87505" calcext:value-type="float">
            <text:p>1.87505</text:p>
          </table:table-cell>
          <table:table-cell table:formula="of:=1/[.J9]" office:value-type="float" office:value="0.53331911149036" calcext:value-type="float">
            <text:p>0.5333191115</text:p>
          </table:table-cell>
          <table:table-cell office:value-type="float" office:value="2.22786" calcext:value-type="float">
            <text:p>2.22786</text:p>
          </table:table-cell>
          <table:table-cell table:formula="of:=1/[.L9]" office:value-type="float" office:value="0.448861239036564" calcext:value-type="float">
            <text:p>0.448861239</text:p>
          </table:table-cell>
          <table:table-cell office:value-type="float" office:value="0.939374270343492" calcext:value-type="float">
            <text:p>0.9393742703</text:p>
          </table:table-cell>
          <table:table-cell table:formula="of:=[.M9]*[.N9]" office:value-type="float" office:value="0.421648698905448" calcext:value-type="float">
            <text:p>0.4216486989</text:p>
          </table:table-cell>
          <table:table-cell table:formula="of:=[.K9]+[.N9]" office:value-type="float" office:value="1.47269338183385" calcext:value-type="float">
            <text:p>1.47269338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081" calcext:value-type="float">
            <text:p>0.081</text:p>
          </table:table-cell>
          <table:table-cell office:value-type="float" office:value="0.750789" calcext:value-type="float">
            <text:p>0.750789</text:p>
          </table:table-cell>
          <table:table-cell office:value-type="float" office:value="0.63663" calcext:value-type="float">
            <text:p>0.63663</text:p>
          </table:table-cell>
          <table:table-cell office:value-type="float" office:value="0.384295" calcext:value-type="float">
            <text:p>0.384295</text:p>
          </table:table-cell>
          <table:table-cell office:value-type="float" office:value="0.167077" calcext:value-type="float">
            <text:p>0.167077</text:p>
          </table:table-cell>
          <table:table-cell table:formula="of:=AVERAGE([.E10:.H10])" office:value-type="float" office:value="0.48469775" calcext:value-type="float">
            <text:p>0.48469775</text:p>
          </table:table-cell>
          <table:table-cell office:value-type="float" office:value="1.94742" calcext:value-type="float">
            <text:p>1.94742</text:p>
          </table:table-cell>
          <table:table-cell table:formula="of:=1/[.J10]" office:value-type="float" office:value="0.513499912705015" calcext:value-type="float">
            <text:p>0.5134999127</text:p>
          </table:table-cell>
          <table:table-cell office:value-type="float" office:value="2.06939" calcext:value-type="float">
            <text:p>2.06939</text:p>
          </table:table-cell>
          <table:table-cell table:formula="of:=1/[.L10]" office:value-type="float" office:value="0.483234189785396" calcext:value-type="float">
            <text:p>0.4832341898</text:p>
          </table:table-cell>
          <table:table-cell office:value-type="float" office:value="0.950517777891139" calcext:value-type="float">
            <text:p>0.9505177779</text:p>
          </table:table-cell>
          <table:table-cell table:formula="of:=[.M10]*[.N10]" office:value-type="float" office:value="0.459322688275839" calcext:value-type="float">
            <text:p>0.4593226883</text:p>
          </table:table-cell>
          <table:table-cell table:formula="of:=[.K10]+[.N10]" office:value-type="float" office:value="1.46401769059615" calcext:value-type="float">
            <text:p>1.46401769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2145" calcext:value-type="float">
            <text:p>0.2145</text:p>
          </table:table-cell>
          <table:table-cell office:value-type="float" office:value="0.299" calcext:value-type="float">
            <text:p>0.299</text:p>
          </table:table-cell>
          <table:table-cell office:value-type="float" office:value="0.839259" calcext:value-type="float">
            <text:p>0.839259</text:p>
          </table:table-cell>
          <table:table-cell office:value-type="float" office:value="0.681062" calcext:value-type="float">
            <text:p>0.681062</text:p>
          </table:table-cell>
          <table:table-cell office:value-type="float" office:value="0.448972" calcext:value-type="float">
            <text:p>0.448972</text:p>
          </table:table-cell>
          <table:table-cell office:value-type="float" office:value="0.240769" calcext:value-type="float">
            <text:p>0.240769</text:p>
          </table:table-cell>
          <table:table-cell table:formula="of:=AVERAGE([.E11:.H11])" office:value-type="float" office:value="0.5525155" calcext:value-type="float">
            <text:p>0.5525155</text:p>
          </table:table-cell>
          <table:table-cell office:value-type="float" office:value="2.3587" calcext:value-type="float">
            <text:p>2.3587</text:p>
          </table:table-cell>
          <table:table-cell table:formula="of:=1/[.J11]" office:value-type="float" office:value="0.42396235214313" calcext:value-type="float">
            <text:p>0.4239623521</text:p>
          </table:table-cell>
          <table:table-cell office:value-type="float" office:value="3.43043" calcext:value-type="float">
            <text:p>3.43043</text:p>
          </table:table-cell>
          <table:table-cell table:formula="of:=1/[.L11]" office:value-type="float" office:value="0.291508644688858" calcext:value-type="float">
            <text:p>0.2915086447</text:p>
          </table:table-cell>
          <table:table-cell office:value-type="float" office:value="0.978134827867167" calcext:value-type="float">
            <text:p>0.9781348279</text:p>
          </table:table-cell>
          <table:table-cell table:formula="of:=[.M11]*[.N11]" office:value-type="float" office:value="0.285134757994527" calcext:value-type="float">
            <text:p>0.285134758</text:p>
          </table:table-cell>
          <table:table-cell table:formula="of:=[.K11]+[.N11]" office:value-type="float" office:value="1.4020971800103" calcext:value-type="float">
            <text:p>1.402097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1925" calcext:value-type="float">
            <text:p>0.1925</text:p>
          </table:table-cell>
          <table:table-cell office:value-type="float" office:value="0.3" calcext:value-type="float">
            <text:p>0.3</text:p>
          </table:table-cell>
          <table:table-cell office:value-type="float" office:value="0.826253" calcext:value-type="float">
            <text:p>0.826253</text:p>
          </table:table-cell>
          <table:table-cell office:value-type="float" office:value="0.673449" calcext:value-type="float">
            <text:p>0.673449</text:p>
          </table:table-cell>
          <table:table-cell office:value-type="float" office:value="0.418138" calcext:value-type="float">
            <text:p>0.418138</text:p>
          </table:table-cell>
          <table:table-cell office:value-type="float" office:value="0.246188" calcext:value-type="float">
            <text:p>0.246188</text:p>
          </table:table-cell>
          <table:table-cell table:formula="of:=AVERAGE([.E12:.H12])" office:value-type="float" office:value="0.541007" calcext:value-type="float">
            <text:p>0.541007</text:p>
          </table:table-cell>
          <table:table-cell office:value-type="float" office:value="1.99451" calcext:value-type="float">
            <text:p>1.99451</text:p>
          </table:table-cell>
          <table:table-cell table:formula="of:=1/[.J12]" office:value-type="float" office:value="0.501376277882788" calcext:value-type="float">
            <text:p>0.5013762779</text:p>
          </table:table-cell>
          <table:table-cell office:value-type="float" office:value="2.6326" calcext:value-type="float">
            <text:p>2.6326</text:p>
          </table:table-cell>
          <table:table-cell table:formula="of:=1/[.L12]" office:value-type="float" office:value="0.379852617184532" calcext:value-type="float">
            <text:p>0.3798526172</text:p>
          </table:table-cell>
          <table:table-cell office:value-type="float" office:value="0.945111145701748" calcext:value-type="float">
            <text:p>0.9451111457</text:p>
          </table:table-cell>
          <table:table-cell table:formula="of:=[.M12]*[.N12]" office:value-type="float" office:value="0.359002942225081" calcext:value-type="float">
            <text:p>0.3590029422</text:p>
          </table:table-cell>
          <table:table-cell table:formula="of:=[.K12]+[.N12]" office:value-type="float" office:value="1.44648742358454" calcext:value-type="float">
            <text:p>1.446487423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0855" calcext:value-type="float">
            <text:p>0.0855</text:p>
          </table:table-cell>
          <table:table-cell office:value-type="float" office:value="0.104" calcext:value-type="float">
            <text:p>0.104</text:p>
          </table:table-cell>
          <table:table-cell office:value-type="float" office:value="0.756128" calcext:value-type="float">
            <text:p>0.756128</text:p>
          </table:table-cell>
          <table:table-cell office:value-type="float" office:value="0.639275" calcext:value-type="float">
            <text:p>0.639275</text:p>
          </table:table-cell>
          <table:table-cell office:value-type="float" office:value="0.398043" calcext:value-type="float">
            <text:p>0.398043</text:p>
          </table:table-cell>
          <table:table-cell office:value-type="float" office:value="0.165" calcext:value-type="float">
            <text:p>0.165</text:p>
          </table:table-cell>
          <table:table-cell table:formula="of:=AVERAGE([.E13:.H13])" office:value-type="float" office:value="0.4896115" calcext:value-type="float">
            <text:p>0.4896115</text:p>
          </table:table-cell>
          <table:table-cell office:value-type="float" office:value="1.728" calcext:value-type="float">
            <text:p>1.728</text:p>
          </table:table-cell>
          <table:table-cell table:formula="of:=1/[.J13]" office:value-type="float" office:value="0.578703703703704" calcext:value-type="float">
            <text:p>0.5787037037</text:p>
          </table:table-cell>
          <table:table-cell office:value-type="float" office:value="1.52452" calcext:value-type="float">
            <text:p>1.52452</text:p>
          </table:table-cell>
          <table:table-cell table:formula="of:=1/[.L13]" office:value-type="float" office:value="0.655944166032587" calcext:value-type="float">
            <text:p>0.655944166</text:p>
          </table:table-cell>
          <table:table-cell office:value-type="float" office:value="0.981176389887175" calcext:value-type="float">
            <text:p>0.9811763899</text:p>
          </table:table-cell>
          <table:table-cell table:formula="of:=[.M13]*[.N13]" office:value-type="float" office:value="0.643596928795408" calcext:value-type="float">
            <text:p>0.6435969288</text:p>
          </table:table-cell>
          <table:table-cell table:formula="of:=[.K13]+[.N13]" office:value-type="float" office:value="1.55988009359088" calcext:value-type="float">
            <text:p>1.559880093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1855" calcext:value-type="float">
            <text:p>0.1855</text:p>
          </table:table-cell>
          <table:table-cell office:value-type="float" office:value="0.298" calcext:value-type="float">
            <text:p>0.298</text:p>
          </table:table-cell>
          <table:table-cell office:value-type="float" office:value="0.821521" calcext:value-type="float">
            <text:p>0.821521</text:p>
          </table:table-cell>
          <table:table-cell office:value-type="float" office:value="0.681385" calcext:value-type="float">
            <text:p>0.681385</text:p>
          </table:table-cell>
          <table:table-cell office:value-type="float" office:value="0.416637" calcext:value-type="float">
            <text:p>0.416637</text:p>
          </table:table-cell>
          <table:table-cell office:value-type="float" office:value="0.225897" calcext:value-type="float">
            <text:p>0.225897</text:p>
          </table:table-cell>
          <table:table-cell table:formula="of:=AVERAGE([.E14:.H14])" office:value-type="float" office:value="0.53636" calcext:value-type="float">
            <text:p>0.53636</text:p>
          </table:table-cell>
          <table:table-cell office:value-type="float" office:value="1.85217" calcext:value-type="float">
            <text:p>1.85217</text:p>
          </table:table-cell>
          <table:table-cell table:formula="of:=1/[.J14]" office:value-type="float" office:value="0.539907243935492" calcext:value-type="float">
            <text:p>0.5399072439</text:p>
          </table:table-cell>
          <table:table-cell office:value-type="float" office:value="2.18623" calcext:value-type="float">
            <text:p>2.18623</text:p>
          </table:table-cell>
          <table:table-cell table:formula="of:=1/[.L14]" office:value-type="float" office:value="0.457408415400027" calcext:value-type="float">
            <text:p>0.4574084154</text:p>
          </table:table-cell>
          <table:table-cell office:value-type="float" office:value="0.937262688440924" calcext:value-type="float">
            <text:p>0.9372626884</text:p>
          </table:table-cell>
          <table:table-cell table:formula="of:=[.M14]*[.N14]" office:value-type="float" office:value="0.428711841133332" calcext:value-type="float">
            <text:p>0.4287118411</text:p>
          </table:table-cell>
          <table:table-cell table:formula="of:=[.K14]+[.N14]" office:value-type="float" office:value="1.47716993237642" calcext:value-type="float">
            <text:p>1.4771699324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coneAngle</text:p>
          </table:table-cell>
          <table:table-cell table:style-name="ce1" office:value-type="string" calcext:value-type="string">
            <text:p>postThresh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0715" calcext:value-type="float">
            <text:p>0.0715</text:p>
          </table:table-cell>
          <table:table-cell office:value-type="float" office:value="0.124" calcext:value-type="float">
            <text:p>0.124</text:p>
          </table:table-cell>
          <table:table-cell office:value-type="float" office:value="0.590072" calcext:value-type="float">
            <text:p>0.590072</text:p>
          </table:table-cell>
          <table:table-cell office:value-type="float" office:value="0.504972" calcext:value-type="float">
            <text:p>0.504972</text:p>
          </table:table-cell>
          <table:table-cell office:value-type="float" office:value="0.296427" calcext:value-type="float">
            <text:p>0.296427</text:p>
          </table:table-cell>
          <table:table-cell office:value-type="float" office:value="0.127768" calcext:value-type="float">
            <text:p>0.127768</text:p>
          </table:table-cell>
          <table:table-cell table:formula="of:=AVERAGE([.E18:.H18])" office:value-type="float" office:value="0.37980975" calcext:value-type="float">
            <text:p>0.37980975</text:p>
          </table:table-cell>
          <table:table-cell office:value-type="float" office:value="1.37763" calcext:value-type="float">
            <text:p>1.37763</text:p>
          </table:table-cell>
          <table:table-cell table:formula="of:=1/[.J18]" office:value-type="float" office:value="0.725884308558902" calcext:value-type="float">
            <text:p>0.7258843086</text:p>
          </table:table-cell>
          <table:table-cell office:value-type="float" office:value="1.38751" calcext:value-type="float">
            <text:p>1.38751</text:p>
          </table:table-cell>
          <table:table-cell table:formula="of:=1/[.L18]" office:value-type="float" office:value="0.720715526374585" calcext:value-type="float">
            <text:p>0.7207155264</text:p>
          </table:table-cell>
          <table:table-cell office:value-type="float" office:value="0.955584" calcext:value-type="float">
            <text:p>0.955584</text:p>
          </table:table-cell>
          <table:table-cell table:formula="of:=[.M18]*[.N18]" office:value-type="float" office:value="0.688704225555131" calcext:value-type="float">
            <text:p>0.6887042256</text:p>
          </table:table-cell>
          <table:table-cell table:formula="of:=[.M18]+[.N18]" office:value-type="float" office:value="1.67629952637458" calcext:value-type="float">
            <text:p>1.67629952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288" calcext:value-type="float">
            <text:p>0.288</text:p>
          </table:table-cell>
          <table:table-cell office:value-type="float" office:value="0.101" calcext:value-type="float">
            <text:p>0.101</text:p>
          </table:table-cell>
          <table:table-cell office:value-type="float" office:value="0.582715" calcext:value-type="float">
            <text:p>0.582715</text:p>
          </table:table-cell>
          <table:table-cell office:value-type="float" office:value="0.495375" calcext:value-type="float">
            <text:p>0.495375</text:p>
          </table:table-cell>
          <table:table-cell office:value-type="float" office:value="0.313873" calcext:value-type="float">
            <text:p>0.313873</text:p>
          </table:table-cell>
          <table:table-cell office:value-type="float" office:value="0.135934" calcext:value-type="float">
            <text:p>0.135934</text:p>
          </table:table-cell>
          <table:table-cell table:formula="of:=AVERAGE([.E19:.H19])" office:value-type="float" office:value="0.38197425" calcext:value-type="float">
            <text:p>0.38197425</text:p>
          </table:table-cell>
          <table:table-cell office:value-type="float" office:value="1.70841" calcext:value-type="float">
            <text:p>1.70841</text:p>
          </table:table-cell>
          <table:table-cell table:formula="of:=1/[.J19]" office:value-type="float" office:value="0.585339584760099" calcext:value-type="float">
            <text:p>0.5853395848</text:p>
          </table:table-cell>
          <table:table-cell office:value-type="float" office:value="1.49523" calcext:value-type="float">
            <text:p>1.49523</text:p>
          </table:table-cell>
          <table:table-cell table:formula="of:=1/[.L19]" office:value-type="float" office:value="0.668793429773346" calcext:value-type="float">
            <text:p>0.6687934298</text:p>
          </table:table-cell>
          <table:table-cell office:value-type="float" office:value="0.955105" calcext:value-type="float">
            <text:p>0.955105</text:p>
          </table:table-cell>
          <table:table-cell table:formula="of:=[.M19]*[.N19]" office:value-type="float" office:value="0.638767948743671" calcext:value-type="float">
            <text:p>0.6387679487</text:p>
          </table:table-cell>
          <table:table-cell table:formula="of:=[.M19]+[.N19]" office:value-type="float" office:value="1.62389842977335" calcext:value-type="float">
            <text:p>1.62389842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078" calcext:value-type="float">
            <text:p>0.078</text:p>
          </table:table-cell>
          <table:table-cell office:value-type="float" office:value="0.592826" calcext:value-type="float">
            <text:p>0.592826</text:p>
          </table:table-cell>
          <table:table-cell office:value-type="float" office:value="0.509177" calcext:value-type="float">
            <text:p>0.509177</text:p>
          </table:table-cell>
          <table:table-cell office:value-type="float" office:value="0.320023" calcext:value-type="float">
            <text:p>0.320023</text:p>
          </table:table-cell>
          <table:table-cell office:value-type="float" office:value="0.140476" calcext:value-type="float">
            <text:p>0.140476</text:p>
          </table:table-cell>
          <table:table-cell table:formula="of:=AVERAGE([.E20:.H20])" office:value-type="float" office:value="0.3906255" calcext:value-type="float">
            <text:p>0.3906255</text:p>
          </table:table-cell>
          <table:table-cell office:value-type="float" office:value="1.7179" calcext:value-type="float">
            <text:p>1.7179</text:p>
          </table:table-cell>
          <table:table-cell table:formula="of:=1/[.J20]" office:value-type="float" office:value="0.582106059724082" calcext:value-type="float">
            <text:p>0.5821060597</text:p>
          </table:table-cell>
          <table:table-cell office:value-type="float" office:value="1.69232" calcext:value-type="float">
            <text:p>1.69232</text:p>
          </table:table-cell>
          <table:table-cell table:formula="of:=1/[.L20]" office:value-type="float" office:value="0.590904793419684" calcext:value-type="float">
            <text:p>0.5909047934</text:p>
          </table:table-cell>
          <table:table-cell office:value-type="float" office:value="0.970387" calcext:value-type="float">
            <text:p>0.970387</text:p>
          </table:table-cell>
          <table:table-cell table:formula="of:=[.M20]*[.N20]" office:value-type="float" office:value="0.573406329772147" calcext:value-type="float">
            <text:p>0.5734063298</text:p>
          </table:table-cell>
          <table:table-cell table:formula="of:=[.M20]+[.N20]" office:value-type="float" office:value="1.56129179341968" calcext:value-type="float">
            <text:p>1.561291793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083" calcext:value-type="float">
            <text:p>0.083</text:p>
          </table:table-cell>
          <table:table-cell office:value-type="float" office:value="0.235" calcext:value-type="float">
            <text:p>0.235</text:p>
          </table:table-cell>
          <table:table-cell office:value-type="float" office:value="0.722388" calcext:value-type="float">
            <text:p>0.722388</text:p>
          </table:table-cell>
          <table:table-cell office:value-type="float" office:value="0.598569" calcext:value-type="float">
            <text:p>0.598569</text:p>
          </table:table-cell>
          <table:table-cell office:value-type="float" office:value="0.397051" calcext:value-type="float">
            <text:p>0.397051</text:p>
          </table:table-cell>
          <table:table-cell office:value-type="float" office:value="0.217575" calcext:value-type="float">
            <text:p>0.217575</text:p>
          </table:table-cell>
          <table:table-cell table:formula="of:=AVERAGE([.E21:.H21])" office:value-type="float" office:value="0.48389575" calcext:value-type="float">
            <text:p>0.48389575</text:p>
          </table:table-cell>
          <table:table-cell office:value-type="float" office:value="1.63849" calcext:value-type="float">
            <text:p>1.63849</text:p>
          </table:table-cell>
          <table:table-cell table:formula="of:=1/[.J21]" office:value-type="float" office:value="0.610318036728939" calcext:value-type="float">
            <text:p>0.6103180367</text:p>
          </table:table-cell>
          <table:table-cell office:value-type="float" office:value="3.33961" calcext:value-type="float">
            <text:p>3.33961</text:p>
          </table:table-cell>
          <table:table-cell table:formula="of:=1/[.L21]" office:value-type="float" office:value="0.299436161707505" calcext:value-type="float">
            <text:p>0.2994361617</text:p>
          </table:table-cell>
          <table:table-cell office:value-type="float" office:value="0.992568" calcext:value-type="float">
            <text:p>0.992568</text:p>
          </table:table-cell>
          <table:table-cell table:formula="of:=[.M21]*[.N21]" office:value-type="float" office:value="0.297210752153695" calcext:value-type="float">
            <text:p>0.2972107522</text:p>
          </table:table-cell>
          <table:table-cell table:formula="of:=[.M21]+[.N21]" office:value-type="float" office:value="1.2920041617075" calcext:value-type="float">
            <text:p>1.292004161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149" calcext:value-type="float">
            <text:p>0.149</text:p>
          </table:table-cell>
          <table:table-cell office:value-type="float" office:value="0.291" calcext:value-type="float">
            <text:p>0.291</text:p>
          </table:table-cell>
          <table:table-cell office:value-type="float" office:value="0.787479" calcext:value-type="float">
            <text:p>0.787479</text:p>
          </table:table-cell>
          <table:table-cell office:value-type="float" office:value="0.664371" calcext:value-type="float">
            <text:p>0.664371</text:p>
          </table:table-cell>
          <table:table-cell office:value-type="float" office:value="0.426892" calcext:value-type="float">
            <text:p>0.426892</text:p>
          </table:table-cell>
          <table:table-cell office:value-type="float" office:value="0.233159" calcext:value-type="float">
            <text:p>0.233159</text:p>
          </table:table-cell>
          <table:table-cell table:formula="of:=AVERAGE([.E22:.H22])" office:value-type="float" office:value="0.52797525" calcext:value-type="float">
            <text:p>0.52797525</text:p>
          </table:table-cell>
          <table:table-cell office:value-type="float" office:value="2.7815" calcext:value-type="float">
            <text:p>2.7815</text:p>
          </table:table-cell>
          <table:table-cell table:formula="of:=1/[.J22]" office:value-type="float" office:value="0.359518245550962" calcext:value-type="float">
            <text:p>0.3595182456</text:p>
          </table:table-cell>
          <table:table-cell office:value-type="float" office:value="3.36603" calcext:value-type="float">
            <text:p>3.36603</text:p>
          </table:table-cell>
          <table:table-cell table:formula="of:=1/[.L22]" office:value-type="float" office:value="0.297085884558367" calcext:value-type="float">
            <text:p>0.2970858846</text:p>
          </table:table-cell>
          <table:table-cell office:value-type="float" office:value="1.0082" calcext:value-type="float">
            <text:p>1.0082</text:p>
          </table:table-cell>
          <table:table-cell table:formula="of:=[.M22]*[.N22]" office:value-type="float" office:value="0.299521988811746" calcext:value-type="float">
            <text:p>0.2995219888</text:p>
          </table:table-cell>
          <table:table-cell table:formula="of:=[.M22]+[.N22]" office:value-type="float" office:value="1.30528588455837" calcext:value-type="float">
            <text:p>1.305285884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116" calcext:value-type="float">
            <text:p>0.116</text:p>
          </table:table-cell>
          <table:table-cell office:value-type="float" office:value="0.3" calcext:value-type="float">
            <text:p>0.3</text:p>
          </table:table-cell>
          <table:table-cell office:value-type="float" office:value="0.789598" calcext:value-type="float">
            <text:p>0.789598</text:p>
          </table:table-cell>
          <table:table-cell office:value-type="float" office:value="0.669385" calcext:value-type="float">
            <text:p>0.669385</text:p>
          </table:table-cell>
          <table:table-cell office:value-type="float" office:value="0.448877" calcext:value-type="float">
            <text:p>0.448877</text:p>
          </table:table-cell>
          <table:table-cell office:value-type="float" office:value="0.243101" calcext:value-type="float">
            <text:p>0.243101</text:p>
          </table:table-cell>
          <table:table-cell table:formula="of:=AVERAGE([.E23:.H23])" office:value-type="float" office:value="0.53774025" calcext:value-type="float">
            <text:p>0.53774025</text:p>
          </table:table-cell>
          <table:table-cell office:value-type="float" office:value="2.77512" calcext:value-type="float">
            <text:p>2.77512</text:p>
          </table:table-cell>
          <table:table-cell table:formula="of:=1/[.J23]" office:value-type="float" office:value="0.360344777883479" calcext:value-type="float">
            <text:p>0.3603447779</text:p>
          </table:table-cell>
          <table:table-cell office:value-type="float" office:value="3.00823" calcext:value-type="float">
            <text:p>3.00823</text:p>
          </table:table-cell>
          <table:table-cell table:formula="of:=1/[.L23]" office:value-type="float" office:value="0.332421390651646" calcext:value-type="float">
            <text:p>0.3324213907</text:p>
          </table:table-cell>
          <table:table-cell office:value-type="float" office:value="0.995073" calcext:value-type="float">
            <text:p>0.995073</text:p>
          </table:table-cell>
          <table:table-cell table:formula="of:=[.M23]*[.N23]" office:value-type="float" office:value="0.330783550459905" calcext:value-type="float">
            <text:p>0.3307835505</text:p>
          </table:table-cell>
          <table:table-cell table:formula="of:=[.M23]+[.N23]" office:value-type="float" office:value="1.32749439065165" calcext:value-type="float">
            <text:p>1.32749439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1405" calcext:value-type="float">
            <text:p>0.1405</text:p>
          </table:table-cell>
          <table:table-cell office:value-type="float" office:value="0.297" calcext:value-type="float">
            <text:p>0.297</text:p>
          </table:table-cell>
          <table:table-cell office:value-type="float" office:value="0.776503" calcext:value-type="float">
            <text:p>0.776503</text:p>
          </table:table-cell>
          <table:table-cell office:value-type="float" office:value="0.651056" calcext:value-type="float">
            <text:p>0.651056</text:p>
          </table:table-cell>
          <table:table-cell office:value-type="float" office:value="0.437357" calcext:value-type="float">
            <text:p>0.437357</text:p>
          </table:table-cell>
          <table:table-cell office:value-type="float" office:value="0.245782" calcext:value-type="float">
            <text:p>0.245782</text:p>
          </table:table-cell>
          <table:table-cell table:formula="of:=AVERAGE([.E24:.H24])" office:value-type="float" office:value="0.5276745" calcext:value-type="float">
            <text:p>0.5276745</text:p>
          </table:table-cell>
          <table:table-cell office:value-type="float" office:value="2.85764" calcext:value-type="float">
            <text:p>2.85764</text:p>
          </table:table-cell>
          <table:table-cell table:formula="of:=1/[.J24]" office:value-type="float" office:value="0.349939110594756" calcext:value-type="float">
            <text:p>0.3499391106</text:p>
          </table:table-cell>
          <table:table-cell office:value-type="float" office:value="2.77303" calcext:value-type="float">
            <text:p>2.77303</text:p>
          </table:table-cell>
          <table:table-cell table:formula="of:=1/[.L24]" office:value-type="float" office:value="0.360616365491899" calcext:value-type="float">
            <text:p>0.3606163655</text:p>
          </table:table-cell>
          <table:table-cell office:value-type="float" office:value="0.979762" calcext:value-type="float">
            <text:p>0.979762</text:p>
          </table:table-cell>
          <table:table-cell table:formula="of:=[.M24]*[.N24]" office:value-type="float" office:value="0.353318211487074" calcext:value-type="float">
            <text:p>0.3533182115</text:p>
          </table:table-cell>
          <table:table-cell table:formula="of:=[.M24]+[.N24]" office:value-type="float" office:value="1.3403783654919" calcext:value-type="float">
            <text:p>1.34037836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2" calcext:value-type="float">
            <text:p>0.2</text:p>
          </table:table-cell>
          <table:table-cell office:value-type="float" office:value="0.77085" calcext:value-type="float">
            <text:p>0.77085</text:p>
          </table:table-cell>
          <table:table-cell office:value-type="float" office:value="0.649404" calcext:value-type="float">
            <text:p>0.649404</text:p>
          </table:table-cell>
          <table:table-cell office:value-type="float" office:value="0.431129" calcext:value-type="float">
            <text:p>0.431129</text:p>
          </table:table-cell>
          <table:table-cell office:value-type="float" office:value="0.231669" calcext:value-type="float">
            <text:p>0.231669</text:p>
          </table:table-cell>
          <table:table-cell table:formula="of:=AVERAGE([.E25:.H25])" office:value-type="float" office:value="0.520763" calcext:value-type="float">
            <text:p>0.520763</text:p>
          </table:table-cell>
          <table:table-cell office:value-type="float" office:value="2.426" calcext:value-type="float">
            <text:p>2.426</text:p>
          </table:table-cell>
          <table:table-cell table:formula="of:=1/[.J25]" office:value-type="float" office:value="0.412201154163232" calcext:value-type="float">
            <text:p>0.4122011542</text:p>
          </table:table-cell>
          <table:table-cell office:value-type="float" office:value="2.7681" calcext:value-type="float">
            <text:p>2.7681</text:p>
          </table:table-cell>
          <table:table-cell table:formula="of:=1/[.L25]" office:value-type="float" office:value="0.361258625049673" calcext:value-type="float">
            <text:p>0.361258625</text:p>
          </table:table-cell>
          <table:table-cell office:value-type="float" office:value="0.98663" calcext:value-type="float">
            <text:p>0.98663</text:p>
          </table:table-cell>
          <table:table-cell table:formula="of:=[.M25]*[.N25]" office:value-type="float" office:value="0.356428597232759" calcext:value-type="float">
            <text:p>0.3564285972</text:p>
          </table:table-cell>
          <table:table-cell table:formula="of:=[.M25]+[.N25]" office:value-type="float" office:value="1.34788862504967" calcext:value-type="float">
            <text:p>1.34788862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142" calcext:value-type="float">
            <text:p>0.142</text:p>
          </table:table-cell>
          <table:table-cell office:value-type="float" office:value="0.277" calcext:value-type="float">
            <text:p>0.277</text:p>
          </table:table-cell>
          <table:table-cell office:value-type="float" office:value="0.779068" calcext:value-type="float">
            <text:p>0.779068</text:p>
          </table:table-cell>
          <table:table-cell office:value-type="float" office:value="0.659337" calcext:value-type="float">
            <text:p>0.659337</text:p>
          </table:table-cell>
          <table:table-cell office:value-type="float" office:value="0.431489" calcext:value-type="float">
            <text:p>0.431489</text:p>
          </table:table-cell>
          <table:table-cell office:value-type="float" office:value="0.226962" calcext:value-type="float">
            <text:p>0.226962</text:p>
          </table:table-cell>
          <table:table-cell table:formula="of:=AVERAGE([.E26:.H26])" office:value-type="float" office:value="0.524214" calcext:value-type="float">
            <text:p>0.524214</text:p>
          </table:table-cell>
          <table:table-cell office:value-type="float" office:value="2.89045" calcext:value-type="float">
            <text:p>2.89045</text:p>
          </table:table-cell>
          <table:table-cell table:formula="of:=1/[.J26]" office:value-type="float" office:value="0.345966890968534" calcext:value-type="float">
            <text:p>0.345966891</text:p>
          </table:table-cell>
          <table:table-cell office:value-type="float" office:value="3.08281" calcext:value-type="float">
            <text:p>3.08281</text:p>
          </table:table-cell>
          <table:table-cell table:formula="of:=1/[.L26]" office:value-type="float" office:value="0.324379381149017" calcext:value-type="float">
            <text:p>0.3243793811</text:p>
          </table:table-cell>
          <table:table-cell office:value-type="float" office:value="0.988252" calcext:value-type="float">
            <text:p>0.988252</text:p>
          </table:table-cell>
          <table:table-cell table:formula="of:=[.M26]*[.N26]" office:value-type="float" office:value="0.320568572179278" calcext:value-type="float">
            <text:p>0.3205685722</text:p>
          </table:table-cell>
          <table:table-cell table:formula="of:=[.M26]+[.N26]" office:value-type="float" office:value="1.31263138114902" calcext:value-type="float">
            <text:p>1.31263138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01" calcext:value-type="float">
            <text:p>0.01</text:p>
          </table:table-cell>
          <table:table-cell office:value-type="float" office:value="0.299" calcext:value-type="float">
            <text:p>0.299</text:p>
          </table:table-cell>
          <table:table-cell office:value-type="float" office:value="0.626849" calcext:value-type="float">
            <text:p>0.626849</text:p>
          </table:table-cell>
          <table:table-cell office:value-type="float" office:value="0.538613" calcext:value-type="float">
            <text:p>0.538613</text:p>
          </table:table-cell>
          <table:table-cell office:value-type="float" office:value="0.347134" calcext:value-type="float">
            <text:p>0.347134</text:p>
          </table:table-cell>
          <table:table-cell office:value-type="float" office:value="0.153548" calcext:value-type="float">
            <text:p>0.153548</text:p>
          </table:table-cell>
          <table:table-cell table:formula="of:=AVERAGE([.E27:.H27])" office:value-type="float" office:value="0.416536" calcext:value-type="float">
            <text:p>0.416536</text:p>
          </table:table-cell>
          <table:table-cell office:value-type="float" office:value="1.6229" calcext:value-type="float">
            <text:p>1.6229</text:p>
          </table:table-cell>
          <table:table-cell table:formula="of:=1/[.J27]" office:value-type="float" office:value="0.616180910715386" calcext:value-type="float">
            <text:p>0.6161809107</text:p>
          </table:table-cell>
          <table:table-cell office:value-type="float" office:value="1.53816" calcext:value-type="float">
            <text:p>1.53816</text:p>
          </table:table-cell>
          <table:table-cell table:formula="of:=1/[.L27]" office:value-type="float" office:value="0.650127424975295" calcext:value-type="float">
            <text:p>0.650127425</text:p>
          </table:table-cell>
          <table:table-cell office:value-type="float" office:value="0.900376" calcext:value-type="float">
            <text:p>0.900376</text:p>
          </table:table-cell>
          <table:table-cell table:formula="of:=[.M27]*[.N27]" office:value-type="float" office:value="0.585359130389556" calcext:value-type="float">
            <text:p>0.5853591304</text:p>
          </table:table-cell>
          <table:table-cell table:formula="of:=[.M27]+[.N27]" office:value-type="float" office:value="1.5505034249753" calcext:value-type="float">
            <text:p>1.55050342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118" calcext:value-type="float">
            <text:p>0.118</text:p>
          </table:table-cell>
          <table:table-cell office:value-type="float" office:value="0.634093" calcext:value-type="float">
            <text:p>0.634093</text:p>
          </table:table-cell>
          <table:table-cell office:value-type="float" office:value="0.528828" calcext:value-type="float">
            <text:p>0.528828</text:p>
          </table:table-cell>
          <table:table-cell office:value-type="float" office:value="0.332844" calcext:value-type="float">
            <text:p>0.332844</text:p>
          </table:table-cell>
          <table:table-cell office:value-type="float" office:value="0.168237" calcext:value-type="float">
            <text:p>0.168237</text:p>
          </table:table-cell>
          <table:table-cell table:formula="of:=AVERAGE([.E28:.H28])" office:value-type="float" office:value="0.4160005" calcext:value-type="float">
            <text:p>0.4160005</text:p>
          </table:table-cell>
          <table:table-cell office:value-type="float" office:value="1.8904" calcext:value-type="float">
            <text:p>1.8904</text:p>
          </table:table-cell>
          <table:table-cell table:formula="of:=1/[.J28]" office:value-type="float" office:value="0.528988573846805" calcext:value-type="float">
            <text:p>0.5289885738</text:p>
          </table:table-cell>
          <table:table-cell office:value-type="float" office:value="2.06243" calcext:value-type="float">
            <text:p>2.06243</text:p>
          </table:table-cell>
          <table:table-cell table:formula="of:=1/[.L28]" office:value-type="float" office:value="0.48486494087072" calcext:value-type="float">
            <text:p>0.4848649409</text:p>
          </table:table-cell>
          <table:table-cell office:value-type="float" office:value="0.885842" calcext:value-type="float">
            <text:p>0.885842</text:p>
          </table:table-cell>
          <table:table-cell table:formula="of:=[.M28]*[.N28]" office:value-type="float" office:value="0.429513728950801" calcext:value-type="float">
            <text:p>0.429513729</text:p>
          </table:table-cell>
          <table:table-cell table:formula="of:=[.M28]+[.N28]" office:value-type="float" office:value="1.37070694087072" calcext:value-type="float">
            <text:p>1.3707069409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coneAngle</text:p>
          </table:table-cell>
          <table:table-cell table:style-name="ce1" office:value-type="string" calcext:value-type="string">
            <text:p>postThresh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41" calcext:value-type="float">
            <text:p>0.141</text:p>
          </table:table-cell>
          <table:table-cell office:value-type="float" office:value="0.696367" calcext:value-type="float">
            <text:p>0.696367</text:p>
          </table:table-cell>
          <table:table-cell office:value-type="float" office:value="0.51" calcext:value-type="float">
            <text:p>0.51</text:p>
          </table:table-cell>
          <table:table-cell office:value-type="float" office:value="0.283673" calcext:value-type="float">
            <text:p>0.283673</text:p>
          </table:table-cell>
          <table:table-cell office:value-type="float" office:value="0.154217" calcext:value-type="float">
            <text:p>0.154217</text:p>
          </table:table-cell>
          <table:table-cell table:formula="of:=AVERAGE([.E32:.H32])" office:value-type="float" office:value="0.41106425" calcext:value-type="float">
            <text:p>0.41106425</text:p>
          </table:table-cell>
          <table:table-cell office:value-type="float" office:value="1.88158" calcext:value-type="float">
            <text:p>1.88158</text:p>
          </table:table-cell>
          <table:table-cell table:formula="of:=1/[.J32]" office:value-type="float" office:value="0.531468234143645" calcext:value-type="float">
            <text:p>0.5314682341</text:p>
          </table:table-cell>
          <table:table-cell office:value-type="float" office:value="2.78239" calcext:value-type="float">
            <text:p>2.78239</text:p>
          </table:table-cell>
          <table:table-cell table:formula="of:=1/[.L32]" office:value-type="float" office:value="0.359403246848932" calcext:value-type="float">
            <text:p>0.3594032468</text:p>
          </table:table-cell>
          <table:table-cell office:value-type="float" office:value="0.891203285333105" calcext:value-type="float">
            <text:p>0.8912032853</text:p>
          </table:table-cell>
          <table:table-cell office:value-type="float" office:value="0.320301354351153" calcext:value-type="float">
            <text:p>0.3203013544</text:p>
          </table:table-cell>
          <table:table-cell office:value-type="float" office:value="1.25060653218204" calcext:value-type="float">
            <text:p>1.250606532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78" calcext:value-type="float">
            <text:p>0.078</text:p>
          </table:table-cell>
          <table:table-cell office:value-type="float" office:value="0.824398" calcext:value-type="float">
            <text:p>0.824398</text:p>
          </table:table-cell>
          <table:table-cell office:value-type="float" office:value="0.65" calcext:value-type="float">
            <text:p>0.65</text:p>
          </table:table-cell>
          <table:table-cell office:value-type="float" office:value="0.373961" calcext:value-type="float">
            <text:p>0.373961</text:p>
          </table:table-cell>
          <table:table-cell office:value-type="float" office:value="0.18705" calcext:value-type="float">
            <text:p>0.18705</text:p>
          </table:table-cell>
          <table:table-cell table:formula="of:=AVERAGE([.E33:.H33])" office:value-type="float" office:value="0.50885225" calcext:value-type="float">
            <text:p>0.50885225</text:p>
          </table:table-cell>
          <table:table-cell office:value-type="float" office:value="2.12335" calcext:value-type="float">
            <text:p>2.12335</text:p>
          </table:table-cell>
          <table:table-cell table:formula="of:=1/[.J33]" office:value-type="float" office:value="0.470953917159206" calcext:value-type="float">
            <text:p>0.4709539172</text:p>
          </table:table-cell>
          <table:table-cell office:value-type="float" office:value="2.64362" calcext:value-type="float">
            <text:p>2.64362</text:p>
          </table:table-cell>
          <table:table-cell table:formula="of:=1/[.L33]" office:value-type="float" office:value="0.37826919148743" calcext:value-type="float">
            <text:p>0.3782691915</text:p>
          </table:table-cell>
          <table:table-cell office:value-type="float" office:value="0.978746330255712" calcext:value-type="float">
            <text:p>0.9787463303</text:p>
          </table:table-cell>
          <table:table-cell office:value-type="float" office:value="0.370229583017117" calcext:value-type="float">
            <text:p>0.370229583</text:p>
          </table:table-cell>
          <table:table-cell office:value-type="float" office:value="1.35701552174314" calcext:value-type="float">
            <text:p>1.357015521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054" calcext:value-type="float">
            <text:p>0.054</text:p>
          </table:table-cell>
          <table:table-cell office:value-type="float" office:value="0.294" calcext:value-type="float">
            <text:p>0.294</text:p>
          </table:table-cell>
          <table:table-cell office:value-type="float" office:value="0.689715" calcext:value-type="float">
            <text:p>0.689715</text:p>
          </table:table-cell>
          <table:table-cell office:value-type="float" office:value="0.53" calcext:value-type="float">
            <text:p>0.53</text:p>
          </table:table-cell>
          <table:table-cell office:value-type="float" office:value="0.342491" calcext:value-type="float">
            <text:p>0.342491</text:p>
          </table:table-cell>
          <table:table-cell office:value-type="float" office:value="0.191441" calcext:value-type="float">
            <text:p>0.191441</text:p>
          </table:table-cell>
          <table:table-cell table:formula="of:=AVERAGE([.E34:.H34])" office:value-type="float" office:value="0.43841175" calcext:value-type="float">
            <text:p>0.43841175</text:p>
          </table:table-cell>
          <table:table-cell office:value-type="float" office:value="1.88201" calcext:value-type="float">
            <text:p>1.88201</text:p>
          </table:table-cell>
          <table:table-cell table:formula="of:=1/[.J34]" office:value-type="float" office:value="0.53134680474599" calcext:value-type="float">
            <text:p>0.5313468047</text:p>
          </table:table-cell>
          <table:table-cell office:value-type="float" office:value="2.87162" calcext:value-type="float">
            <text:p>2.87162</text:p>
          </table:table-cell>
          <table:table-cell table:formula="of:=1/[.L34]" office:value-type="float" office:value="0.348235490768277" calcext:value-type="float">
            <text:p>0.3482354908</text:p>
          </table:table-cell>
          <table:table-cell office:value-type="float" office:value="0.855345031070613" calcext:value-type="float">
            <text:p>0.8553450311</text:p>
          </table:table-cell>
          <table:table-cell office:value-type="float" office:value="0.297861496671082" calcext:value-type="float">
            <text:p>0.2978614967</text:p>
          </table:table-cell>
          <table:table-cell office:value-type="float" office:value="1.20358052183889" calcext:value-type="float">
            <text:p>1.20358052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99" calcext:value-type="float">
            <text:p>0.099</text:p>
          </table:table-cell>
          <table:table-cell office:value-type="float" office:value="0.832253" calcext:value-type="float">
            <text:p>0.832253</text:p>
          </table:table-cell>
          <table:table-cell office:value-type="float" office:value="0.67" calcext:value-type="float">
            <text:p>0.67</text:p>
          </table:table-cell>
          <table:table-cell office:value-type="float" office:value="0.416901" calcext:value-type="float">
            <text:p>0.416901</text:p>
          </table:table-cell>
          <table:table-cell office:value-type="float" office:value="0.212928" calcext:value-type="float">
            <text:p>0.212928</text:p>
          </table:table-cell>
          <table:table-cell table:formula="of:=AVERAGE([.E35:.H35])" office:value-type="float" office:value="0.5330205" calcext:value-type="float">
            <text:p>0.5330205</text:p>
          </table:table-cell>
          <table:table-cell office:value-type="float" office:value="2.0358" calcext:value-type="float">
            <text:p>2.0358</text:p>
          </table:table-cell>
          <table:table-cell table:formula="of:=1/[.J35]" office:value-type="float" office:value="0.491207387759112" calcext:value-type="float">
            <text:p>0.4912073878</text:p>
          </table:table-cell>
          <table:table-cell office:value-type="float" office:value="2.61221" calcext:value-type="float">
            <text:p>2.61221</text:p>
          </table:table-cell>
          <table:table-cell table:formula="of:=1/[.L35]" office:value-type="float" office:value="0.382817614204065" calcext:value-type="float">
            <text:p>0.3828176142</text:p>
          </table:table-cell>
          <table:table-cell office:value-type="float" office:value="1.00067362533681" calcext:value-type="float">
            <text:p>1.0006736253</text:p>
          </table:table-cell>
          <table:table-cell office:value-type="float" office:value="0.383075489848371" calcext:value-type="float">
            <text:p>0.3830754898</text:p>
          </table:table-cell>
          <table:table-cell office:value-type="float" office:value="1.38349123954088" calcext:value-type="float">
            <text:p>1.383491239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046" calcext:value-type="float">
            <text:p>0.046</text:p>
          </table:table-cell>
          <table:table-cell office:value-type="float" office:value="0.243" calcext:value-type="float">
            <text:p>0.243</text:p>
          </table:table-cell>
          <table:table-cell office:value-type="float" office:value="0.765165" calcext:value-type="float">
            <text:p>0.765165</text:p>
          </table:table-cell>
          <table:table-cell office:value-type="float" office:value="0.6" calcext:value-type="float">
            <text:p>0.6</text:p>
          </table:table-cell>
          <table:table-cell office:value-type="float" office:value="0.37123" calcext:value-type="float">
            <text:p>0.37123</text:p>
          </table:table-cell>
          <table:table-cell office:value-type="float" office:value="0.181269" calcext:value-type="float">
            <text:p>0.181269</text:p>
          </table:table-cell>
          <table:table-cell table:formula="of:=AVERAGE([.E36:.H36])" office:value-type="float" office:value="0.479416" calcext:value-type="float">
            <text:p>0.479416</text:p>
          </table:table-cell>
          <table:table-cell office:value-type="float" office:value="1.98659" calcext:value-type="float">
            <text:p>1.98659</text:p>
          </table:table-cell>
          <table:table-cell table:formula="of:=1/[.J36]" office:value-type="float" office:value="0.503375130248315" calcext:value-type="float">
            <text:p>0.5033751302</text:p>
          </table:table-cell>
          <table:table-cell office:value-type="float" office:value="2.52159" calcext:value-type="float">
            <text:p>2.52159</text:p>
          </table:table-cell>
          <table:table-cell table:formula="of:=1/[.L36]" office:value-type="float" office:value="0.396575176773385" calcext:value-type="float">
            <text:p>0.3965751768</text:p>
          </table:table-cell>
          <table:table-cell office:value-type="float" office:value="0.904875249353058" calcext:value-type="float">
            <text:p>0.9048752494</text:p>
          </table:table-cell>
          <table:table-cell office:value-type="float" office:value="0.35885106197005" calcext:value-type="float">
            <text:p>0.358851062</text:p>
          </table:table-cell>
          <table:table-cell office:value-type="float" office:value="1.30145042612644" calcext:value-type="float">
            <text:p>1.301450426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" calcext:value-type="float">
            <text:p>0.3</text:p>
          </table:table-cell>
          <table:table-cell office:value-type="float" office:value="0.296" calcext:value-type="float">
            <text:p>0.296</text:p>
          </table:table-cell>
          <table:table-cell office:value-type="float" office:value="0.537753" calcext:value-type="float">
            <text:p>0.537753</text:p>
          </table:table-cell>
          <table:table-cell office:value-type="float" office:value="0.37" calcext:value-type="float">
            <text:p>0.37</text:p>
          </table:table-cell>
          <table:table-cell office:value-type="float" office:value="0.192926" calcext:value-type="float">
            <text:p>0.192926</text:p>
          </table:table-cell>
          <table:table-cell office:value-type="float" office:value="0.0987433" calcext:value-type="float">
            <text:p>0.0987433</text:p>
          </table:table-cell>
          <table:table-cell table:formula="of:=AVERAGE([.E37:.H37])" office:value-type="float" office:value="0.299855575" calcext:value-type="float">
            <text:p>0.299855575</text:p>
          </table:table-cell>
          <table:table-cell office:value-type="float" office:value="1.85726" calcext:value-type="float">
            <text:p>1.85726</text:p>
          </table:table-cell>
          <table:table-cell table:formula="of:=1/[.J37]" office:value-type="float" office:value="0.538427576106738" calcext:value-type="float">
            <text:p>0.5384275761</text:p>
          </table:table-cell>
          <table:table-cell office:value-type="float" office:value="2.70355" calcext:value-type="float">
            <text:p>2.70355</text:p>
          </table:table-cell>
          <table:table-cell table:formula="of:=1/[.L37]" office:value-type="float" office:value="0.369884041353036" calcext:value-type="float">
            <text:p>0.3698840414</text:p>
          </table:table-cell>
          <table:table-cell office:value-type="float" office:value="0.849936787408516" calcext:value-type="float">
            <text:p>0.8499367874</text:p>
          </table:table-cell>
          <table:table-cell office:value-type="float" office:value="0.314378053821278" calcext:value-type="float">
            <text:p>0.3143780538</text:p>
          </table:table-cell>
          <table:table-cell office:value-type="float" office:value="1.21982082876155" calcext:value-type="float">
            <text:p>1.219820828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95" calcext:value-type="float">
            <text:p>0.095</text:p>
          </table:table-cell>
          <table:table-cell office:value-type="float" office:value="0.732394" calcext:value-type="float">
            <text:p>0.732394</text:p>
          </table:table-cell>
          <table:table-cell office:value-type="float" office:value="0.56" calcext:value-type="float">
            <text:p>0.56</text:p>
          </table:table-cell>
          <table:table-cell office:value-type="float" office:value="0.306867" calcext:value-type="float">
            <text:p>0.306867</text:p>
          </table:table-cell>
          <table:table-cell office:value-type="float" office:value="0.152231" calcext:value-type="float">
            <text:p>0.152231</text:p>
          </table:table-cell>
          <table:table-cell table:formula="of:=AVERAGE([.E38:.H38])" office:value-type="float" office:value="0.437873" calcext:value-type="float">
            <text:p>0.437873</text:p>
          </table:table-cell>
          <table:table-cell office:value-type="float" office:value="2.06668" calcext:value-type="float">
            <text:p>2.06668</text:p>
          </table:table-cell>
          <table:table-cell table:formula="of:=1/[.J38]" office:value-type="float" office:value="0.483867846013897" calcext:value-type="float">
            <text:p>0.483867846</text:p>
          </table:table-cell>
          <table:table-cell office:value-type="float" office:value="2.71446" calcext:value-type="float">
            <text:p>2.71446</text:p>
          </table:table-cell>
          <table:table-cell table:formula="of:=1/[.L38]" office:value-type="float" office:value="0.368397397640783" calcext:value-type="float">
            <text:p>0.3683973976</text:p>
          </table:table-cell>
          <table:table-cell office:value-type="float" office:value="0.911045127131168" calcext:value-type="float">
            <text:p>0.9110451271</text:p>
          </table:table-cell>
          <table:table-cell office:value-type="float" office:value="0.335626653968439" calcext:value-type="float">
            <text:p>0.335626654</text:p>
          </table:table-cell>
          <table:table-cell office:value-type="float" office:value="1.27944252477195" calcext:value-type="float">
            <text:p>1.279442524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056" calcext:value-type="float">
            <text:p>0.056</text:p>
          </table:table-cell>
          <table:table-cell office:value-type="float" office:value="0.12" calcext:value-type="float">
            <text:p>0.12</text:p>
          </table:table-cell>
          <table:table-cell office:value-type="float" office:value="0.654657" calcext:value-type="float">
            <text:p>0.654657</text:p>
          </table:table-cell>
          <table:table-cell office:value-type="float" office:value="0.46" calcext:value-type="float">
            <text:p>0.46</text:p>
          </table:table-cell>
          <table:table-cell office:value-type="float" office:value="0.272222" calcext:value-type="float">
            <text:p>0.272222</text:p>
          </table:table-cell>
          <table:table-cell office:value-type="float" office:value="0.138158" calcext:value-type="float">
            <text:p>0.138158</text:p>
          </table:table-cell>
          <table:table-cell table:formula="of:=AVERAGE([.E39:.H39])" office:value-type="float" office:value="0.38125925" calcext:value-type="float">
            <text:p>0.38125925</text:p>
          </table:table-cell>
          <table:table-cell office:value-type="float" office:value="1.99636" calcext:value-type="float">
            <text:p>1.99636</text:p>
          </table:table-cell>
          <table:table-cell table:formula="of:=1/[.J39]" office:value-type="float" office:value="0.50091165921978" calcext:value-type="float">
            <text:p>0.5009116592</text:p>
          </table:table-cell>
          <table:table-cell office:value-type="float" office:value="2.70613" calcext:value-type="float">
            <text:p>2.70613</text:p>
          </table:table-cell>
          <table:table-cell table:formula="of:=1/[.L39]" office:value-type="float" office:value="0.369531397235166" calcext:value-type="float">
            <text:p>0.3695313972</text:p>
          </table:table-cell>
          <table:table-cell office:value-type="float" office:value="0.861454567182454" calcext:value-type="float">
            <text:p>0.8614545672</text:p>
          </table:table-cell>
          <table:table-cell office:value-type="float" office:value="0.318334509865547" calcext:value-type="float">
            <text:p>0.3183345099</text:p>
          </table:table-cell>
          <table:table-cell office:value-type="float" office:value="1.23098596441762" calcext:value-type="float">
            <text:p>1.2309859644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coneAngle</text:p>
          </table:table-cell>
          <table:table-cell table:style-name="ce1" office:value-type="string" calcext:value-type="string">
            <text:p>postThresh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0.783565" calcext:value-type="float">
            <text:p>0.783565</text:p>
          </table:table-cell>
          <table:table-cell office:value-type="float" office:value="0.683051" calcext:value-type="float">
            <text:p>0.683051</text:p>
          </table:table-cell>
          <table:table-cell office:value-type="float" office:value="0.445104" calcext:value-type="float">
            <text:p>0.445104</text:p>
          </table:table-cell>
          <table:table-cell office:value-type="float" office:value="0.204255" calcext:value-type="float">
            <text:p>0.204255</text:p>
          </table:table-cell>
          <table:table-cell table:formula="of:=AVERAGE([.E43:.H43])" office:value-type="float" office:value="0.52899375" calcext:value-type="float">
            <text:p>0.52899375</text:p>
          </table:table-cell>
          <table:table-cell office:value-type="float" office:value="1.59352" calcext:value-type="float">
            <text:p>1.59352</text:p>
          </table:table-cell>
          <table:table-cell table:formula="of:=1/[.J43]" office:value-type="float" office:value="0.627541543250163" calcext:value-type="float">
            <text:p>0.6275415433</text:p>
          </table:table-cell>
          <table:table-cell office:value-type="float" office:value="1.53733" calcext:value-type="float">
            <text:p>1.53733</text:p>
          </table:table-cell>
          <table:table-cell table:formula="of:=1/[.L43]" office:value-type="float" office:value="0.650478426882972" calcext:value-type="float">
            <text:p>0.6504784269</text:p>
          </table:table-cell>
          <table:table-cell office:value-type="float" office:value="0.967807" calcext:value-type="float">
            <text:p>0.967807</text:p>
          </table:table-cell>
          <table:table-cell table:formula="of:=[.M43]*[.N43]" office:value-type="float" office:value="0.629537574886329" calcext:value-type="float">
            <text:p>0.6295375749</text:p>
          </table:table-cell>
          <table:table-cell table:formula="of:=[.M43]+[.N43]" office:value-type="float" office:value="1.61828542688297" calcext:value-type="float">
            <text:p>1.618285426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.739857" calcext:value-type="float">
            <text:p>0.739857</text:p>
          </table:table-cell>
          <table:table-cell office:value-type="float" office:value="0.62543" calcext:value-type="float">
            <text:p>0.62543</text:p>
          </table:table-cell>
          <table:table-cell office:value-type="float" office:value="0.405995" calcext:value-type="float">
            <text:p>0.405995</text:p>
          </table:table-cell>
          <table:table-cell office:value-type="float" office:value="0.215827" calcext:value-type="float">
            <text:p>0.215827</text:p>
          </table:table-cell>
          <table:table-cell table:formula="of:=AVERAGE([.E44:.H44])" office:value-type="float" office:value="0.49677725" calcext:value-type="float">
            <text:p>0.49677725</text:p>
          </table:table-cell>
          <table:table-cell office:value-type="float" office:value="1.59594" calcext:value-type="float">
            <text:p>1.59594</text:p>
          </table:table-cell>
          <table:table-cell table:formula="of:=1/[.J44]" office:value-type="float" office:value="0.626589972054087" calcext:value-type="float">
            <text:p>0.6265899721</text:p>
          </table:table-cell>
          <table:table-cell office:value-type="float" office:value="1.47213" calcext:value-type="float">
            <text:p>1.47213</text:p>
          </table:table-cell>
          <table:table-cell table:formula="of:=1/[.L44]" office:value-type="float" office:value="0.67928783463417" calcext:value-type="float">
            <text:p>0.6792878346</text:p>
          </table:table-cell>
          <table:table-cell office:value-type="float" office:value="0.961796" calcext:value-type="float">
            <text:p>0.961796</text:p>
          </table:table-cell>
          <table:table-cell table:formula="of:=[.M44]*[.N44]" office:value-type="float" office:value="0.653336322199806" calcext:value-type="float">
            <text:p>0.6533363222</text:p>
          </table:table-cell>
          <table:table-cell table:formula="of:=[.M44]+[.N44]" office:value-type="float" office:value="1.64108383463417" calcext:value-type="float">
            <text:p>1.641083834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.722833" calcext:value-type="float">
            <text:p>0.722833</text:p>
          </table:table-cell>
          <table:table-cell office:value-type="float" office:value="0.613288" calcext:value-type="float">
            <text:p>0.613288</text:p>
          </table:table-cell>
          <table:table-cell office:value-type="float" office:value="0.386486" calcext:value-type="float">
            <text:p>0.386486</text:p>
          </table:table-cell>
          <table:table-cell office:value-type="float" office:value="0.217241" calcext:value-type="float">
            <text:p>0.217241</text:p>
          </table:table-cell>
          <table:table-cell table:formula="of:=AVERAGE([.E45:.H45])" office:value-type="float" office:value="0.484962" calcext:value-type="float">
            <text:p>0.484962</text:p>
          </table:table-cell>
          <table:table-cell office:value-type="float" office:value="1.57118" calcext:value-type="float">
            <text:p>1.57118</text:p>
          </table:table-cell>
          <table:table-cell table:formula="of:=1/[.J45]" office:value-type="float" office:value="0.636464313445945" calcext:value-type="float">
            <text:p>0.6364643134</text:p>
          </table:table-cell>
          <table:table-cell office:value-type="float" office:value="1.34519" calcext:value-type="float">
            <text:p>1.34519</text:p>
          </table:table-cell>
          <table:table-cell table:formula="of:=1/[.L45]" office:value-type="float" office:value="0.74338940967447" calcext:value-type="float">
            <text:p>0.7433894097</text:p>
          </table:table-cell>
          <table:table-cell office:value-type="float" office:value="0.946632" calcext:value-type="float">
            <text:p>0.946632</text:p>
          </table:table-cell>
          <table:table-cell table:formula="of:=[.M45]*[.N45]" office:value-type="float" office:value="0.703716203658963" calcext:value-type="float">
            <text:p>0.7037162037</text:p>
          </table:table-cell>
          <table:table-cell table:formula="of:=[.M45]+[.N45]" office:value-type="float" office:value="1.69002140967447" calcext:value-type="float">
            <text:p>1.690021409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string" calcext:value-type="string">
            <text:p>U</text:p>
          </table:table-cell>
          <table:table-cell office:value-type="float" office:value="0.76822" calcext:value-type="float">
            <text:p>0.76822</text:p>
          </table:table-cell>
          <table:table-cell office:value-type="float" office:value="0.676667" calcext:value-type="float">
            <text:p>0.676667</text:p>
          </table:table-cell>
          <table:table-cell office:value-type="float" office:value="0.424332" calcext:value-type="float">
            <text:p>0.424332</text:p>
          </table:table-cell>
          <table:table-cell office:value-type="float" office:value="0.220884" calcext:value-type="float">
            <text:p>0.220884</text:p>
          </table:table-cell>
          <table:table-cell table:formula="of:=AVERAGE([.E46:.H46])" office:value-type="float" office:value="0.52252575" calcext:value-type="float">
            <text:p>0.52252575</text:p>
          </table:table-cell>
          <table:table-cell office:value-type="float" office:value="1.79928" calcext:value-type="float">
            <text:p>1.79928</text:p>
          </table:table-cell>
          <table:table-cell table:formula="of:=1/[.J46]" office:value-type="float" office:value="0.555777866702236" calcext:value-type="float">
            <text:p>0.5557778667</text:p>
          </table:table-cell>
          <table:table-cell office:value-type="float" office:value="1.41106" calcext:value-type="float">
            <text:p>1.41106</text:p>
          </table:table-cell>
          <table:table-cell table:formula="of:=1/[.L46]" office:value-type="float" office:value="0.708687086303913" calcext:value-type="float">
            <text:p>0.7086870863</text:p>
          </table:table-cell>
          <table:table-cell office:value-type="float" office:value="0.963394" calcext:value-type="float">
            <text:p>0.963394</text:p>
          </table:table-cell>
          <table:table-cell table:formula="of:=[.M46]*[.N46]" office:value-type="float" office:value="0.682744886822672" calcext:value-type="float">
            <text:p>0.6827448868</text:p>
          </table:table-cell>
          <table:table-cell table:formula="of:=[.M46]+[.N46]" office:value-type="float" office:value="1.67208108630391" calcext:value-type="float">
            <text:p>1.672081086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.748864" calcext:value-type="float">
            <text:p>0.748864</text:p>
          </table:table-cell>
          <table:table-cell office:value-type="float" office:value="0.646965" calcext:value-type="float">
            <text:p>0.646965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199275" calcext:value-type="float">
            <text:p>0.199275</text:p>
          </table:table-cell>
          <table:table-cell table:formula="of:=AVERAGE([.E47:.H47])" office:value-type="float" office:value="0.50104875" calcext:value-type="float">
            <text:p>0.50104875</text:p>
          </table:table-cell>
          <table:table-cell office:value-type="float" office:value="1.49719" calcext:value-type="float">
            <text:p>1.49719</text:p>
          </table:table-cell>
          <table:table-cell table:formula="of:=1/[.J47]" office:value-type="float" office:value="0.66791789953179" calcext:value-type="float">
            <text:p>0.6679178995</text:p>
          </table:table-cell>
          <table:table-cell office:value-type="float" office:value="1.38018" calcext:value-type="float">
            <text:p>1.38018</text:p>
          </table:table-cell>
          <table:table-cell table:formula="of:=1/[.L47]" office:value-type="float" office:value="0.72454317552783" calcext:value-type="float">
            <text:p>0.7245431755</text:p>
          </table:table-cell>
          <table:table-cell office:value-type="float" office:value="0.921219" calcext:value-type="float">
            <text:p>0.921219</text:p>
          </table:table-cell>
          <table:table-cell table:formula="of:=[.M47]*[.N47]" office:value-type="float" office:value="0.667462939616572" calcext:value-type="float">
            <text:p>0.6674629396</text:p>
          </table:table-cell>
          <table:table-cell table:formula="of:=[.M47]+[.N47]" office:value-type="float" office:value="1.64576217552783" calcext:value-type="float">
            <text:p>1.645762175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0.697867" calcext:value-type="float">
            <text:p>0.697867</text:p>
          </table:table-cell>
          <table:table-cell office:value-type="float" office:value="0.595238" calcext:value-type="float">
            <text:p>0.595238</text:p>
          </table:table-cell>
          <table:table-cell office:value-type="float" office:value="0.368812" calcext:value-type="float">
            <text:p>0.368812</text:p>
          </table:table-cell>
          <table:table-cell office:value-type="float" office:value="0.182692" calcext:value-type="float">
            <text:p>0.182692</text:p>
          </table:table-cell>
          <table:table-cell table:formula="of:=AVERAGE([.E48:.H48])" office:value-type="float" office:value="0.46115225" calcext:value-type="float">
            <text:p>0.46115225</text:p>
          </table:table-cell>
          <table:table-cell office:value-type="float" office:value="1.77828" calcext:value-type="float">
            <text:p>1.77828</text:p>
          </table:table-cell>
          <table:table-cell table:formula="of:=1/[.J48]" office:value-type="float" office:value="0.562341138628337" calcext:value-type="float">
            <text:p>0.5623411386</text:p>
          </table:table-cell>
          <table:table-cell office:value-type="float" office:value="1.745" calcext:value-type="float">
            <text:p>1.745</text:p>
          </table:table-cell>
          <table:table-cell table:formula="of:=1/[.L48]" office:value-type="float" office:value="0.573065902578797" calcext:value-type="float">
            <text:p>0.5730659026</text:p>
          </table:table-cell>
          <table:table-cell office:value-type="float" office:value="0.911977" calcext:value-type="float">
            <text:p>0.911977</text:p>
          </table:table-cell>
          <table:table-cell table:formula="of:=[.M48]*[.N48]" office:value-type="float" office:value="0.522622922636103" calcext:value-type="float">
            <text:p>0.5226229226</text:p>
          </table:table-cell>
          <table:table-cell table:formula="of:=[.M48]+[.N48]" office:value-type="float" office:value="1.4850429025788" calcext:value-type="float">
            <text:p>1.4850429026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table:number-columns-repeated="2"/>
          <table:table-cell office:value-type="float" office:value="0.803991" calcext:value-type="float">
            <text:p>0.803991</text:p>
          </table:table-cell>
          <table:table-cell office:value-type="float" office:value="0.699099" calcext:value-type="float">
            <text:p>0.699099</text:p>
          </table:table-cell>
          <table:table-cell office:value-type="float" office:value="0.443333" calcext:value-type="float">
            <text:p>0.443333</text:p>
          </table:table-cell>
          <table:table-cell office:value-type="float" office:value="0.247748" calcext:value-type="float">
            <text:p>0.247748</text:p>
          </table:table-cell>
          <table:table-cell table:formula="of:=AVERAGE([.E49:.H49])" office:value-type="float" office:value="0.54854275" calcext:value-type="float">
            <text:p>0.54854275</text:p>
          </table:table-cell>
          <table:table-cell office:value-type="float" office:value="1.44249" calcext:value-type="float">
            <text:p>1.44249</text:p>
          </table:table-cell>
          <table:table-cell table:formula="of:=1/[.J49]" office:value-type="float" office:value="0.693245707075959" calcext:value-type="float">
            <text:p>0.6932457071</text:p>
          </table:table-cell>
          <table:table-cell office:value-type="float" office:value="1.32346" calcext:value-type="float">
            <text:p>1.32346</text:p>
          </table:table-cell>
          <table:table-cell table:formula="of:=1/[.L49]" office:value-type="float" office:value="0.755595182325117" calcext:value-type="float">
            <text:p>0.7555951823</text:p>
          </table:table-cell>
          <table:table-cell office:value-type="float" office:value="1.02044" calcext:value-type="float">
            <text:p>1.02044</text:p>
          </table:table-cell>
          <table:table-cell table:formula="of:=[.M49]*[.N49]" office:value-type="float" office:value="0.771039547851843" calcext:value-type="float">
            <text:p>0.7710395479</text:p>
          </table:table-cell>
          <table:table-cell table:formula="of:=[.M49]+[.N49]" office:value-type="float" office:value="1.77603518232512" calcext:value-type="float">
            <text:p>1.776035182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coneAngle</text:p>
          </table:table-cell>
          <table:table-cell table:style-name="ce1" office:value-type="string" calcext:value-type="string">
            <text:p>postThresh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1/aA*rSbgS</text:p>
          </table:table-cell>
          <table:table-cell table:style-name="ce1" office:value-type="string" calcext:value-type="string">
            <text:p>1/aA+r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0.417895" calcext:value-type="float">
            <text:p>0.417895</text:p>
          </table:table-cell>
          <table:table-cell office:value-type="float" office:value="0.213371" calcext:value-type="float">
            <text:p>0.213371</text:p>
          </table:table-cell>
          <table:table-cell office:value-type="float" office:value="0.181953" calcext:value-type="float">
            <text:p>0.181953</text:p>
          </table:table-cell>
          <table:table-cell office:value-type="float" office:value="0.0919541" calcext:value-type="float">
            <text:p>0.0919541</text:p>
          </table:table-cell>
          <table:table-cell table:formula="of:=AVERAGE([.E53:.H53])" office:value-type="float" office:value="0.226293275" calcext:value-type="float">
            <text:p>0.226293275</text:p>
          </table:table-cell>
          <table:table-cell office:value-type="float" office:value="1.24442" calcext:value-type="float">
            <text:p>1.24442</text:p>
          </table:table-cell>
          <table:table-cell table:formula="of:=1/[.J53]" office:value-type="float" office:value="0.803587213320262" calcext:value-type="float">
            <text:p>0.8035872133</text:p>
          </table:table-cell>
          <table:table-cell office:value-type="float" office:value="1.41604" calcext:value-type="float">
            <text:p>1.41604</text:p>
          </table:table-cell>
          <table:table-cell table:formula="of:=1/[.L53]" office:value-type="float" office:value="0.706194740261575" calcext:value-type="float">
            <text:p>0.7061947403</text:p>
          </table:table-cell>
          <table:table-cell office:value-type="float" office:value="0.957744003051334" calcext:value-type="float">
            <text:p>0.9577440031</text:p>
          </table:table-cell>
          <table:table-cell table:formula="of:=[.M53]*[.N53]" office:value-type="float" office:value="0.676353777471918" calcext:value-type="float">
            <text:p>0.6763537775</text:p>
          </table:table-cell>
          <table:table-cell table:formula="of:=[.M53]+[.N53]" office:value-type="float" office:value="1.66393874331291" calcext:value-type="float">
            <text:p>1.66393874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.407179" calcext:value-type="float">
            <text:p>0.407179</text:p>
          </table:table-cell>
          <table:table-cell office:value-type="float" office:value="0.204952" calcext:value-type="float">
            <text:p>0.204952</text:p>
          </table:table-cell>
          <table:table-cell office:value-type="float" office:value="0.159884" calcext:value-type="float">
            <text:p>0.159884</text:p>
          </table:table-cell>
          <table:table-cell office:value-type="float" office:value="0.0926217" calcext:value-type="float">
            <text:p>0.0926217</text:p>
          </table:table-cell>
          <table:table-cell table:formula="of:=AVERAGE([.E54:.H54])" office:value-type="float" office:value="0.216159175" calcext:value-type="float">
            <text:p>0.216159175</text:p>
          </table:table-cell>
          <table:table-cell office:value-type="float" office:value="1.26132" calcext:value-type="float">
            <text:p>1.26132</text:p>
          </table:table-cell>
          <table:table-cell table:formula="of:=1/[.J54]" office:value-type="float" office:value="0.792820220086893" calcext:value-type="float">
            <text:p>0.7928202201</text:p>
          </table:table-cell>
          <table:table-cell office:value-type="float" office:value="2.04923" calcext:value-type="float">
            <text:p>2.04923</text:p>
          </table:table-cell>
          <table:table-cell table:formula="of:=1/[.L54]" office:value-type="float" office:value="0.487988171166731" calcext:value-type="float">
            <text:p>0.4879881712</text:p>
          </table:table-cell>
          <table:table-cell office:value-type="float" office:value="1.02971965888064" calcext:value-type="float">
            <text:p>1.0297196589</text:p>
          </table:table-cell>
          <table:table-cell table:formula="of:=[.M54]*[.N54]" office:value-type="float" office:value="0.502491013151593" calcext:value-type="float">
            <text:p>0.5024910132</text:p>
          </table:table-cell>
          <table:table-cell table:formula="of:=[.M54]+[.N54]" office:value-type="float" office:value="1.51770783004737" calcext:value-type="float">
            <text:p>1.5177078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.39557" calcext:value-type="float">
            <text:p>0.39557</text:p>
          </table:table-cell>
          <table:table-cell office:value-type="float" office:value="0.20306" calcext:value-type="float">
            <text:p>0.20306</text:p>
          </table:table-cell>
          <table:table-cell office:value-type="float" office:value="0.164723" calcext:value-type="float">
            <text:p>0.164723</text:p>
          </table:table-cell>
          <table:table-cell office:value-type="float" office:value="0.0817308" calcext:value-type="float">
            <text:p>0.0817308</text:p>
          </table:table-cell>
          <table:table-cell table:formula="of:=AVERAGE([.E55:.H55])" office:value-type="float" office:value="0.21127095" calcext:value-type="float">
            <text:p>0.21127095</text:p>
          </table:table-cell>
          <table:table-cell office:value-type="float" office:value="1.45192" calcext:value-type="float">
            <text:p>1.45192</text:p>
          </table:table-cell>
          <table:table-cell table:formula="of:=1/[.J55]" office:value-type="float" office:value="0.688743181442504" calcext:value-type="float">
            <text:p>0.6887431814</text:p>
          </table:table-cell>
          <table:table-cell office:value-type="float" office:value="2.50379" calcext:value-type="float">
            <text:p>2.50379</text:p>
          </table:table-cell>
          <table:table-cell table:formula="of:=1/[.L55]" office:value-type="float" office:value="0.399394517910847" calcext:value-type="float">
            <text:p>0.3993945179</text:p>
          </table:table-cell>
          <table:table-cell office:value-type="float" office:value="1.0371766768961" calcext:value-type="float">
            <text:p>1.0371766769</text:p>
          </table:table-cell>
          <table:table-cell table:formula="of:=[.M55]*[.N55]" office:value-type="float" office:value="0.414242678857292" calcext:value-type="float">
            <text:p>0.4142426789</text:p>
          </table:table-cell>
          <table:table-cell table:formula="of:=[.M55]+[.N55]" office:value-type="float" office:value="1.43657119480695" calcext:value-type="float">
            <text:p>1.436571194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table:number-columns-repeated="2" office:value-type="string" calcext:value-type="string">
            <text:p>U</text:p>
          </table:table-cell>
          <table:table-cell office:value-type="float" office:value="0.466196" calcext:value-type="float">
            <text:p>0.466196</text:p>
          </table:table-cell>
          <table:table-cell office:value-type="float" office:value="0.229985" calcext:value-type="float">
            <text:p>0.229985</text:p>
          </table:table-cell>
          <table:table-cell office:value-type="float" office:value="0.164297" calcext:value-type="float">
            <text:p>0.164297</text:p>
          </table:table-cell>
          <table:table-cell office:value-type="float" office:value="0.0863558" calcext:value-type="float">
            <text:p>0.0863558</text:p>
          </table:table-cell>
          <table:table-cell table:formula="of:=AVERAGE([.E56:.H56])" office:value-type="float" office:value="0.23670845" calcext:value-type="float">
            <text:p>0.23670845</text:p>
          </table:table-cell>
          <table:table-cell office:value-type="float" office:value="1.32655" calcext:value-type="float">
            <text:p>1.32655</text:p>
          </table:table-cell>
          <table:table-cell table:formula="of:=1/[.J56]" office:value-type="float" office:value="0.753835136255701" calcext:value-type="float">
            <text:p>0.7538351363</text:p>
          </table:table-cell>
          <table:table-cell office:value-type="float" office:value="2.95787" calcext:value-type="float">
            <text:p>2.95787</text:p>
          </table:table-cell>
          <table:table-cell table:formula="of:=1/[.L56]" office:value-type="float" office:value="0.338081119183737" calcext:value-type="float">
            <text:p>0.3380811192</text:p>
          </table:table-cell>
          <table:table-cell office:value-type="float" office:value="0.979565879591318" calcext:value-type="float">
            <text:p>0.9795658796</text:p>
          </table:table-cell>
          <table:table-cell table:formula="of:=[.M56]*[.N56]" office:value-type="float" office:value="0.331172728886434" calcext:value-type="float">
            <text:p>0.3311727289</text:p>
          </table:table-cell>
          <table:table-cell table:formula="of:=[.M56]+[.N56]" office:value-type="float" office:value="1.31764699877506" calcext:value-type="float">
            <text:p>1.317646998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.434476" calcext:value-type="float">
            <text:p>0.434476</text:p>
          </table:table-cell>
          <table:table-cell office:value-type="float" office:value="0.209859" calcext:value-type="float">
            <text:p>0.209859</text:p>
          </table:table-cell>
          <table:table-cell office:value-type="float" office:value="0.158921" calcext:value-type="float">
            <text:p>0.158921</text:p>
          </table:table-cell>
          <table:table-cell office:value-type="float" office:value="0.0878049" calcext:value-type="float">
            <text:p>0.0878049</text:p>
          </table:table-cell>
          <table:table-cell table:formula="of:=AVERAGE([.E57:.H57])" office:value-type="float" office:value="0.222765225" calcext:value-type="float">
            <text:p>0.222765225</text:p>
          </table:table-cell>
          <table:table-cell office:value-type="float" office:value="1.26839" calcext:value-type="float">
            <text:p>1.26839</text:p>
          </table:table-cell>
          <table:table-cell table:formula="of:=1/[.J57]" office:value-type="float" office:value="0.788401043842982" calcext:value-type="float">
            <text:p>0.7884010438</text:p>
          </table:table-cell>
          <table:table-cell office:value-type="float" office:value="2.84589" calcext:value-type="float">
            <text:p>2.84589</text:p>
          </table:table-cell>
          <table:table-cell table:formula="of:=1/[.L57]" office:value-type="float" office:value="0.35138392559094" calcext:value-type="float">
            <text:p>0.3513839256</text:p>
          </table:table-cell>
          <table:table-cell office:value-type="float" office:value="0.998110770795413" calcext:value-type="float">
            <text:p>0.9981107708</text:p>
          </table:table-cell>
          <table:table-cell table:formula="of:=[.M57]*[.N57]" office:value-type="float" office:value="0.350720080816691" calcext:value-type="float">
            <text:p>0.3507200808</text:p>
          </table:table-cell>
          <table:table-cell table:formula="of:=[.M57]+[.N57]" office:value-type="float" office:value="1.34949469638635" calcext:value-type="float">
            <text:p>1.349494696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0.388771" calcext:value-type="float">
            <text:p>0.388771</text:p>
          </table:table-cell>
          <table:table-cell office:value-type="float" office:value="0.199723" calcext:value-type="float">
            <text:p>0.199723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0693548" calcext:value-type="float">
            <text:p>0.0693548</text:p>
          </table:table-cell>
          <table:table-cell table:formula="of:=AVERAGE([.E58:.H58])" office:value-type="float" office:value="0.19948445" calcext:value-type="float">
            <text:p>0.19948445</text:p>
          </table:table-cell>
          <table:table-cell office:value-type="float" office:value="1.20877" calcext:value-type="float">
            <text:p>1.20877</text:p>
          </table:table-cell>
          <table:table-cell table:formula="of:=1/[.J58]" office:value-type="float" office:value="0.827287242403435" calcext:value-type="float">
            <text:p>0.8272872424</text:p>
          </table:table-cell>
          <table:table-cell office:value-type="float" office:value="2.15415" calcext:value-type="float">
            <text:p>2.15415</text:p>
          </table:table-cell>
          <table:table-cell table:formula="of:=1/[.L58]" office:value-type="float" office:value="0.46422022607525" calcext:value-type="float">
            <text:p>0.4642202261</text:p>
          </table:table-cell>
          <table:table-cell office:value-type="float" office:value="1.03054327325523" calcext:value-type="float">
            <text:p>1.0305432733</text:p>
          </table:table-cell>
          <table:table-cell table:formula="of:=[.M58]*[.N58]" office:value-type="float" office:value="0.478399031290871" calcext:value-type="float">
            <text:p>0.4783990313</text:p>
          </table:table-cell>
          <table:table-cell table:formula="of:=[.M58]+[.N58]" office:value-type="float" office:value="1.49476349933048" calcext:value-type="float">
            <text:p>1.494763499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office:value-type="float" office:value="0.399788" calcext:value-type="float">
            <text:p>0.399788</text:p>
          </table:table-cell>
          <table:table-cell office:value-type="float" office:value="0.212796" calcext:value-type="float">
            <text:p>0.212796</text:p>
          </table:table-cell>
          <table:table-cell office:value-type="float" office:value="0.166421" calcext:value-type="float">
            <text:p>0.166421</text:p>
          </table:table-cell>
          <table:table-cell office:value-type="float" office:value="0.0987261" calcext:value-type="float">
            <text:p>0.0987261</text:p>
          </table:table-cell>
          <table:table-cell table:formula="of:=AVERAGE([.E59:.H59])" office:value-type="float" office:value="0.219432775" calcext:value-type="float">
            <text:p>0.219432775</text:p>
          </table:table-cell>
          <table:table-cell office:value-type="float" office:value="1.13249" calcext:value-type="float">
            <text:p>1.13249</text:p>
          </table:table-cell>
          <table:table-cell table:formula="of:=1/[.J59]" office:value-type="float" office:value="0.883010004503351" calcext:value-type="float">
            <text:p>0.8830100045</text:p>
          </table:table-cell>
          <table:table-cell office:value-type="float" office:value="1.88989" calcext:value-type="float">
            <text:p>1.88989</text:p>
          </table:table-cell>
          <table:table-cell table:formula="of:=1/[.L59]" office:value-type="float" office:value="0.529131325103577" calcext:value-type="float">
            <text:p>0.5291313251</text:p>
          </table:table-cell>
          <table:table-cell office:value-type="float" office:value="1.02437998945529" calcext:value-type="float">
            <text:p>1.0243799895</text:p>
          </table:table-cell>
          <table:table-cell table:formula="of:=[.M59]*[.N59]" office:value-type="float" office:value="0.542031541230066" calcext:value-type="float">
            <text:p>0.5420315412</text:p>
          </table:table-cell>
          <table:table-cell table:formula="of:=[.M59]+[.N59]" office:value-type="float" office:value="1.55351131455887" calcext:value-type="float">
            <text:p>1.553511314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table:number-columns-repeated="2"/>
          <table:table-cell office:value-type="float" office:value="0.4341" calcext:value-type="float">
            <text:p>0.4341</text:p>
          </table:table-cell>
          <table:table-cell office:value-type="float" office:value="0.207906" calcext:value-type="float">
            <text:p>0.207906</text:p>
          </table:table-cell>
          <table:table-cell office:value-type="float" office:value="0.157321" calcext:value-type="float">
            <text:p>0.157321</text:p>
          </table:table-cell>
          <table:table-cell office:value-type="float" office:value="0.0907563" calcext:value-type="float">
            <text:p>0.0907563</text:p>
          </table:table-cell>
          <table:table-cell table:formula="of:=AVERAGE([.E60:.H60])" office:value-type="float" office:value="0.222520825" calcext:value-type="float">
            <text:p>0.222520825</text:p>
          </table:table-cell>
          <table:table-cell office:value-type="float" office:value="1.1959" calcext:value-type="float">
            <text:p>1.1959</text:p>
          </table:table-cell>
          <table:table-cell table:formula="of:=1/[.J60]" office:value-type="float" office:value="0.83619031691613" calcext:value-type="float">
            <text:p>0.8361903169</text:p>
          </table:table-cell>
          <table:table-cell office:value-type="float" office:value="2.27618" calcext:value-type="float">
            <text:p>2.27618</text:p>
          </table:table-cell>
          <table:table-cell table:formula="of:=1/[.L60]" office:value-type="float" office:value="0.439332565965785" calcext:value-type="float">
            <text:p>0.439332566</text:p>
          </table:table-cell>
          <table:table-cell office:value-type="float" office:value="0.964495572019439" calcext:value-type="float">
            <text:p>0.964495572</text:p>
          </table:table-cell>
          <table:table-cell table:formula="of:=[.M60]*[.N60]" office:value-type="float" office:value="0.423734314517937" calcext:value-type="float">
            <text:p>0.4237343145</text:p>
          </table:table-cell>
          <table:table-cell table:formula="of:=[.M60]+[.N60]" office:value-type="float" office:value="1.40382813798522" calcext:value-type="float">
            <text:p>1.40382813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table:number-columns-repeated="2"/>
          <table:table-cell office:value-type="float" office:value="0.428004" calcext:value-type="float">
            <text:p>0.428004</text:p>
          </table:table-cell>
          <table:table-cell office:value-type="float" office:value="0.220568" calcext:value-type="float">
            <text:p>0.220568</text:p>
          </table:table-cell>
          <table:table-cell office:value-type="float" office:value="0.171223" calcext:value-type="float">
            <text:p>0.171223</text:p>
          </table:table-cell>
          <table:table-cell office:value-type="float" office:value="0.0857143" calcext:value-type="float">
            <text:p>0.0857143</text:p>
          </table:table-cell>
          <table:table-cell table:formula="of:=AVERAGE([.E61:.H61])" office:value-type="float" office:value="0.226377325" calcext:value-type="float">
            <text:p>0.226377325</text:p>
          </table:table-cell>
          <table:table-cell office:value-type="float" office:value="1.28654" calcext:value-type="float">
            <text:p>1.28654</text:p>
          </table:table-cell>
          <table:table-cell table:formula="of:=1/[.J61]" office:value-type="float" office:value="0.777278592193014" calcext:value-type="float">
            <text:p>0.7772785922</text:p>
          </table:table-cell>
          <table:table-cell office:value-type="float" office:value="2.37801" calcext:value-type="float">
            <text:p>2.37801</text:p>
          </table:table-cell>
          <table:table-cell table:formula="of:=1/[.L61]" office:value-type="float" office:value="0.420519678218342" calcext:value-type="float">
            <text:p>0.4205196782</text:p>
          </table:table-cell>
          <table:table-cell office:value-type="float" office:value="0.950677471318882" calcext:value-type="float">
            <text:p>0.9506774713</text:p>
          </table:table-cell>
          <table:table-cell table:formula="of:=[.M61]*[.N61]" office:value-type="float" office:value="0.399778584328443" calcext:value-type="float">
            <text:p>0.3997785843</text:p>
          </table:table-cell>
          <table:table-cell table:formula="of:=[.M61]+[.N61]" office:value-type="float" office:value="1.37119714953722" calcext:value-type="float">
            <text:p>1.371197149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table:number-columns-repeated="2"/>
          <table:table-cell office:value-type="float" office:value="0.388947" calcext:value-type="float">
            <text:p>0.388947</text:p>
          </table:table-cell>
          <table:table-cell office:value-type="float" office:value="0.201635" calcext:value-type="float">
            <text:p>0.201635</text:p>
          </table:table-cell>
          <table:table-cell office:value-type="float" office:value="0.162857" calcext:value-type="float">
            <text:p>0.162857</text:p>
          </table:table-cell>
          <table:table-cell office:value-type="float" office:value="0.0886469" calcext:value-type="float">
            <text:p>0.0886469</text:p>
          </table:table-cell>
          <table:table-cell table:formula="of:=AVERAGE([.E62:.H62])" office:value-type="float" office:value="0.210521475" calcext:value-type="float">
            <text:p>0.210521475</text:p>
          </table:table-cell>
          <table:table-cell office:value-type="float" office:value="1.23242" calcext:value-type="float">
            <text:p>1.23242</text:p>
          </table:table-cell>
          <table:table-cell table:formula="of:=1/[.J62]" office:value-type="float" office:value="0.811411694065335" calcext:value-type="float">
            <text:p>0.8114116941</text:p>
          </table:table-cell>
          <table:table-cell office:value-type="float" office:value="2.35775" calcext:value-type="float">
            <text:p>2.35775</text:p>
          </table:table-cell>
          <table:table-cell table:formula="of:=1/[.L62]" office:value-type="float" office:value="0.424133177817835" calcext:value-type="float">
            <text:p>0.4241331778</text:p>
          </table:table-cell>
          <table:table-cell office:value-type="float" office:value="1.02073641197339" calcext:value-type="float">
            <text:p>1.020736412</text:p>
          </table:table-cell>
          <table:table-cell table:formula="of:=[.M62]*[.N62]" office:value-type="float" office:value="0.432928178124648" calcext:value-type="float">
            <text:p>0.4329281781</text:p>
          </table:table-cell>
          <table:table-cell table:formula="of:=[.M62]+[.N62]" office:value-type="float" office:value="1.44486958979122" calcext:value-type="float">
            <text:p>1.444869589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table:number-columns-repeated="2"/>
          <table:table-cell office:value-type="float" office:value="0.439716" calcext:value-type="float">
            <text:p>0.439716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168421" calcext:value-type="float">
            <text:p>0.168421</text:p>
          </table:table-cell>
          <table:table-cell office:value-type="float" office:value="0.0767947" calcext:value-type="float">
            <text:p>0.0767947</text:p>
          </table:table-cell>
          <table:table-cell table:formula="of:=AVERAGE([.E63:.H63])" office:value-type="float" office:value="0.226788425" calcext:value-type="float">
            <text:p>0.226788425</text:p>
          </table:table-cell>
          <table:table-cell office:value-type="float" office:value="1.56936" calcext:value-type="float">
            <text:p>1.56936</text:p>
          </table:table-cell>
          <table:table-cell table:formula="of:=1/[.J63]" office:value-type="float" office:value="0.63720242646684" calcext:value-type="float">
            <text:p>0.6372024265</text:p>
          </table:table-cell>
          <table:table-cell office:value-type="float" office:value="3.48619" calcext:value-type="float">
            <text:p>3.48619</text:p>
          </table:table-cell>
          <table:table-cell table:formula="of:=1/[.L63]" office:value-type="float" office:value="0.286846098462792" calcext:value-type="float">
            <text:p>0.2868460985</text:p>
          </table:table-cell>
          <table:table-cell office:value-type="float" office:value="1.06468273319715" calcext:value-type="float">
            <text:p>1.0646827332</text:p>
          </table:table-cell>
          <table:table-cell table:formula="of:=[.M63]*[.N63]" office:value-type="float" office:value="0.305400088118304" calcext:value-type="float">
            <text:p>0.3054000881</text:p>
          </table:table-cell>
          <table:table-cell table:formula="of:=[.M63]+[.N63]" office:value-type="float" office:value="1.35152883165994" calcext:value-type="float">
            <text:p>1.351528831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table:number-columns-repeated="2"/>
          <table:table-cell office:value-type="float" office:value="0.444554" calcext:value-type="float">
            <text:p>0.444554</text:p>
          </table:table-cell>
          <table:table-cell office:value-type="float" office:value="0.245968" calcext:value-type="float">
            <text:p>0.245968</text:p>
          </table:table-cell>
          <table:table-cell office:value-type="float" office:value="0.188133" calcext:value-type="float">
            <text:p>0.188133</text:p>
          </table:table-cell>
          <table:table-cell office:value-type="float" office:value="0.100962" calcext:value-type="float">
            <text:p>0.100962</text:p>
          </table:table-cell>
          <table:table-cell table:formula="of:=AVERAGE([.E64:.H64])" office:value-type="float" office:value="0.24490425" calcext:value-type="float">
            <text:p>0.24490425</text:p>
          </table:table-cell>
          <table:table-cell office:value-type="float" office:value="1.78727" calcext:value-type="float">
            <text:p>1.78727</text:p>
          </table:table-cell>
          <table:table-cell table:formula="of:=1/[.J64]" office:value-type="float" office:value="0.559512552664119" calcext:value-type="float">
            <text:p>0.5595125527</text:p>
          </table:table-cell>
          <table:table-cell office:value-type="float" office:value="4.27743" calcext:value-type="float">
            <text:p>4.27743</text:p>
          </table:table-cell>
          <table:table-cell table:formula="of:=1/[.L64]" office:value-type="float" office:value="0.233785240202645" calcext:value-type="float">
            <text:p>0.2337852402</text:p>
          </table:table-cell>
          <table:table-cell office:value-type="float" office:value="1.04930350460157" calcext:value-type="float">
            <text:p>1.0493035046</text:p>
          </table:table-cell>
          <table:table-cell table:formula="of:=[.M64]*[.N64]" office:value-type="float" office:value="0.245311671868755" calcext:value-type="float">
            <text:p>0.2453116719</text:p>
          </table:table-cell>
          <table:table-cell table:formula="of:=[.M64]+[.N64]" office:value-type="float" office:value="1.28308874480422" calcext:value-type="float">
            <text:p>1.283088744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table:number-columns-repeated="2"/>
          <table:table-cell office:value-type="float" office:value="0.415418" calcext:value-type="float">
            <text:p>0.415418</text:p>
          </table:table-cell>
          <table:table-cell office:value-type="float" office:value="0.218884" calcext:value-type="float">
            <text:p>0.218884</text:p>
          </table:table-cell>
          <table:table-cell office:value-type="float" office:value="0.176471" calcext:value-type="float">
            <text:p>0.176471</text:p>
          </table:table-cell>
          <table:table-cell office:value-type="float" office:value="0.0915142" calcext:value-type="float">
            <text:p>0.0915142</text:p>
          </table:table-cell>
          <table:table-cell table:formula="of:=AVERAGE([.E65:.H65])" office:value-type="float" office:value="0.2255718" calcext:value-type="float">
            <text:p>0.2255718</text:p>
          </table:table-cell>
          <table:table-cell office:value-type="float" office:value="2.10265" calcext:value-type="float">
            <text:p>2.10265</text:p>
          </table:table-cell>
          <table:table-cell table:formula="of:=1/[.J65]" office:value-type="float" office:value="0.475590326492759" calcext:value-type="float">
            <text:p>0.4755903265</text:p>
          </table:table-cell>
          <table:table-cell office:value-type="float" office:value="4.14229" calcext:value-type="float">
            <text:p>4.14229</text:p>
          </table:table-cell>
          <table:table-cell table:formula="of:=1/[.L65]" office:value-type="float" office:value="0.2414123588643" calcext:value-type="float">
            <text:p>0.2414123589</text:p>
          </table:table-cell>
          <table:table-cell office:value-type="float" office:value="1.04843635840989" calcext:value-type="float">
            <text:p>1.0484363584</text:p>
          </table:table-cell>
          <table:table-cell table:formula="of:=[.M65]*[.N65]" office:value-type="float" office:value="0.253105494402828" calcext:value-type="float">
            <text:p>0.2531054944</text:p>
          </table:table-cell>
          <table:table-cell table:formula="of:=[.M65]+[.N65]" office:value-type="float" office:value="1.28984871727419" calcext:value-type="float">
            <text:p>1.289848717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table:number-columns-repeated="2"/>
          <table:table-cell office:value-type="float" office:value="0.423913" calcext:value-type="float">
            <text:p>0.423913</text:p>
          </table:table-cell>
          <table:table-cell office:value-type="float" office:value="0.199396" calcext:value-type="float">
            <text:p>0.199396</text:p>
          </table:table-cell>
          <table:table-cell office:value-type="float" office:value="0.14791" calcext:value-type="float">
            <text:p>0.14791</text:p>
          </table:table-cell>
          <table:table-cell office:value-type="float" office:value="0.0877797" calcext:value-type="float">
            <text:p>0.0877797</text:p>
          </table:table-cell>
          <table:table-cell table:formula="of:=AVERAGE([.E66:.H66])" office:value-type="float" office:value="0.214749675" calcext:value-type="float">
            <text:p>0.214749675</text:p>
          </table:table-cell>
          <table:table-cell office:value-type="float" office:value="1.79461" calcext:value-type="float">
            <text:p>1.79461</text:p>
          </table:table-cell>
          <table:table-cell table:formula="of:=1/[.J66]" office:value-type="float" office:value="0.55722413226272" calcext:value-type="float">
            <text:p>0.5572241323</text:p>
          </table:table-cell>
          <table:table-cell office:value-type="float" office:value="3.64195" calcext:value-type="float">
            <text:p>3.64195</text:p>
          </table:table-cell>
          <table:table-cell table:formula="of:=1/[.L66]" office:value-type="float" office:value="0.274578179272093" calcext:value-type="float">
            <text:p>0.2745781793</text:p>
          </table:table-cell>
          <table:table-cell office:value-type="float" office:value="0.980199764982373" calcext:value-type="float">
            <text:p>0.980199765</text:p>
          </table:table-cell>
          <table:table-cell table:formula="of:=[.M66]*[.N66]" office:value-type="float" office:value="0.269141466791794" calcext:value-type="float">
            <text:p>0.2691414668</text:p>
          </table:table-cell>
          <table:table-cell table:formula="of:=[.M66]+[.N66]" office:value-type="float" office:value="1.25477794425447" calcext:value-type="float">
            <text:p>1.254777944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table:number-columns-repeated="2"/>
          <table:table-cell office:value-type="float" office:value="0.388945" calcext:value-type="float">
            <text:p>0.388945</text:p>
          </table:table-cell>
          <table:table-cell office:value-type="float" office:value="0.209363" calcext:value-type="float">
            <text:p>0.209363</text:p>
          </table:table-cell>
          <table:table-cell office:value-type="float" office:value="0.14965" calcext:value-type="float">
            <text:p>0.14965</text:p>
          </table:table-cell>
          <table:table-cell office:value-type="float" office:value="0.07739" calcext:value-type="float">
            <text:p>0.07739</text:p>
          </table:table-cell>
          <table:table-cell table:formula="of:=AVERAGE([.E67:.H67])" office:value-type="float" office:value="0.206337" calcext:value-type="float">
            <text:p>0.206337</text:p>
          </table:table-cell>
          <table:table-cell office:value-type="float" office:value="1.74425" calcext:value-type="float">
            <text:p>1.74425</text:p>
          </table:table-cell>
          <table:table-cell table:formula="of:=1/[.J67]" office:value-type="float" office:value="0.573312311881898" calcext:value-type="float">
            <text:p>0.5733123119</text:p>
          </table:table-cell>
          <table:table-cell office:value-type="float" office:value="3.19982" calcext:value-type="float">
            <text:p>3.19982</text:p>
          </table:table-cell>
          <table:table-cell table:formula="of:=1/[.L67]" office:value-type="float" office:value="0.312517579113825" calcext:value-type="float">
            <text:p>0.3125175791</text:p>
          </table:table-cell>
          <table:table-cell office:value-type="float" office:value="0.993359276585024" calcext:value-type="float">
            <text:p>0.9933592766</text:p>
          </table:table-cell>
          <table:table-cell table:formula="of:=[.M67]*[.N67]" office:value-type="float" office:value="0.310442236308612" calcext:value-type="float">
            <text:p>0.3104422363</text:p>
          </table:table-cell>
          <table:table-cell table:formula="of:=[.M67]+[.N67]" office:value-type="float" office:value="1.30587685569885" calcext:value-type="float">
            <text:p>1.305876855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table:number-columns-repeated="2"/>
          <table:table-cell office:value-type="float" office:value="0.392821" calcext:value-type="float">
            <text:p>0.392821</text:p>
          </table:table-cell>
          <table:table-cell office:value-type="float" office:value="0.202156" calcext:value-type="float">
            <text:p>0.202156</text:p>
          </table:table-cell>
          <table:table-cell office:value-type="float" office:value="0.157895" calcext:value-type="float">
            <text:p>0.157895</text:p>
          </table:table-cell>
          <table:table-cell office:value-type="float" office:value="0.0735524" calcext:value-type="float">
            <text:p>0.0735524</text:p>
          </table:table-cell>
          <table:table-cell table:formula="of:=AVERAGE([.E68:.H68])" office:value-type="float" office:value="0.2066061" calcext:value-type="float">
            <text:p>0.2066061</text:p>
          </table:table-cell>
          <table:table-cell office:value-type="float" office:value="1.3154" calcext:value-type="float">
            <text:p>1.3154</text:p>
          </table:table-cell>
          <table:table-cell table:formula="of:=1/[.J68]" office:value-type="float" office:value="0.760225026607876" calcext:value-type="float">
            <text:p>0.7602250266</text:p>
          </table:table-cell>
          <table:table-cell office:value-type="float" office:value="2.60862" calcext:value-type="float">
            <text:p>2.60862</text:p>
          </table:table-cell>
          <table:table-cell table:formula="of:=1/[.L68]" office:value-type="float" office:value="0.383344450322393" calcext:value-type="float">
            <text:p>0.3833444503</text:p>
          </table:table-cell>
          <table:table-cell office:value-type="float" office:value="1.05313062015235" calcext:value-type="float">
            <text:p>1.0531306202</text:p>
          </table:table-cell>
          <table:table-cell table:formula="of:=[.M68]*[.N68]" office:value-type="float" office:value="0.403711778699983" calcext:value-type="float">
            <text:p>0.4037117787</text:p>
          </table:table-cell>
          <table:table-cell table:formula="of:=[.M68]+[.N68]" office:value-type="float" office:value="1.43647507047474" calcext:value-type="float">
            <text:p>1.436475070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table:number-columns-repeated="2"/>
          <table:table-cell office:value-type="float" office:value="0.385787" calcext:value-type="float">
            <text:p>0.385787</text:p>
          </table:table-cell>
          <table:table-cell office:value-type="float" office:value="0.181326" calcext:value-type="float">
            <text:p>0.181326</text:p>
          </table:table-cell>
          <table:table-cell office:value-type="float" office:value="0.143059" calcext:value-type="float">
            <text:p>0.143059</text:p>
          </table:table-cell>
          <table:table-cell office:value-type="float" office:value="0.0819423" calcext:value-type="float">
            <text:p>0.0819423</text:p>
          </table:table-cell>
          <table:table-cell table:formula="of:=AVERAGE([.E69:.H69])" office:value-type="float" office:value="0.198028575" calcext:value-type="float">
            <text:p>0.198028575</text:p>
          </table:table-cell>
          <table:table-cell office:value-type="float" office:value="1.25468" calcext:value-type="float">
            <text:p>1.25468</text:p>
          </table:table-cell>
          <table:table-cell table:formula="of:=1/[.J69]" office:value-type="float" office:value="0.797015972200083" calcext:value-type="float">
            <text:p>0.7970159722</text:p>
          </table:table-cell>
          <table:table-cell office:value-type="float" office:value="2.04294" calcext:value-type="float">
            <text:p>2.04294</text:p>
          </table:table-cell>
          <table:table-cell table:formula="of:=1/[.L69]" office:value-type="float" office:value="0.489490636044132" calcext:value-type="float">
            <text:p>0.489490636</text:p>
          </table:table-cell>
          <table:table-cell office:value-type="float" office:value="0.994880471507001" calcext:value-type="float">
            <text:p>0.9948804715</text:p>
          </table:table-cell>
          <table:table-cell table:formula="of:=[.M69]*[.N69]" office:value-type="float" office:value="0.486984674785848" calcext:value-type="float">
            <text:p>0.4869846748</text:p>
          </table:table-cell>
          <table:table-cell table:formula="of:=[.M69]+[.N69]" office:value-type="float" office:value="1.48437110755113" calcext:value-type="float">
            <text:p>1.484371107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table:number-columns-repeated="2"/>
          <table:table-cell office:value-type="float" office:value="0.410516" calcext:value-type="float">
            <text:p>0.410516</text:p>
          </table:table-cell>
          <table:table-cell office:value-type="float" office:value="0.190278" calcext:value-type="float">
            <text:p>0.190278</text:p>
          </table:table-cell>
          <table:table-cell office:value-type="float" office:value="0.151383" calcext:value-type="float">
            <text:p>0.151383</text:p>
          </table:table-cell>
          <table:table-cell office:value-type="float" office:value="0.0818897" calcext:value-type="float">
            <text:p>0.0818897</text:p>
          </table:table-cell>
          <table:table-cell table:formula="of:=AVERAGE([.E70:.H70])" office:value-type="float" office:value="0.208516675" calcext:value-type="float">
            <text:p>0.208516675</text:p>
          </table:table-cell>
          <table:table-cell office:value-type="float" office:value="1.19067" calcext:value-type="float">
            <text:p>1.19067</text:p>
          </table:table-cell>
          <table:table-cell table:formula="of:=1/[.J70]" office:value-type="float" office:value="0.839863270259602" calcext:value-type="float">
            <text:p>0.8398632703</text:p>
          </table:table-cell>
          <table:table-cell office:value-type="float" office:value="1.69941" calcext:value-type="float">
            <text:p>1.69941</text:p>
          </table:table-cell>
          <table:table-cell table:formula="of:=1/[.L70]" office:value-type="float" office:value="0.58843951724422" calcext:value-type="float">
            <text:p>0.5884395172</text:p>
          </table:table-cell>
          <table:table-cell office:value-type="float" office:value="1.07002053239112" calcext:value-type="float">
            <text:p>1.0700205324</text:p>
          </table:table-cell>
          <table:table-cell table:formula="of:=[.M70]*[.N70]" office:value-type="float" office:value="0.629642365521634" calcext:value-type="float">
            <text:p>0.6296423655</text:p>
          </table:table-cell>
          <table:table-cell table:formula="of:=[.M70]+[.N70]" office:value-type="float" office:value="1.65846004963534" calcext:value-type="float">
            <text:p>1.658460049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table:number-columns-repeated="2"/>
          <table:table-cell office:value-type="float" office:value="0.462564" calcext:value-type="float">
            <text:p>0.462564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168254" calcext:value-type="float">
            <text:p>0.168254</text:p>
          </table:table-cell>
          <table:table-cell office:value-type="float" office:value="0.0965517" calcext:value-type="float">
            <text:p>0.0965517</text:p>
          </table:table-cell>
          <table:table-cell table:formula="of:=AVERAGE([.E71:.H71])" office:value-type="float" office:value="0.243353175" calcext:value-type="float">
            <text:p>0.243353175</text:p>
          </table:table-cell>
          <table:table-cell office:value-type="float" office:value="1.22491" calcext:value-type="float">
            <text:p>1.22491</text:p>
          </table:table-cell>
          <table:table-cell table:formula="of:=1/[.J71]" office:value-type="float" office:value="0.816386510029308" calcext:value-type="float">
            <text:p>0.81638651</text:p>
          </table:table-cell>
          <table:table-cell office:value-type="float" office:value="1.52467" calcext:value-type="float">
            <text:p>1.52467</text:p>
          </table:table-cell>
          <table:table-cell table:formula="of:=1/[.L71]" office:value-type="float" office:value="0.655879632969757" calcext:value-type="float">
            <text:p>0.655879633</text:p>
          </table:table-cell>
          <table:table-cell office:value-type="float" office:value="1.03263843895177" calcext:value-type="float">
            <text:p>1.032638439</text:p>
          </table:table-cell>
          <table:table-cell table:formula="of:=[.M71]*[.N71]" office:value-type="float" office:value="0.67728652033015" calcext:value-type="float">
            <text:p>0.6772865203</text:p>
          </table:table-cell>
          <table:table-cell table:formula="of:=[.M71]+[.N71]" office:value-type="float" office:value="1.68851807192153" calcext:value-type="float">
            <text:p>1.688518071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table:number-columns-repeated="2"/>
          <table:table-cell office:value-type="float" office:value="0.40625" calcext:value-type="float">
            <text:p>0.40625</text:p>
          </table:table-cell>
          <table:table-cell office:value-type="float" office:value="0.220651" calcext:value-type="float">
            <text:p>0.220651</text:p>
          </table:table-cell>
          <table:table-cell office:value-type="float" office:value="0.173913" calcext:value-type="float">
            <text:p>0.173913</text:p>
          </table:table-cell>
          <table:table-cell office:value-type="float" office:value="0.101142" calcext:value-type="float">
            <text:p>0.101142</text:p>
          </table:table-cell>
          <table:table-cell table:formula="of:=AVERAGE([.E72:.H72])" office:value-type="float" office:value="0.225489" calcext:value-type="float">
            <text:p>0.225489</text:p>
          </table:table-cell>
          <table:table-cell office:value-type="float" office:value="1.22562" calcext:value-type="float">
            <text:p>1.22562</text:p>
          </table:table-cell>
          <table:table-cell table:formula="of:=1/[.J72]" office:value-type="float" office:value="0.815913578433772" calcext:value-type="float">
            <text:p>0.8159135784</text:p>
          </table:table-cell>
          <table:table-cell office:value-type="float" office:value="1.65812" calcext:value-type="float">
            <text:p>1.65812</text:p>
          </table:table-cell>
          <table:table-cell table:formula="of:=1/[.L72]" office:value-type="float" office:value="0.603092659156153" calcext:value-type="float">
            <text:p>0.6030926592</text:p>
          </table:table-cell>
          <table:table-cell office:value-type="float" office:value="0.987780279293137" calcext:value-type="float">
            <text:p>0.9877802793</text:p>
          </table:table-cell>
          <table:table-cell table:formula="of:=[.M72]*[.N72]" office:value-type="float" office:value="0.595723035300905" calcext:value-type="float">
            <text:p>0.5957230353</text:p>
          </table:table-cell>
          <table:table-cell table:formula="of:=[.M72]+[.N72]" office:value-type="float" office:value="1.59087293844929" calcext:value-type="float">
            <text:p>1.590872938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table:number-columns-repeated="2"/>
          <table:table-cell office:value-type="float" office:value="0.381594" calcext:value-type="float">
            <text:p>0.381594</text:p>
          </table:table-cell>
          <table:table-cell office:value-type="float" office:value="0.210602" calcext:value-type="float">
            <text:p>0.210602</text:p>
          </table:table-cell>
          <table:table-cell office:value-type="float" office:value="0.162614" calcext:value-type="float">
            <text:p>0.162614</text:p>
          </table:table-cell>
          <table:table-cell office:value-type="float" office:value="0.0831947" calcext:value-type="float">
            <text:p>0.0831947</text:p>
          </table:table-cell>
          <table:table-cell table:formula="of:=AVERAGE([.E73:.H73])" office:value-type="float" office:value="0.209501175" calcext:value-type="float">
            <text:p>0.209501175</text:p>
          </table:table-cell>
          <table:table-cell office:value-type="float" office:value="1.14812" calcext:value-type="float">
            <text:p>1.14812</text:p>
          </table:table-cell>
          <table:table-cell table:formula="of:=1/[.J73]" office:value-type="float" office:value="0.870989095216528" calcext:value-type="float">
            <text:p>0.8709890952</text:p>
          </table:table-cell>
          <table:table-cell office:value-type="float" office:value="1.47177" calcext:value-type="float">
            <text:p>1.47177</text:p>
          </table:table-cell>
          <table:table-cell table:formula="of:=1/[.L73]" office:value-type="float" office:value="0.679453990773015" calcext:value-type="float">
            <text:p>0.6794539908</text:p>
          </table:table-cell>
          <table:table-cell office:value-type="float" office:value="1.02511421279284" calcext:value-type="float">
            <text:p>1.0251142128</text:p>
          </table:table-cell>
          <table:table-cell table:formula="of:=[.M73]*[.N73]" office:value-type="float" office:value="0.696517942880233" calcext:value-type="float">
            <text:p>0.6965179429</text:p>
          </table:table-cell>
          <table:table-cell table:formula="of:=[.M73]+[.N73]" office:value-type="float" office:value="1.70456820356586" calcext:value-type="float">
            <text:p>1.704568203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table:number-columns-repeated="2"/>
          <table:table-cell office:value-type="float" office:value="0.396842" calcext:value-type="float">
            <text:p>0.396842</text:p>
          </table:table-cell>
          <table:table-cell office:value-type="float" office:value="0.212912" calcext:value-type="float">
            <text:p>0.212912</text:p>
          </table:table-cell>
          <table:table-cell office:value-type="float" office:value="0.157353" calcext:value-type="float">
            <text:p>0.157353</text:p>
          </table:table-cell>
          <table:table-cell office:value-type="float" office:value="0.0904762" calcext:value-type="float">
            <text:p>0.0904762</text:p>
          </table:table-cell>
          <table:table-cell table:formula="of:=AVERAGE([.E74:.H74])" office:value-type="float" office:value="0.2143958" calcext:value-type="float">
            <text:p>0.2143958</text:p>
          </table:table-cell>
          <table:table-cell office:value-type="float" office:value="1.18854" calcext:value-type="float">
            <text:p>1.18854</text:p>
          </table:table-cell>
          <table:table-cell table:formula="of:=1/[.J74]" office:value-type="float" office:value="0.841368401568311" calcext:value-type="float">
            <text:p>0.8413684016</text:p>
          </table:table-cell>
          <table:table-cell office:value-type="float" office:value="1.61207" calcext:value-type="float">
            <text:p>1.61207</text:p>
          </table:table-cell>
          <table:table-cell table:formula="of:=1/[.L74]" office:value-type="float" office:value="0.620320457548369" calcext:value-type="float">
            <text:p>0.6203204575</text:p>
          </table:table-cell>
          <table:table-cell office:value-type="float" office:value="0.998554238565644" calcext:value-type="float">
            <text:p>0.9985542386</text:p>
          </table:table-cell>
          <table:table-cell table:formula="of:=[.M74]*[.N74]" office:value-type="float" office:value="0.619423622153904" calcext:value-type="float">
            <text:p>0.6194236222</text:p>
          </table:table-cell>
          <table:table-cell table:formula="of:=[.M74]+[.N74]" office:value-type="float" office:value="1.61887469611401" calcext:value-type="float">
            <text:p>1.618874696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coneAngle</text:p>
          </table:table-cell>
          <table:table-cell table:style-name="ce1" office:value-type="string" calcext:value-type="string">
            <text:p>postThresh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1/aA*rSbgS</text:p>
          </table:table-cell>
          <table:table-cell table:style-name="ce1" office:value-type="string" calcext:value-type="string">
            <text:p>1/aA+r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3" calcext:value-type="float">
            <text:p>0.3</text:p>
          </table:table-cell>
          <table:table-cell office:value-type="float" office:value="0.712901" calcext:value-type="float">
            <text:p>0.712901</text:p>
          </table:table-cell>
          <table:table-cell office:value-type="float" office:value="0.612428" calcext:value-type="float">
            <text:p>0.612428</text:p>
          </table:table-cell>
          <table:table-cell office:value-type="float" office:value="0.490323" calcext:value-type="float">
            <text:p>0.490323</text:p>
          </table:table-cell>
          <table:table-cell office:value-type="float" office:value="0.299852" calcext:value-type="float">
            <text:p>0.299852</text:p>
          </table:table-cell>
          <table:table-cell table:formula="of:=AVERAGE([.E78:.H78])" office:value-type="float" office:value="0.528876" calcext:value-type="float">
            <text:p>0.528876</text:p>
          </table:table-cell>
          <table:table-cell office:value-type="float" office:value="1.34247" calcext:value-type="float">
            <text:p>1.34247</text:p>
          </table:table-cell>
          <table:table-cell table:formula="of:=1/[.J78]" office:value-type="float" office:value="0.744895602881256" calcext:value-type="float">
            <text:p>0.7448956029</text:p>
          </table:table-cell>
          <table:table-cell office:value-type="float" office:value="1.57918" calcext:value-type="float">
            <text:p>1.57918</text:p>
          </table:table-cell>
          <table:table-cell table:formula="of:=1/[.L78]" office:value-type="float" office:value="0.633240035968034" calcext:value-type="float">
            <text:p>0.633240036</text:p>
          </table:table-cell>
          <table:table-cell office:value-type="float" office:value="1.02181" calcext:value-type="float">
            <text:p>1.02181</text:p>
          </table:table-cell>
          <table:table-cell table:formula="of:=[.M78]*[.N78]" office:value-type="float" office:value="0.647051001152497" calcext:value-type="float">
            <text:p>0.6470510012</text:p>
          </table:table-cell>
          <table:table-cell table:formula="of:=[.M78]+[.N78]" office:value-type="float" office:value="1.65505003596803" calcext:value-type="float">
            <text:p>1.6550500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3" calcext:value-type="float">
            <text:p>0.3</text:p>
          </table:table-cell>
          <table:table-cell office:value-type="float" office:value="0.695144" calcext:value-type="float">
            <text:p>0.695144</text:p>
          </table:table-cell>
          <table:table-cell office:value-type="float" office:value="0.597076" calcext:value-type="float">
            <text:p>0.597076</text:p>
          </table:table-cell>
          <table:table-cell office:value-type="float" office:value="0.462622" calcext:value-type="float">
            <text:p>0.462622</text:p>
          </table:table-cell>
          <table:table-cell office:value-type="float" office:value="0.271659" calcext:value-type="float">
            <text:p>0.271659</text:p>
          </table:table-cell>
          <table:table-cell table:formula="of:=AVERAGE([.E79:.H79])" office:value-type="float" office:value="0.50662525" calcext:value-type="float">
            <text:p>0.50662525</text:p>
          </table:table-cell>
          <table:table-cell office:value-type="float" office:value="1.57904" calcext:value-type="float">
            <text:p>1.57904</text:p>
          </table:table-cell>
          <table:table-cell table:formula="of:=1/[.J79]" office:value-type="float" office:value="0.633296179957442" calcext:value-type="float">
            <text:p>0.63329618</text:p>
          </table:table-cell>
          <table:table-cell office:value-type="float" office:value="1.41892" calcext:value-type="float">
            <text:p>1.41892</text:p>
          </table:table-cell>
          <table:table-cell table:formula="of:=1/[.L79]" office:value-type="float" office:value="0.704761367800863" calcext:value-type="float">
            <text:p>0.7047613678</text:p>
          </table:table-cell>
          <table:table-cell office:value-type="float" office:value="1.01681" calcext:value-type="float">
            <text:p>1.01681</text:p>
          </table:table-cell>
          <table:table-cell table:formula="of:=[.M79]*[.N79]" office:value-type="float" office:value="0.716608406393595" calcext:value-type="float">
            <text:p>0.7166084064</text:p>
          </table:table-cell>
          <table:table-cell table:formula="of:=[.M79]+[.N79]" office:value-type="float" office:value="1.72157136780086" calcext:value-type="float">
            <text:p>1.72157136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3" calcext:value-type="float">
            <text:p>0.3</text:p>
          </table:table-cell>
          <table:table-cell office:value-type="float" office:value="0.688085" calcext:value-type="float">
            <text:p>0.688085</text:p>
          </table:table-cell>
          <table:table-cell office:value-type="float" office:value="0.592502" calcext:value-type="float">
            <text:p>0.592502</text:p>
          </table:table-cell>
          <table:table-cell office:value-type="float" office:value="0.456522" calcext:value-type="float">
            <text:p>0.456522</text:p>
          </table:table-cell>
          <table:table-cell office:value-type="float" office:value="0.279539" calcext:value-type="float">
            <text:p>0.279539</text:p>
          </table:table-cell>
          <table:table-cell table:formula="of:=AVERAGE([.E80:.H80])" office:value-type="float" office:value="0.504162" calcext:value-type="float">
            <text:p>0.504162</text:p>
          </table:table-cell>
          <table:table-cell office:value-type="float" office:value="1.54253" calcext:value-type="float">
            <text:p>1.54253</text:p>
          </table:table-cell>
          <table:table-cell table:formula="of:=1/[.J80]" office:value-type="float" office:value="0.648285608707772" calcext:value-type="float">
            <text:p>0.6482856087</text:p>
          </table:table-cell>
          <table:table-cell office:value-type="float" office:value="1.32521" calcext:value-type="float">
            <text:p>1.32521</text:p>
          </table:table-cell>
          <table:table-cell table:formula="of:=1/[.L80]" office:value-type="float" office:value="0.754597384565465" calcext:value-type="float">
            <text:p>0.7545973846</text:p>
          </table:table-cell>
          <table:table-cell office:value-type="float" office:value="0.993007" calcext:value-type="float">
            <text:p>0.993007</text:p>
          </table:table-cell>
          <table:table-cell table:formula="of:=[.M80]*[.N80]" office:value-type="float" office:value="0.749320485055199" calcext:value-type="float">
            <text:p>0.7493204851</text:p>
          </table:table-cell>
          <table:table-cell table:formula="of:=[.M80]+[.N80]" office:value-type="float" office:value="1.74760438456547" calcext:value-type="float">
            <text:p>1.747604384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1035" calcext:value-type="float">
            <text:p>0.1035</text:p>
          </table:table-cell>
          <table:table-cell office:value-type="float" office:value="0.299" calcext:value-type="float">
            <text:p>0.299</text:p>
          </table:table-cell>
          <table:table-cell office:value-type="float" office:value="0.678227" calcext:value-type="float">
            <text:p>0.678227</text:p>
          </table:table-cell>
          <table:table-cell office:value-type="float" office:value="0.563589" calcext:value-type="float">
            <text:p>0.563589</text:p>
          </table:table-cell>
          <table:table-cell office:value-type="float" office:value="0.437079" calcext:value-type="float">
            <text:p>0.437079</text:p>
          </table:table-cell>
          <table:table-cell office:value-type="float" office:value="0.272859" calcext:value-type="float">
            <text:p>0.272859</text:p>
          </table:table-cell>
          <table:table-cell table:formula="of:=AVERAGE([.E81:.H81])" office:value-type="float" office:value="0.4879385" calcext:value-type="float">
            <text:p>0.4879385</text:p>
          </table:table-cell>
          <table:table-cell office:value-type="float" office:value="1.58812" calcext:value-type="float">
            <text:p>1.58812</text:p>
          </table:table-cell>
          <table:table-cell table:formula="of:=1/[.J81]" office:value-type="float" office:value="0.629675339395008" calcext:value-type="float">
            <text:p>0.6296753394</text:p>
          </table:table-cell>
          <table:table-cell office:value-type="float" office:value="1.36581" calcext:value-type="float">
            <text:p>1.36581</text:p>
          </table:table-cell>
          <table:table-cell table:formula="of:=1/[.L81]" office:value-type="float" office:value="0.732166260314392" calcext:value-type="float">
            <text:p>0.7321662603</text:p>
          </table:table-cell>
          <table:table-cell office:value-type="float" office:value="0.994399" calcext:value-type="float">
            <text:p>0.994399</text:p>
          </table:table-cell>
          <table:table-cell table:formula="of:=[.M81]*[.N81]" office:value-type="float" office:value="0.728065397090371" calcext:value-type="float">
            <text:p>0.7280653971</text:p>
          </table:table-cell>
          <table:table-cell table:formula="of:=[.M81]+[.N81]" office:value-type="float" office:value="1.72656526031439" calcext:value-type="float">
            <text:p>1.726565260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0945" calcext:value-type="float">
            <text:p>0.0945</text:p>
          </table:table-cell>
          <table:table-cell office:value-type="float" office:value="0.296" calcext:value-type="float">
            <text:p>0.296</text:p>
          </table:table-cell>
          <table:table-cell office:value-type="float" office:value="0.68564" calcext:value-type="float">
            <text:p>0.68564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455767" calcext:value-type="float">
            <text:p>0.455767</text:p>
          </table:table-cell>
          <table:table-cell office:value-type="float" office:value="0.283186" calcext:value-type="float">
            <text:p>0.283186</text:p>
          </table:table-cell>
          <table:table-cell table:formula="of:=AVERAGE([.E82:.H82])" office:value-type="float" office:value="0.501497" calcext:value-type="float">
            <text:p>0.501497</text:p>
          </table:table-cell>
          <table:table-cell office:value-type="float" office:value="1.67201" calcext:value-type="float">
            <text:p>1.67201</text:p>
          </table:table-cell>
          <table:table-cell table:formula="of:=1/[.J82]" office:value-type="float" office:value="0.598082547353186" calcext:value-type="float">
            <text:p>0.5980825474</text:p>
          </table:table-cell>
          <table:table-cell office:value-type="float" office:value="1.34849" calcext:value-type="float">
            <text:p>1.34849</text:p>
          </table:table-cell>
          <table:table-cell table:formula="of:=1/[.L82]" office:value-type="float" office:value="0.741570200743053" calcext:value-type="float">
            <text:p>0.7415702007</text:p>
          </table:table-cell>
          <table:table-cell office:value-type="float" office:value="1.01222" calcext:value-type="float">
            <text:p>1.01222</text:p>
          </table:table-cell>
          <table:table-cell table:formula="of:=[.M82]*[.N82]" office:value-type="float" office:value="0.750632188596133" calcext:value-type="float">
            <text:p>0.7506321886</text:p>
          </table:table-cell>
          <table:table-cell table:formula="of:=[.M82]+[.N82]" office:value-type="float" office:value="1.75379020074305" calcext:value-type="float">
            <text:p>1.753790200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078" calcext:value-type="float">
            <text:p>0.078</text:p>
          </table:table-cell>
          <table:table-cell office:value-type="float" office:value="0.267" calcext:value-type="float">
            <text:p>0.267</text:p>
          </table:table-cell>
          <table:table-cell office:value-type="float" office:value="0.6586" calcext:value-type="float">
            <text:p>0.6586</text:p>
          </table:table-cell>
          <table:table-cell office:value-type="float" office:value="0.555366" calcext:value-type="float">
            <text:p>0.555366</text:p>
          </table:table-cell>
          <table:table-cell office:value-type="float" office:value="0.431991" calcext:value-type="float">
            <text:p>0.431991</text:p>
          </table:table-cell>
          <table:table-cell office:value-type="float" office:value="0.273992" calcext:value-type="float">
            <text:p>0.273992</text:p>
          </table:table-cell>
          <table:table-cell table:formula="of:=AVERAGE([.E83:.H83])" office:value-type="float" office:value="0.47998725" calcext:value-type="float">
            <text:p>0.47998725</text:p>
          </table:table-cell>
          <table:table-cell office:value-type="float" office:value="1.47184" calcext:value-type="float">
            <text:p>1.47184</text:p>
          </table:table-cell>
          <table:table-cell table:formula="of:=1/[.J83]" office:value-type="float" office:value="0.67942167626916" calcext:value-type="float">
            <text:p>0.6794216763</text:p>
          </table:table-cell>
          <table:table-cell office:value-type="float" office:value="1.27092" calcext:value-type="float">
            <text:p>1.27092</text:p>
          </table:table-cell>
          <table:table-cell table:formula="of:=1/[.L83]" office:value-type="float" office:value="0.786831586567211" calcext:value-type="float">
            <text:p>0.7868315866</text:p>
          </table:table-cell>
          <table:table-cell office:value-type="float" office:value="1.01121" calcext:value-type="float">
            <text:p>1.01121</text:p>
          </table:table-cell>
          <table:table-cell table:formula="of:=[.M83]*[.N83]" office:value-type="float" office:value="0.795651968652629" calcext:value-type="float">
            <text:p>0.7956519687</text:p>
          </table:table-cell>
          <table:table-cell table:formula="of:=[.M83]+[.N83]" office:value-type="float" office:value="1.79804158656721" calcext:value-type="float">
            <text:p>1.798041586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07" calcext:value-type="float">
            <text:p>0.07</text:p>
          </table:table-cell>
          <table:table-cell office:value-type="float" office:value="0.278" calcext:value-type="float">
            <text:p>0.278</text:p>
          </table:table-cell>
          <table:table-cell office:value-type="float" office:value="0.680906" calcext:value-type="float">
            <text:p>0.680906</text:p>
          </table:table-cell>
          <table:table-cell office:value-type="float" office:value="0.566403" calcext:value-type="float">
            <text:p>0.566403</text:p>
          </table:table-cell>
          <table:table-cell office:value-type="float" office:value="0.436571" calcext:value-type="float">
            <text:p>0.436571</text:p>
          </table:table-cell>
          <table:table-cell office:value-type="float" office:value="0.265276" calcext:value-type="float">
            <text:p>0.265276</text:p>
          </table:table-cell>
          <table:table-cell table:formula="of:=AVERAGE([.E84:.H84])" office:value-type="float" office:value="0.487289" calcext:value-type="float">
            <text:p>0.487289</text:p>
          </table:table-cell>
          <table:table-cell office:value-type="float" office:value="1.41691" calcext:value-type="float">
            <text:p>1.41691</text:p>
          </table:table-cell>
          <table:table-cell table:formula="of:=1/[.J84]" office:value-type="float" office:value="0.705761128088587" calcext:value-type="float">
            <text:p>0.7057611281</text:p>
          </table:table-cell>
          <table:table-cell office:value-type="float" office:value="1.15425" calcext:value-type="float">
            <text:p>1.15425</text:p>
          </table:table-cell>
          <table:table-cell table:formula="of:=1/[.L84]" office:value-type="float" office:value="0.866363439462855" calcext:value-type="float">
            <text:p>0.8663634395</text:p>
          </table:table-cell>
          <table:table-cell office:value-type="float" office:value="1.01535" calcext:value-type="float">
            <text:p>1.01535</text:p>
          </table:table-cell>
          <table:table-cell table:formula="of:=[.M84]*[.N84]" office:value-type="float" office:value="0.879662118258609" calcext:value-type="float">
            <text:p>0.8796621183</text:p>
          </table:table-cell>
          <table:table-cell table:formula="of:=[.M84]+[.N84]" office:value-type="float" office:value="1.88171343946285" calcext:value-type="float">
            <text:p>1.881713439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058" calcext:value-type="float">
            <text:p>0.058</text:p>
          </table:table-cell>
          <table:table-cell office:value-type="float" office:value="0.294" calcext:value-type="float">
            <text:p>0.294</text:p>
          </table:table-cell>
          <table:table-cell office:value-type="float" office:value="0.667901" calcext:value-type="float">
            <text:p>0.667901</text:p>
          </table:table-cell>
          <table:table-cell office:value-type="float" office:value="0.551293" calcext:value-type="float">
            <text:p>0.551293</text:p>
          </table:table-cell>
          <table:table-cell office:value-type="float" office:value="0.43428" calcext:value-type="float">
            <text:p>0.43428</text:p>
          </table:table-cell>
          <table:table-cell office:value-type="float" office:value="0.251739" calcext:value-type="float">
            <text:p>0.251739</text:p>
          </table:table-cell>
          <table:table-cell table:formula="of:=AVERAGE([.E85:.H85])" office:value-type="float" office:value="0.47630325" calcext:value-type="float">
            <text:p>0.47630325</text:p>
          </table:table-cell>
          <table:table-cell office:value-type="float" office:value="1.31716" calcext:value-type="float">
            <text:p>1.31716</text:p>
          </table:table-cell>
          <table:table-cell table:formula="of:=1/[.J85]" office:value-type="float" office:value="0.759209207689271" calcext:value-type="float">
            <text:p>0.7592092077</text:p>
          </table:table-cell>
          <table:table-cell office:value-type="float" office:value="1.04661" calcext:value-type="float">
            <text:p>1.04661</text:p>
          </table:table-cell>
          <table:table-cell table:formula="of:=1/[.L85]" office:value-type="float" office:value="0.955465741775829" calcext:value-type="float">
            <text:p>0.9554657418</text:p>
          </table:table-cell>
          <table:table-cell office:value-type="float" office:value="1.01416" calcext:value-type="float">
            <text:p>1.01416</text:p>
          </table:table-cell>
          <table:table-cell table:formula="of:=[.M85]*[.N85]" office:value-type="float" office:value="0.968995136679374" calcext:value-type="float">
            <text:p>0.9689951367</text:p>
          </table:table-cell>
          <table:table-cell table:formula="of:=[.M85]+[.N85]" office:value-type="float" office:value="1.96962574177583" calcext:value-type="float">
            <text:p>1.96962574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071" calcext:value-type="float">
            <text:p>0.071</text:p>
          </table:table-cell>
          <table:table-cell office:value-type="float" office:value="0.296" calcext:value-type="float">
            <text:p>0.296</text:p>
          </table:table-cell>
          <table:table-cell office:value-type="float" office:value="0.660602" calcext:value-type="float">
            <text:p>0.660602</text:p>
          </table:table-cell>
          <table:table-cell office:value-type="float" office:value="0.536418" calcext:value-type="float">
            <text:p>0.536418</text:p>
          </table:table-cell>
          <table:table-cell office:value-type="float" office:value="0.404185" calcext:value-type="float">
            <text:p>0.404185</text:p>
          </table:table-cell>
          <table:table-cell office:value-type="float" office:value="0.248611" calcext:value-type="float">
            <text:p>0.248611</text:p>
          </table:table-cell>
          <table:table-cell table:formula="of:=AVERAGE([.E86:.H86])" office:value-type="float" office:value="0.462454" calcext:value-type="float">
            <text:p>0.462454</text:p>
          </table:table-cell>
          <table:table-cell office:value-type="float" office:value="1.43765" calcext:value-type="float">
            <text:p>1.43765</text:p>
          </table:table-cell>
          <table:table-cell table:formula="of:=1/[.J86]" office:value-type="float" office:value="0.69557959169478" calcext:value-type="float">
            <text:p>0.6955795917</text:p>
          </table:table-cell>
          <table:table-cell office:value-type="float" office:value="1.20868" calcext:value-type="float">
            <text:p>1.20868</text:p>
          </table:table-cell>
          <table:table-cell table:formula="of:=1/[.L86]" office:value-type="float" office:value="0.827348843366317" calcext:value-type="float">
            <text:p>0.8273488434</text:p>
          </table:table-cell>
          <table:table-cell office:value-type="float" office:value="0.984298" calcext:value-type="float">
            <text:p>0.984298</text:p>
          </table:table-cell>
          <table:table-cell table:formula="of:=[.M86]*[.N86]" office:value-type="float" office:value="0.814357811827779" calcext:value-type="float">
            <text:p>0.8143578118</text:p>
          </table:table-cell>
          <table:table-cell table:formula="of:=[.M86]+[.N86]" office:value-type="float" office:value="1.81164684336632" calcext:value-type="float">
            <text:p>1.811646843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214" calcext:value-type="float">
            <text:p>0.214</text:p>
          </table:table-cell>
          <table:table-cell office:value-type="float" office:value="0.672359" calcext:value-type="float">
            <text:p>0.672359</text:p>
          </table:table-cell>
          <table:table-cell office:value-type="float" office:value="0.55229" calcext:value-type="float">
            <text:p>0.55229</text:p>
          </table:table-cell>
          <table:table-cell office:value-type="float" office:value="0.425721" calcext:value-type="float">
            <text:p>0.425721</text:p>
          </table:table-cell>
          <table:table-cell office:value-type="float" office:value="0.262108" calcext:value-type="float">
            <text:p>0.262108</text:p>
          </table:table-cell>
          <table:table-cell table:formula="of:=AVERAGE([.E87:.H87])" office:value-type="float" office:value="0.4781195" calcext:value-type="float">
            <text:p>0.4781195</text:p>
          </table:table-cell>
          <table:table-cell office:value-type="float" office:value="1.53518" calcext:value-type="float">
            <text:p>1.53518</text:p>
          </table:table-cell>
          <table:table-cell table:formula="of:=1/[.J87]" office:value-type="float" office:value="0.65138941361925" calcext:value-type="float">
            <text:p>0.6513894136</text:p>
          </table:table-cell>
          <table:table-cell office:value-type="float" office:value="1.30017" calcext:value-type="float">
            <text:p>1.30017</text:p>
          </table:table-cell>
          <table:table-cell table:formula="of:=1/[.L87]" office:value-type="float" office:value="0.769130190667374" calcext:value-type="float">
            <text:p>0.7691301907</text:p>
          </table:table-cell>
          <table:table-cell office:value-type="float" office:value="1.02769" calcext:value-type="float">
            <text:p>1.02769</text:p>
          </table:table-cell>
          <table:table-cell table:formula="of:=[.M87]*[.N87]" office:value-type="float" office:value="0.790427405646954" calcext:value-type="float">
            <text:p>0.7904274056</text:p>
          </table:table-cell>
          <table:table-cell table:formula="of:=[.M87]+[.N87]" office:value-type="float" office:value="1.79682019066737" calcext:value-type="float">
            <text:p>1.796820190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76" calcext:value-type="float">
            <text:p>0.176</text:p>
          </table:table-cell>
          <table:table-cell office:value-type="float" office:value="0.666034" calcext:value-type="float">
            <text:p>0.666034</text:p>
          </table:table-cell>
          <table:table-cell office:value-type="float" office:value="0.54007" calcext:value-type="float">
            <text:p>0.54007</text:p>
          </table:table-cell>
          <table:table-cell office:value-type="float" office:value="0.412027" calcext:value-type="float">
            <text:p>0.412027</text:p>
          </table:table-cell>
          <table:table-cell office:value-type="float" office:value="0.223529" calcext:value-type="float">
            <text:p>0.223529</text:p>
          </table:table-cell>
          <table:table-cell table:formula="of:=AVERAGE([.E88:.H88])" office:value-type="float" office:value="0.460415" calcext:value-type="float">
            <text:p>0.460415</text:p>
          </table:table-cell>
          <table:table-cell office:value-type="float" office:value="1.68292" calcext:value-type="float">
            <text:p>1.68292</text:p>
          </table:table-cell>
          <table:table-cell table:formula="of:=1/[.J88]" office:value-type="float" office:value="0.594205309818648" calcext:value-type="float">
            <text:p>0.5942053098</text:p>
          </table:table-cell>
          <table:table-cell office:value-type="float" office:value="1.33107" calcext:value-type="float">
            <text:p>1.33107</text:p>
          </table:table-cell>
          <table:table-cell table:formula="of:=1/[.L88]" office:value-type="float" office:value="0.751275289804443" calcext:value-type="float">
            <text:p>0.7512752898</text:p>
          </table:table-cell>
          <table:table-cell office:value-type="float" office:value="0.992405" calcext:value-type="float">
            <text:p>0.992405</text:p>
          </table:table-cell>
          <table:table-cell table:formula="of:=[.M88]*[.N88]" office:value-type="float" office:value="0.745569353978378" calcext:value-type="float">
            <text:p>0.745569354</text:p>
          </table:table-cell>
          <table:table-cell table:formula="of:=[.M88]+[.N88]" office:value-type="float" office:value="1.74368028980444" calcext:value-type="float">
            <text:p>1.743680289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87" calcext:value-type="float">
            <text:p>0.087</text:p>
          </table:table-cell>
          <table:table-cell office:value-type="float" office:value="0.674564" calcext:value-type="float">
            <text:p>0.674564</text:p>
          </table:table-cell>
          <table:table-cell office:value-type="float" office:value="0.555366" calcext:value-type="float">
            <text:p>0.555366</text:p>
          </table:table-cell>
          <table:table-cell office:value-type="float" office:value="0.423204" calcext:value-type="float">
            <text:p>0.423204</text:p>
          </table:table-cell>
          <table:table-cell office:value-type="float" office:value="0.23348" calcext:value-type="float">
            <text:p>0.23348</text:p>
          </table:table-cell>
          <table:table-cell table:formula="of:=AVERAGE([.E89:.H89])" office:value-type="float" office:value="0.4716535" calcext:value-type="float">
            <text:p>0.4716535</text:p>
          </table:table-cell>
          <table:table-cell office:value-type="float" office:value="1.71381" calcext:value-type="float">
            <text:p>1.71381</text:p>
          </table:table-cell>
          <table:table-cell table:formula="of:=1/[.J89]" office:value-type="float" office:value="0.583495253266115" calcext:value-type="float">
            <text:p>0.5834952533</text:p>
          </table:table-cell>
          <table:table-cell office:value-type="float" office:value="1.61499" calcext:value-type="float">
            <text:p>1.61499</text:p>
          </table:table-cell>
          <table:table-cell table:formula="of:=1/[.L89]" office:value-type="float" office:value="0.619198880488424" calcext:value-type="float">
            <text:p>0.6191988805</text:p>
          </table:table-cell>
          <table:table-cell office:value-type="float" office:value="1.01851" calcext:value-type="float">
            <text:p>1.01851</text:p>
          </table:table-cell>
          <table:table-cell table:formula="of:=[.M89]*[.N89]" office:value-type="float" office:value="0.630660251766265" calcext:value-type="float">
            <text:p>0.6306602518</text:p>
          </table:table-cell>
          <table:table-cell table:formula="of:=[.M89]+[.N89]" office:value-type="float" office:value="1.63770888048842" calcext:value-type="float">
            <text:p>1.637708880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5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5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5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5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5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5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5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5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5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5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5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019" calcext:value-type="float">
            <text:p>0.019</text:p>
          </table:table-cell>
          <table:table-cell office:value-type="float" office:value="0.271" calcext:value-type="float">
            <text:p>0.271</text:p>
          </table:table-cell>
          <table:table-cell office:value-type="float" office:value="0.706928" calcext:value-type="float">
            <text:p>0.706928</text:p>
          </table:table-cell>
          <table:table-cell office:value-type="float" office:value="0.601002" calcext:value-type="float">
            <text:p>0.601002</text:p>
          </table:table-cell>
          <table:table-cell office:value-type="float" office:value="0.469478" calcext:value-type="float">
            <text:p>0.469478</text:p>
          </table:table-cell>
          <table:table-cell office:value-type="float" office:value="0.273556" calcext:value-type="float">
            <text:p>0.273556</text:p>
          </table:table-cell>
          <table:table-cell table:formula="of:=AVERAGE([.E101:.H101])" office:value-type="float" office:value="0.512741" calcext:value-type="float">
            <text:p>0.512741</text:p>
          </table:table-cell>
          <table:table-cell office:value-type="float" office:value="1.24353" calcext:value-type="float">
            <text:p>1.24353</text:p>
          </table:table-cell>
          <table:table-cell table:formula="of:=1/[.J101]" office:value-type="float" office:value="0.804162344294066" calcext:value-type="float">
            <text:p>0.8041623443</text:p>
          </table:table-cell>
          <table:table-cell office:value-type="float" office:value="1.09753" calcext:value-type="float">
            <text:p>1.09753</text:p>
          </table:table-cell>
          <table:table-cell table:formula="of:=1/[.L101]" office:value-type="float" office:value="0.911136825417073" calcext:value-type="float">
            <text:p>0.9111368254</text:p>
          </table:table-cell>
          <table:table-cell office:value-type="float" office:value="1.0093" calcext:value-type="float">
            <text:p>1.0093</text:p>
          </table:table-cell>
          <table:table-cell table:formula="of:=[.M101]*[.N101]" office:value-type="float" office:value="0.919610397893452" calcext:value-type="float">
            <text:p>0.9196103979</text:p>
          </table:table-cell>
          <table:table-cell table:formula="of:=[.M101]+[.N101]" office:value-type="float" office:value="1.92043682541707" calcext:value-type="float">
            <text:p>1.920436825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3" calcext:value-type="float">
            <text:p>0.3</text:p>
          </table:table-cell>
          <table:table-cell office:value-type="float" office:value="0.716656" calcext:value-type="float">
            <text:p>0.716656</text:p>
          </table:table-cell>
          <table:table-cell office:value-type="float" office:value="0.605983" calcext:value-type="float">
            <text:p>0.605983</text:p>
          </table:table-cell>
          <table:table-cell office:value-type="float" office:value="0.476731" calcext:value-type="float">
            <text:p>0.476731</text:p>
          </table:table-cell>
          <table:table-cell office:value-type="float" office:value="0.291859" calcext:value-type="float">
            <text:p>0.291859</text:p>
          </table:table-cell>
          <table:table-cell table:formula="of:=AVERAGE([.E102:.H102])" office:value-type="float" office:value="0.52280725" calcext:value-type="float">
            <text:p>0.52280725</text:p>
          </table:table-cell>
          <table:table-cell office:value-type="float" office:value="1.21284" calcext:value-type="float">
            <text:p>1.21284</text:p>
          </table:table-cell>
          <table:table-cell table:formula="of:=1/[.J102]" office:value-type="float" office:value="0.824511064938492" calcext:value-type="float">
            <text:p>0.8245110649</text:p>
          </table:table-cell>
          <table:table-cell office:value-type="float" office:value="1.20272" calcext:value-type="float">
            <text:p>1.20272</text:p>
          </table:table-cell>
          <table:table-cell table:formula="of:=1/[.L102]" office:value-type="float" office:value="0.831448716243182" calcext:value-type="float">
            <text:p>0.8314487162</text:p>
          </table:table-cell>
          <table:table-cell office:value-type="float" office:value="1.03128" calcext:value-type="float">
            <text:p>1.03128</text:p>
          </table:table-cell>
          <table:table-cell table:formula="of:=[.M102]*[.N102]" office:value-type="float" office:value="0.857456432087269" calcext:value-type="float">
            <text:p>0.8574564321</text:p>
          </table:table-cell>
          <table:table-cell table:formula="of:=[.M102]+[.N102]" office:value-type="float" office:value="1.86272871624318" calcext:value-type="float">
            <text:p>1.862728716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3" calcext:value-type="float">
            <text:p>0.3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09186" calcext:value-type="float">
            <text:p>0.609186</text:p>
          </table:table-cell>
          <table:table-cell office:value-type="float" office:value="0.461111" calcext:value-type="float">
            <text:p>0.461111</text:p>
          </table:table-cell>
          <table:table-cell office:value-type="float" office:value="0.285714" calcext:value-type="float">
            <text:p>0.285714</text:p>
          </table:table-cell>
          <table:table-cell table:formula="of:=AVERAGE([.E103:.H103])" office:value-type="float" office:value="0.51443325" calcext:value-type="float">
            <text:p>0.51443325</text:p>
          </table:table-cell>
          <table:table-cell office:value-type="float" office:value="1.23246" calcext:value-type="float">
            <text:p>1.23246</text:p>
          </table:table-cell>
          <table:table-cell table:formula="of:=1/[.J103]" office:value-type="float" office:value="0.811385359362576" calcext:value-type="float">
            <text:p>0.8113853594</text:p>
          </table:table-cell>
          <table:table-cell office:value-type="float" office:value="1.18654" calcext:value-type="float">
            <text:p>1.18654</text:p>
          </table:table-cell>
          <table:table-cell table:formula="of:=1/[.L103]" office:value-type="float" office:value="0.842786589579787" calcext:value-type="float">
            <text:p>0.8427865896</text:p>
          </table:table-cell>
          <table:table-cell office:value-type="float" office:value="1.02604" calcext:value-type="float">
            <text:p>1.02604</text:p>
          </table:table-cell>
          <table:table-cell table:formula="of:=[.M103]*[.N103]" office:value-type="float" office:value="0.864732752372444" calcext:value-type="float">
            <text:p>0.8647327524</text:p>
          </table:table-cell>
          <table:table-cell table:formula="of:=[.M103]+[.N103]" office:value-type="float" office:value="1.86882658957979" calcext:value-type="float">
            <text:p>1.868826589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022" calcext:value-type="float">
            <text:p>0.022</text:p>
          </table:table-cell>
          <table:table-cell office:value-type="float" office:value="0.3" calcext:value-type="float">
            <text:p>0.3</text:p>
          </table:table-cell>
          <table:table-cell office:value-type="float" office:value="0.690608" calcext:value-type="float">
            <text:p>0.690608</text:p>
          </table:table-cell>
          <table:table-cell office:value-type="float" office:value="0.583127" calcext:value-type="float">
            <text:p>0.583127</text:p>
          </table:table-cell>
          <table:table-cell office:value-type="float" office:value="0.460963" calcext:value-type="float">
            <text:p>0.460963</text:p>
          </table:table-cell>
          <table:table-cell office:value-type="float" office:value="0.254438" calcext:value-type="float">
            <text:p>0.254438</text:p>
          </table:table-cell>
          <table:table-cell table:formula="of:=AVERAGE([.E104:.H104])" office:value-type="float" office:value="0.497284" calcext:value-type="float">
            <text:p>0.497284</text:p>
          </table:table-cell>
          <table:table-cell office:value-type="float" office:value="1.22537" calcext:value-type="float">
            <text:p>1.22537</text:p>
          </table:table-cell>
          <table:table-cell table:formula="of:=1/[.J104]" office:value-type="float" office:value="0.816080041130434" calcext:value-type="float">
            <text:p>0.8160800411</text:p>
          </table:table-cell>
          <table:table-cell office:value-type="float" office:value="1.16325" calcext:value-type="float">
            <text:p>1.16325</text:p>
          </table:table-cell>
          <table:table-cell table:formula="of:=1/[.L104]" office:value-type="float" office:value="0.859660434128519" calcext:value-type="float">
            <text:p>0.8596604341</text:p>
          </table:table-cell>
          <table:table-cell office:value-type="float" office:value="1.02404" calcext:value-type="float">
            <text:p>1.02404</text:p>
          </table:table-cell>
          <table:table-cell table:formula="of:=[.M104]*[.N104]" office:value-type="float" office:value="0.880326670964969" calcext:value-type="float">
            <text:p>0.880326671</text:p>
          </table:table-cell>
          <table:table-cell table:formula="of:=[.M104]+[.N104]" office:value-type="float" office:value="1.88370043412852" calcext:value-type="float">
            <text:p>1.883700434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3" calcext:value-type="float">
            <text:p>0.3</text:p>
          </table:table-cell>
          <table:table-cell office:value-type="float" office:value="0.701668" calcext:value-type="float">
            <text:p>0.701668</text:p>
          </table:table-cell>
          <table:table-cell office:value-type="float" office:value="0.607317" calcext:value-type="float">
            <text:p>0.607317</text:p>
          </table:table-cell>
          <table:table-cell office:value-type="float" office:value="0.462736" calcext:value-type="float">
            <text:p>0.462736</text:p>
          </table:table-cell>
          <table:table-cell office:value-type="float" office:value="0.285503" calcext:value-type="float">
            <text:p>0.285503</text:p>
          </table:table-cell>
          <table:table-cell table:formula="of:=AVERAGE([.E105:.H105])" office:value-type="float" office:value="0.514306" calcext:value-type="float">
            <text:p>0.514306</text:p>
          </table:table-cell>
          <table:table-cell office:value-type="float" office:value="1.30367" calcext:value-type="float">
            <text:p>1.30367</text:p>
          </table:table-cell>
          <table:table-cell table:formula="of:=1/[.J105]" office:value-type="float" office:value="0.7670652849264" calcext:value-type="float">
            <text:p>0.7670652849</text:p>
          </table:table-cell>
          <table:table-cell office:value-type="float" office:value="1.22294" calcext:value-type="float">
            <text:p>1.22294</text:p>
          </table:table-cell>
          <table:table-cell table:formula="of:=1/[.L105]" office:value-type="float" office:value="0.817701604330548" calcext:value-type="float">
            <text:p>0.8177016043</text:p>
          </table:table-cell>
          <table:table-cell office:value-type="float" office:value="1.03023" calcext:value-type="float">
            <text:p>1.03023</text:p>
          </table:table-cell>
          <table:table-cell table:formula="of:=[.M105]*[.N105]" office:value-type="float" office:value="0.84242072382946" calcext:value-type="float">
            <text:p>0.8424207238</text:p>
          </table:table-cell>
          <table:table-cell table:formula="of:=[.M105]+[.N105]" office:value-type="float" office:value="1.84793160433055" calcext:value-type="float">
            <text:p>1.847931604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297" calcext:value-type="float">
            <text:p>0.297</text:p>
          </table:table-cell>
          <table:table-cell office:value-type="float" office:value="0.713836" calcext:value-type="float">
            <text:p>0.713836</text:p>
          </table:table-cell>
          <table:table-cell office:value-type="float" office:value="0.60262" calcext:value-type="float">
            <text:p>0.60262</text:p>
          </table:table-cell>
          <table:table-cell office:value-type="float" office:value="0.482955" calcext:value-type="float">
            <text:p>0.482955</text:p>
          </table:table-cell>
          <table:table-cell office:value-type="float" office:value="0.295666" calcext:value-type="float">
            <text:p>0.295666</text:p>
          </table:table-cell>
          <table:table-cell table:formula="of:=AVERAGE([.E106:.H106])" office:value-type="float" office:value="0.52376925" calcext:value-type="float">
            <text:p>0.52376925</text:p>
          </table:table-cell>
          <table:table-cell office:value-type="float" office:value="1.19328" calcext:value-type="float">
            <text:p>1.19328</text:p>
          </table:table-cell>
          <table:table-cell table:formula="of:=1/[.J106]" office:value-type="float" office:value="0.838026280504156" calcext:value-type="float">
            <text:p>0.8380262805</text:p>
          </table:table-cell>
          <table:table-cell office:value-type="float" office:value="1.16891" calcext:value-type="float">
            <text:p>1.16891</text:p>
          </table:table-cell>
          <table:table-cell table:formula="of:=1/[.L106]" office:value-type="float" office:value="0.855497856977868" calcext:value-type="float">
            <text:p>0.855497857</text:p>
          </table:table-cell>
          <table:table-cell office:value-type="float" office:value="1.02911" calcext:value-type="float">
            <text:p>1.02911</text:p>
          </table:table-cell>
          <table:table-cell table:formula="of:=[.M106]*[.N106]" office:value-type="float" office:value="0.880401399594494" calcext:value-type="float">
            <text:p>0.8804013996</text:p>
          </table:table-cell>
          <table:table-cell table:formula="of:=[.M106]+[.N106]" office:value-type="float" office:value="1.88460785697787" calcext:value-type="float">
            <text:p>1.88460785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299" calcext:value-type="float">
            <text:p>0.299</text:p>
          </table:table-cell>
          <table:table-cell office:value-type="float" office:value="0.701107" calcext:value-type="float">
            <text:p>0.701107</text:p>
          </table:table-cell>
          <table:table-cell office:value-type="float" office:value="0.597015" calcext:value-type="float">
            <text:p>0.597015</text:p>
          </table:table-cell>
          <table:table-cell office:value-type="float" office:value="0.471739" calcext:value-type="float">
            <text:p>0.471739</text:p>
          </table:table-cell>
          <table:table-cell office:value-type="float" office:value="0.286344" calcext:value-type="float">
            <text:p>0.286344</text:p>
          </table:table-cell>
          <table:table-cell table:formula="of:=AVERAGE([.E107:.H107])" office:value-type="float" office:value="0.51405125" calcext:value-type="float">
            <text:p>0.51405125</text:p>
          </table:table-cell>
          <table:table-cell office:value-type="float" office:value="1.28332" calcext:value-type="float">
            <text:p>1.28332</text:p>
          </table:table-cell>
          <table:table-cell table:formula="of:=1/[.J107]" office:value-type="float" office:value="0.779228875105196" calcext:value-type="float">
            <text:p>0.7792288751</text:p>
          </table:table-cell>
          <table:table-cell office:value-type="float" office:value="1.24674" calcext:value-type="float">
            <text:p>1.24674</text:p>
          </table:table-cell>
          <table:table-cell table:formula="of:=1/[.L107]" office:value-type="float" office:value="0.802091855559299" calcext:value-type="float">
            <text:p>0.8020918556</text:p>
          </table:table-cell>
          <table:table-cell office:value-type="float" office:value="1.05443" calcext:value-type="float">
            <text:p>1.05443</text:p>
          </table:table-cell>
          <table:table-cell table:formula="of:=[.M107]*[.N107]" office:value-type="float" office:value="0.845749715257391" calcext:value-type="float">
            <text:p>0.8457497153</text:p>
          </table:table-cell>
          <table:table-cell table:formula="of:=[.M107]+[.N107]" office:value-type="float" office:value="1.8565218555593" calcext:value-type="float">
            <text:p>1.856521855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03" calcext:value-type="float">
            <text:p>0.03</text:p>
          </table:table-cell>
          <table:table-cell office:value-type="float" office:value="0.297" calcext:value-type="float">
            <text:p>0.297</text:p>
          </table:table-cell>
          <table:table-cell office:value-type="float" office:value="0.704261" calcext:value-type="float">
            <text:p>0.704261</text:p>
          </table:table-cell>
          <table:table-cell office:value-type="float" office:value="0.598639" calcext:value-type="float">
            <text:p>0.598639</text:p>
          </table:table-cell>
          <table:table-cell office:value-type="float" office:value="0.472036" calcext:value-type="float">
            <text:p>0.472036</text:p>
          </table:table-cell>
          <table:table-cell office:value-type="float" office:value="0.278287" calcext:value-type="float">
            <text:p>0.278287</text:p>
          </table:table-cell>
          <table:table-cell table:formula="of:=AVERAGE([.E108:.H108])" office:value-type="float" office:value="0.51330575" calcext:value-type="float">
            <text:p>0.51330575</text:p>
          </table:table-cell>
          <table:table-cell office:value-type="float" office:value="1.26933" calcext:value-type="float">
            <text:p>1.26933</text:p>
          </table:table-cell>
          <table:table-cell table:formula="of:=1/[.J108]" office:value-type="float" office:value="0.787817194898096" calcext:value-type="float">
            <text:p>0.7878171949</text:p>
          </table:table-cell>
          <table:table-cell office:value-type="float" office:value="1.35168" calcext:value-type="float">
            <text:p>1.35168</text:p>
          </table:table-cell>
          <table:table-cell table:formula="of:=1/[.L108]" office:value-type="float" office:value="0.739820075757576" calcext:value-type="float">
            <text:p>0.7398200758</text:p>
          </table:table-cell>
          <table:table-cell office:value-type="float" office:value="1.02152" calcext:value-type="float">
            <text:p>1.02152</text:p>
          </table:table-cell>
          <table:table-cell table:formula="of:=[.M108]*[.N108]" office:value-type="float" office:value="0.755741003787879" calcext:value-type="float">
            <text:p>0.7557410038</text:p>
          </table:table-cell>
          <table:table-cell table:formula="of:=[.M108]+[.N108]" office:value-type="float" office:value="1.76134007575758" calcext:value-type="float">
            <text:p>1.761340075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3" calcext:value-type="float">
            <text:p>0.3</text:p>
          </table:table-cell>
          <table:table-cell office:value-type="float" office:value="0.682911" calcext:value-type="float">
            <text:p>0.682911</text:p>
          </table:table-cell>
          <table:table-cell office:value-type="float" office:value="0.573799" calcext:value-type="float">
            <text:p>0.573799</text:p>
          </table:table-cell>
          <table:table-cell office:value-type="float" office:value="0.445455" calcext:value-type="float">
            <text:p>0.445455</text:p>
          </table:table-cell>
          <table:table-cell office:value-type="float" office:value="0.267267" calcext:value-type="float">
            <text:p>0.267267</text:p>
          </table:table-cell>
          <table:table-cell table:formula="of:=AVERAGE([.E109:.H109])" office:value-type="float" office:value="0.492358" calcext:value-type="float">
            <text:p>0.492358</text:p>
          </table:table-cell>
          <table:table-cell office:value-type="float" office:value="1.13551" calcext:value-type="float">
            <text:p>1.13551</text:p>
          </table:table-cell>
          <table:table-cell table:formula="of:=1/[.J109]" office:value-type="float" office:value="0.880661552958583" calcext:value-type="float">
            <text:p>0.880661553</text:p>
          </table:table-cell>
          <table:table-cell office:value-type="float" office:value="1.34855" calcext:value-type="float">
            <text:p>1.34855</text:p>
          </table:table-cell>
          <table:table-cell table:formula="of:=1/[.L109]" office:value-type="float" office:value="0.741537206629343" calcext:value-type="float">
            <text:p>0.7415372066</text:p>
          </table:table-cell>
          <table:table-cell office:value-type="float" office:value="1.04285" calcext:value-type="float">
            <text:p>1.04285</text:p>
          </table:table-cell>
          <table:table-cell table:formula="of:=[.M109]*[.N109]" office:value-type="float" office:value="0.77331207593341" calcext:value-type="float">
            <text:p>0.7733120759</text:p>
          </table:table-cell>
          <table:table-cell table:formula="of:=[.M109]+[.N109]" office:value-type="float" office:value="1.78438720662934" calcext:value-type="float">
            <text:p>1.784387206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3" calcext:value-type="float">
            <text:p>0.3</text:p>
          </table:table-cell>
          <table:table-cell office:value-type="float" office:value="0.667674" calcext:value-type="float">
            <text:p>0.667674</text:p>
          </table:table-cell>
          <table:table-cell office:value-type="float" office:value="0.552117" calcext:value-type="float">
            <text:p>0.552117</text:p>
          </table:table-cell>
          <table:table-cell office:value-type="float" office:value="0.428868" calcext:value-type="float">
            <text:p>0.428868</text:p>
          </table:table-cell>
          <table:table-cell office:value-type="float" office:value="0.250681" calcext:value-type="float">
            <text:p>0.250681</text:p>
          </table:table-cell>
          <table:table-cell table:formula="of:=AVERAGE([.E110:.H110])" office:value-type="float" office:value="0.474835" calcext:value-type="float">
            <text:p>0.474835</text:p>
          </table:table-cell>
          <table:table-cell office:value-type="float" office:value="1.26157" calcext:value-type="float">
            <text:p>1.26157</text:p>
          </table:table-cell>
          <table:table-cell table:formula="of:=1/[.J110]" office:value-type="float" office:value="0.792663110251512" calcext:value-type="float">
            <text:p>0.7926631103</text:p>
          </table:table-cell>
          <table:table-cell office:value-type="float" office:value="1.39576" calcext:value-type="float">
            <text:p>1.39576</text:p>
          </table:table-cell>
          <table:table-cell table:formula="of:=1/[.L110]" office:value-type="float" office:value="0.71645555109761" calcext:value-type="float">
            <text:p>0.7164555511</text:p>
          </table:table-cell>
          <table:table-cell office:value-type="float" office:value="1.03899" calcext:value-type="float">
            <text:p>1.03899</text:p>
          </table:table-cell>
          <table:table-cell table:formula="of:=[.M110]*[.N110]" office:value-type="float" office:value="0.744390153034906" calcext:value-type="float">
            <text:p>0.744390153</text:p>
          </table:table-cell>
          <table:table-cell table:formula="of:=[.M110]+[.N110]" office:value-type="float" office:value="1.75544555109761" calcext:value-type="float">
            <text:p>1.755445551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3" calcext:value-type="float">
            <text:p>0.3</text:p>
          </table:table-cell>
          <table:table-cell office:value-type="float" office:value="0.665217" calcext:value-type="float">
            <text:p>0.665217</text:p>
          </table:table-cell>
          <table:table-cell office:value-type="float" office:value="0.54322" calcext:value-type="float">
            <text:p>0.54322</text:p>
          </table:table-cell>
          <table:table-cell office:value-type="float" office:value="0.39574" calcext:value-type="float">
            <text:p>0.39574</text:p>
          </table:table-cell>
          <table:table-cell office:value-type="float" office:value="0.218841" calcext:value-type="float">
            <text:p>0.218841</text:p>
          </table:table-cell>
          <table:table-cell table:formula="of:=AVERAGE([.E111:.H111])" office:value-type="float" office:value="0.4557545" calcext:value-type="float">
            <text:p>0.4557545</text:p>
          </table:table-cell>
          <table:table-cell office:value-type="float" office:value="1.30424" calcext:value-type="float">
            <text:p>1.30424</text:p>
          </table:table-cell>
          <table:table-cell table:formula="of:=1/[.J111]" office:value-type="float" office:value="0.766730049684107" calcext:value-type="float">
            <text:p>0.7667300497</text:p>
          </table:table-cell>
          <table:table-cell office:value-type="float" office:value="1.4224" calcext:value-type="float">
            <text:p>1.4224</text:p>
          </table:table-cell>
          <table:table-cell table:formula="of:=1/[.L111]" office:value-type="float" office:value="0.703037120359955" calcext:value-type="float">
            <text:p>0.7030371204</text:p>
          </table:table-cell>
          <table:table-cell office:value-type="float" office:value="1.0486" calcext:value-type="float">
            <text:p>1.0486</text:p>
          </table:table-cell>
          <table:table-cell table:formula="of:=[.M111]*[.N111]" office:value-type="float" office:value="0.737204724409449" calcext:value-type="float">
            <text:p>0.7372047244</text:p>
          </table:table-cell>
          <table:table-cell table:formula="of:=[.M111]+[.N111]" office:value-type="float" office:value="1.75163712035996" calcext:value-type="float">
            <text:p>1.751637120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299" calcext:value-type="float">
            <text:p>0.299</text:p>
          </table:table-cell>
          <table:table-cell office:value-type="float" office:value="0.688464" calcext:value-type="float">
            <text:p>0.688464</text:p>
          </table:table-cell>
          <table:table-cell office:value-type="float" office:value="0.572396" calcext:value-type="float">
            <text:p>0.572396</text:p>
          </table:table-cell>
          <table:table-cell office:value-type="float" office:value="0.431306" calcext:value-type="float">
            <text:p>0.431306</text:p>
          </table:table-cell>
          <table:table-cell office:value-type="float" office:value="0.268116" calcext:value-type="float">
            <text:p>0.268116</text:p>
          </table:table-cell>
          <table:table-cell table:formula="of:=AVERAGE([.E112:.H112])" office:value-type="float" office:value="0.4900705" calcext:value-type="float">
            <text:p>0.4900705</text:p>
          </table:table-cell>
          <table:table-cell office:value-type="float" office:value="1.35681" calcext:value-type="float">
            <text:p>1.35681</text:p>
          </table:table-cell>
          <table:table-cell table:formula="of:=1/[.J112]" office:value-type="float" office:value="0.73702286981965" calcext:value-type="float">
            <text:p>0.7370228698</text:p>
          </table:table-cell>
          <table:table-cell office:value-type="float" office:value="1.38762" calcext:value-type="float">
            <text:p>1.38762</text:p>
          </table:table-cell>
          <table:table-cell table:formula="of:=1/[.L112]" office:value-type="float" office:value="0.720658393508309" calcext:value-type="float">
            <text:p>0.7206583935</text:p>
          </table:table-cell>
          <table:table-cell office:value-type="float" office:value="1.02986" calcext:value-type="float">
            <text:p>1.02986</text:p>
          </table:table-cell>
          <table:table-cell table:formula="of:=[.M112]*[.N112]" office:value-type="float" office:value="0.742177253138467" calcext:value-type="float">
            <text:p>0.7421772531</text:p>
          </table:table-cell>
          <table:table-cell table:formula="of:=[.M112]+[.N112]" office:value-type="float" office:value="1.75051839350831" calcext:value-type="float">
            <text:p>1.750518393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049" calcext:value-type="float">
            <text:p>0.049</text:p>
          </table:table-cell>
          <table:table-cell office:value-type="float" office:value="0.299" calcext:value-type="float">
            <text:p>0.299</text:p>
          </table:table-cell>
          <table:table-cell office:value-type="float" office:value="0.659601" calcext:value-type="float">
            <text:p>0.659601</text:p>
          </table:table-cell>
          <table:table-cell office:value-type="float" office:value="0.558252" calcext:value-type="float">
            <text:p>0.558252</text:p>
          </table:table-cell>
          <table:table-cell office:value-type="float" office:value="0.426471" calcext:value-type="float">
            <text:p>0.426471</text:p>
          </table:table-cell>
          <table:table-cell office:value-type="float" office:value="0.252055" calcext:value-type="float">
            <text:p>0.252055</text:p>
          </table:table-cell>
          <table:table-cell table:formula="of:=AVERAGE([.E113:.H113])" office:value-type="float" office:value="0.47409475" calcext:value-type="float">
            <text:p>0.47409475</text:p>
          </table:table-cell>
          <table:table-cell office:value-type="float" office:value="1.30173" calcext:value-type="float">
            <text:p>1.30173</text:p>
          </table:table-cell>
          <table:table-cell table:formula="of:=1/[.J113]" office:value-type="float" office:value="0.76820846104799" calcext:value-type="float">
            <text:p>0.768208461</text:p>
          </table:table-cell>
          <table:table-cell office:value-type="float" office:value="1.39095" calcext:value-type="float">
            <text:p>1.39095</text:p>
          </table:table-cell>
          <table:table-cell table:formula="of:=1/[.L113]" office:value-type="float" office:value="0.71893310327474" calcext:value-type="float">
            <text:p>0.7189331033</text:p>
          </table:table-cell>
          <table:table-cell office:value-type="float" office:value="1.02029" calcext:value-type="float">
            <text:p>1.02029</text:p>
          </table:table-cell>
          <table:table-cell table:formula="of:=[.M113]*[.N113]" office:value-type="float" office:value="0.733520255940185" calcext:value-type="float">
            <text:p>0.7335202559</text:p>
          </table:table-cell>
          <table:table-cell table:formula="of:=[.M113]+[.N113]" office:value-type="float" office:value="1.73922310327474" calcext:value-type="float">
            <text:p>1.739223103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299" calcext:value-type="float">
            <text:p>0.299</text:p>
          </table:table-cell>
          <table:table-cell office:value-type="float" office:value="0.680651" calcext:value-type="float">
            <text:p>0.680651</text:p>
          </table:table-cell>
          <table:table-cell office:value-type="float" office:value="0.572864" calcext:value-type="float">
            <text:p>0.572864</text:p>
          </table:table-cell>
          <table:table-cell office:value-type="float" office:value="0.451023" calcext:value-type="float">
            <text:p>0.451023</text:p>
          </table:table-cell>
          <table:table-cell office:value-type="float" office:value="0.285714" calcext:value-type="float">
            <text:p>0.285714</text:p>
          </table:table-cell>
          <table:table-cell table:formula="of:=AVERAGE([.E114:.H114])" office:value-type="float" office:value="0.497563" calcext:value-type="float">
            <text:p>0.497563</text:p>
          </table:table-cell>
          <table:table-cell office:value-type="float" office:value="1.30905" calcext:value-type="float">
            <text:p>1.30905</text:p>
          </table:table-cell>
          <table:table-cell table:formula="of:=1/[.J114]" office:value-type="float" office:value="0.763912761162675" calcext:value-type="float">
            <text:p>0.7639127612</text:p>
          </table:table-cell>
          <table:table-cell office:value-type="float" office:value="1.40827" calcext:value-type="float">
            <text:p>1.40827</text:p>
          </table:table-cell>
          <table:table-cell table:formula="of:=1/[.L114]" office:value-type="float" office:value="0.710091104688732" calcext:value-type="float">
            <text:p>0.7100911047</text:p>
          </table:table-cell>
          <table:table-cell office:value-type="float" office:value="1.03458" calcext:value-type="float">
            <text:p>1.03458</text:p>
          </table:table-cell>
          <table:table-cell table:formula="of:=[.M114]*[.N114]" office:value-type="float" office:value="0.734646055088868" calcext:value-type="float">
            <text:p>0.7346460551</text:p>
          </table:table-cell>
          <table:table-cell table:formula="of:=[.M114]+[.N114]" office:value-type="float" office:value="1.74467110468873" calcext:value-type="float">
            <text:p>1.744671104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291" calcext:value-type="float">
            <text:p>0.291</text:p>
          </table:table-cell>
          <table:table-cell office:value-type="float" office:value="0.666875" calcext:value-type="float">
            <text:p>0.666875</text:p>
          </table:table-cell>
          <table:table-cell office:value-type="float" office:value="0.558775" calcext:value-type="float">
            <text:p>0.558775</text:p>
          </table:table-cell>
          <table:table-cell office:value-type="float" office:value="0.421281" calcext:value-type="float">
            <text:p>0.421281</text:p>
          </table:table-cell>
          <table:table-cell office:value-type="float" office:value="0.234195" calcext:value-type="float">
            <text:p>0.234195</text:p>
          </table:table-cell>
          <table:table-cell table:formula="of:=AVERAGE([.E115:.H115])" office:value-type="float" office:value="0.4702815" calcext:value-type="float">
            <text:p>0.4702815</text:p>
          </table:table-cell>
          <table:table-cell office:value-type="float" office:value="1.36553" calcext:value-type="float">
            <text:p>1.36553</text:p>
          </table:table-cell>
          <table:table-cell table:formula="of:=1/[.J115]" office:value-type="float" office:value="0.732316389973124" calcext:value-type="float">
            <text:p>0.73231639</text:p>
          </table:table-cell>
          <table:table-cell office:value-type="float" office:value="1.40316" calcext:value-type="float">
            <text:p>1.40316</text:p>
          </table:table-cell>
          <table:table-cell table:formula="of:=1/[.L115]" office:value-type="float" office:value="0.712677100259414" calcext:value-type="float">
            <text:p>0.7126771003</text:p>
          </table:table-cell>
          <table:table-cell office:value-type="float" office:value="1.03254" calcext:value-type="float">
            <text:p>1.03254</text:p>
          </table:table-cell>
          <table:table-cell table:formula="of:=[.M115]*[.N115]" office:value-type="float" office:value="0.735867613101856" calcext:value-type="float">
            <text:p>0.7358676131</text:p>
          </table:table-cell>
          <table:table-cell table:formula="of:=[.M115]+[.N115]" office:value-type="float" office:value="1.74521710025941" calcext:value-type="float">
            <text:p>1.745217100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043" calcext:value-type="float">
            <text:p>0.043</text:p>
          </table:table-cell>
          <table:table-cell office:value-type="float" office:value="0.25" calcext:value-type="float">
            <text:p>0.25</text:p>
          </table:table-cell>
          <table:table-cell office:value-type="float" office:value="0.659722" calcext:value-type="float">
            <text:p>0.659722</text:p>
          </table:table-cell>
          <table:table-cell office:value-type="float" office:value="0.556379" calcext:value-type="float">
            <text:p>0.556379</text:p>
          </table:table-cell>
          <table:table-cell office:value-type="float" office:value="0.416035" calcext:value-type="float">
            <text:p>0.416035</text:p>
          </table:table-cell>
          <table:table-cell office:value-type="float" office:value="0.263661" calcext:value-type="float">
            <text:p>0.263661</text:p>
          </table:table-cell>
          <table:table-cell table:formula="of:=AVERAGE([.E116:.H116])" office:value-type="float" office:value="0.47394925" calcext:value-type="float">
            <text:p>0.47394925</text:p>
          </table:table-cell>
          <table:table-cell office:value-type="float" office:value="1.21928" calcext:value-type="float">
            <text:p>1.21928</text:p>
          </table:table-cell>
          <table:table-cell table:formula="of:=1/[.J116]" office:value-type="float" office:value="0.820156157732432" calcext:value-type="float">
            <text:p>0.8201561577</text:p>
          </table:table-cell>
          <table:table-cell office:value-type="float" office:value="1.53852" calcext:value-type="float">
            <text:p>1.53852</text:p>
          </table:table-cell>
          <table:table-cell table:formula="of:=1/[.L116]" office:value-type="float" office:value="0.649975300938564" calcext:value-type="float">
            <text:p>0.6499753009</text:p>
          </table:table-cell>
          <table:table-cell office:value-type="float" office:value="1.04683" calcext:value-type="float">
            <text:p>1.04683</text:p>
          </table:table-cell>
          <table:table-cell table:formula="of:=[.M116]*[.N116]" office:value-type="float" office:value="0.680413644281517" calcext:value-type="float">
            <text:p>0.6804136443</text:p>
          </table:table-cell>
          <table:table-cell table:formula="of:=[.M116]+[.N116]" office:value-type="float" office:value="1.69680530093856" calcext:value-type="float">
            <text:p>1.6968053009</text:p>
          </table:table-cell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245" calcext:value-type="float">
            <text:p>0.245</text:p>
          </table:table-cell>
          <table:table-cell office:value-type="float" office:value="0.702804" calcext:value-type="float">
            <text:p>0.702804</text:p>
          </table:table-cell>
          <table:table-cell office:value-type="float" office:value="0.575245" calcext:value-type="float">
            <text:p>0.575245</text:p>
          </table:table-cell>
          <table:table-cell office:value-type="float" office:value="0.445349" calcext:value-type="float">
            <text:p>0.445349</text:p>
          </table:table-cell>
          <table:table-cell office:value-type="float" office:value="0.251177" calcext:value-type="float">
            <text:p>0.251177</text:p>
          </table:table-cell>
          <table:table-cell table:formula="of:=AVERAGE([.E121:.H121])" office:value-type="float" office:value="0.49364375" calcext:value-type="float">
            <text:p>0.49364375</text:p>
          </table:table-cell>
          <table:table-cell office:value-type="float" office:value="1.3159" calcext:value-type="float">
            <text:p>1.3159</text:p>
          </table:table-cell>
          <table:table-cell table:formula="of:=1/[.J121]" office:value-type="float" office:value="0.75993616536211" calcext:value-type="float">
            <text:p>0.7599361654</text:p>
          </table:table-cell>
          <table:table-cell office:value-type="float" office:value="1.40692" calcext:value-type="float">
            <text:p>1.40692</text:p>
          </table:table-cell>
          <table:table-cell table:formula="of:=1/[.L121]" office:value-type="float" office:value="0.710772467517698" calcext:value-type="float">
            <text:p>0.7107724675</text:p>
          </table:table-cell>
          <table:table-cell office:value-type="float" office:value="1.0379" calcext:value-type="float">
            <text:p>1.0379</text:p>
          </table:table-cell>
          <table:table-cell table:formula="of:=[.M121]*[.N121]" office:value-type="float" office:value="0.737710744036619" calcext:value-type="float">
            <text:p>0.737710744</text:p>
          </table:table-cell>
          <table:table-cell table:formula="of:=[.M121]+[.N121]" office:value-type="float" office:value="1.7486724675177" calcext:value-type="float">
            <text:p>1.7486724675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037" calcext:value-type="float">
            <text:p>0.037</text:p>
          </table:table-cell>
          <table:table-cell office:value-type="float" office:value="0.3" calcext:value-type="float">
            <text:p>0.3</text:p>
          </table:table-cell>
          <table:table-cell office:value-type="float" office:value="0.711401" calcext:value-type="float">
            <text:p>0.711401</text:p>
          </table:table-cell>
          <table:table-cell office:value-type="float" office:value="0.592965" calcext:value-type="float">
            <text:p>0.592965</text:p>
          </table:table-cell>
          <table:table-cell office:value-type="float" office:value="0.474595" calcext:value-type="float">
            <text:p>0.474595</text:p>
          </table:table-cell>
          <table:table-cell office:value-type="float" office:value="0.266968" calcext:value-type="float">
            <text:p>0.266968</text:p>
          </table:table-cell>
          <table:table-cell table:formula="of:=AVERAGE([.E122:.H122])" office:value-type="float" office:value="0.51148225" calcext:value-type="float">
            <text:p>0.51148225</text:p>
          </table:table-cell>
          <table:table-cell office:value-type="float" office:value="1.28026" calcext:value-type="float">
            <text:p>1.28026</text:p>
          </table:table-cell>
          <table:table-cell table:formula="of:=1/[.J122]" office:value-type="float" office:value="0.781091340821396" calcext:value-type="float">
            <text:p>0.7810913408</text:p>
          </table:table-cell>
          <table:table-cell office:value-type="float" office:value="1.25629" calcext:value-type="float">
            <text:p>1.25629</text:p>
          </table:table-cell>
          <table:table-cell table:formula="of:=1/[.L122]" office:value-type="float" office:value="0.795994555397241" calcext:value-type="float">
            <text:p>0.7959945554</text:p>
          </table:table-cell>
          <table:table-cell office:value-type="float" office:value="1.04153" calcext:value-type="float">
            <text:p>1.04153</text:p>
          </table:table-cell>
          <table:table-cell table:formula="of:=[.M122]*[.N122]" office:value-type="float" office:value="0.829052209282889" calcext:value-type="float">
            <text:p>0.8290522093</text:p>
          </table:table-cell>
          <table:table-cell table:formula="of:=[.M122]+[.N122]" office:value-type="float" office:value="1.83752455539724" calcext:value-type="float">
            <text:p>1.8375245554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294" calcext:value-type="float">
            <text:p>0.294</text:p>
          </table:table-cell>
          <table:table-cell office:value-type="float" office:value="0.69226" calcext:value-type="float">
            <text:p>0.69226</text:p>
          </table:table-cell>
          <table:table-cell office:value-type="float" office:value="0.589256" calcext:value-type="float">
            <text:p>0.589256</text:p>
          </table:table-cell>
          <table:table-cell office:value-type="float" office:value="0.454446" calcext:value-type="float">
            <text:p>0.454446</text:p>
          </table:table-cell>
          <table:table-cell office:value-type="float" office:value="0.264793" calcext:value-type="float">
            <text:p>0.264793</text:p>
          </table:table-cell>
          <table:table-cell table:formula="of:=AVERAGE([.E123:.H123])" office:value-type="float" office:value="0.50018875" calcext:value-type="float">
            <text:p>0.50018875</text:p>
          </table:table-cell>
          <table:table-cell office:value-type="float" office:value="1.41872" calcext:value-type="float">
            <text:p>1.41872</text:p>
          </table:table-cell>
          <table:table-cell table:formula="of:=1/[.J123]" office:value-type="float" office:value="0.704860719521822" calcext:value-type="float">
            <text:p>0.7048607195</text:p>
          </table:table-cell>
          <table:table-cell office:value-type="float" office:value="1.23074" calcext:value-type="float">
            <text:p>1.23074</text:p>
          </table:table-cell>
          <table:table-cell table:formula="of:=1/[.L123]" office:value-type="float" office:value="0.812519297333312" calcext:value-type="float">
            <text:p>0.8125192973</text:p>
          </table:table-cell>
          <table:table-cell office:value-type="float" office:value="1.05637" calcext:value-type="float">
            <text:p>1.05637</text:p>
          </table:table-cell>
          <table:table-cell table:formula="of:=[.M123]*[.N123]" office:value-type="float" office:value="0.858321010123991" calcext:value-type="float">
            <text:p>0.8583210101</text:p>
          </table:table-cell>
          <table:table-cell table:formula="of:=[.M123]+[.N123]" office:value-type="float" office:value="1.86888929733331" calcext:value-type="float">
            <text:p>1.8688892973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3" calcext:value-type="float">
            <text:p>0.3</text:p>
          </table:table-cell>
          <table:table-cell office:value-type="float" office:value="0.718533" calcext:value-type="float">
            <text:p>0.718533</text:p>
          </table:table-cell>
          <table:table-cell office:value-type="float" office:value="0.613715" calcext:value-type="float">
            <text:p>0.613715</text:p>
          </table:table-cell>
          <table:table-cell office:value-type="float" office:value="0.489679" calcext:value-type="float">
            <text:p>0.489679</text:p>
          </table:table-cell>
          <table:table-cell office:value-type="float" office:value="0.300314" calcext:value-type="float">
            <text:p>0.300314</text:p>
          </table:table-cell>
          <table:table-cell table:formula="of:=AVERAGE([.E124:.H124])" office:value-type="float" office:value="0.53056025" calcext:value-type="float">
            <text:p>0.53056025</text:p>
          </table:table-cell>
          <table:table-cell office:value-type="float" office:value="1.43195" calcext:value-type="float">
            <text:p>1.43195</text:p>
          </table:table-cell>
          <table:table-cell table:formula="of:=1/[.J124]" office:value-type="float" office:value="0.698348406019763" calcext:value-type="float">
            <text:p>0.698348406</text:p>
          </table:table-cell>
          <table:table-cell office:value-type="float" office:value="1.22918" calcext:value-type="float">
            <text:p>1.22918</text:p>
          </table:table-cell>
          <table:table-cell table:formula="of:=1/[.L124]" office:value-type="float" office:value="0.813550497079354" calcext:value-type="float">
            <text:p>0.8135504971</text:p>
          </table:table-cell>
          <table:table-cell office:value-type="float" office:value="1.04098" calcext:value-type="float">
            <text:p>1.04098</text:p>
          </table:table-cell>
          <table:table-cell table:formula="of:=[.M124]*[.N124]" office:value-type="float" office:value="0.846889796449666" calcext:value-type="float">
            <text:p>0.8468897964</text:p>
          </table:table-cell>
          <table:table-cell table:formula="of:=[.M124]+[.N124]" office:value-type="float" office:value="1.85453049707935" calcext:value-type="float">
            <text:p>1.854530497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3" calcext:value-type="float">
            <text:p>0.3</text:p>
          </table:table-cell>
          <table:table-cell office:value-type="float" office:value="0.709202" calcext:value-type="float">
            <text:p>0.709202</text:p>
          </table:table-cell>
          <table:table-cell office:value-type="float" office:value="0.596596" calcext:value-type="float">
            <text:p>0.596596</text:p>
          </table:table-cell>
          <table:table-cell office:value-type="float" office:value="0.479693" calcext:value-type="float">
            <text:p>0.479693</text:p>
          </table:table-cell>
          <table:table-cell office:value-type="float" office:value="0.290419" calcext:value-type="float">
            <text:p>0.290419</text:p>
          </table:table-cell>
          <table:table-cell table:formula="of:=AVERAGE([.E125:.H125])" office:value-type="float" office:value="0.5189775" calcext:value-type="float">
            <text:p>0.5189775</text:p>
          </table:table-cell>
          <table:table-cell office:value-type="float" office:value="1.23923" calcext:value-type="float">
            <text:p>1.23923</text:p>
          </table:table-cell>
          <table:table-cell table:formula="of:=1/[.J125]" office:value-type="float" office:value="0.806952704501989" calcext:value-type="float">
            <text:p>0.8069527045</text:p>
          </table:table-cell>
          <table:table-cell office:value-type="float" office:value="1.30281" calcext:value-type="float">
            <text:p>1.30281</text:p>
          </table:table-cell>
          <table:table-cell table:formula="of:=1/[.L125]" office:value-type="float" office:value="0.767571633622708" calcext:value-type="float">
            <text:p>0.7675716336</text:p>
          </table:table-cell>
          <table:table-cell office:value-type="float" office:value="1.06654" calcext:value-type="float">
            <text:p>1.06654</text:p>
          </table:table-cell>
          <table:table-cell table:formula="of:=[.M125]*[.N125]" office:value-type="float" office:value="0.818645850123963" calcext:value-type="float">
            <text:p>0.8186458501</text:p>
          </table:table-cell>
          <table:table-cell table:formula="of:=[.M125]+[.N125]" office:value-type="float" office:value="1.83411163362271" calcext:value-type="float">
            <text:p>1.8341116336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031" calcext:value-type="float">
            <text:p>0.031</text:p>
          </table:table-cell>
          <table:table-cell office:value-type="float" office:value="0.285" calcext:value-type="float">
            <text:p>0.285</text:p>
          </table:table-cell>
          <table:table-cell office:value-type="float" office:value="0.716042" calcext:value-type="float">
            <text:p>0.716042</text:p>
          </table:table-cell>
          <table:table-cell office:value-type="float" office:value="0.612741" calcext:value-type="float">
            <text:p>0.612741</text:p>
          </table:table-cell>
          <table:table-cell office:value-type="float" office:value="0.498915" calcext:value-type="float">
            <text:p>0.498915</text:p>
          </table:table-cell>
          <table:table-cell office:value-type="float" office:value="0.318584" calcext:value-type="float">
            <text:p>0.318584</text:p>
          </table:table-cell>
          <table:table-cell table:formula="of:=AVERAGE([.E126:.H126])" office:value-type="float" office:value="0.5365705" calcext:value-type="float">
            <text:p>0.5365705</text:p>
          </table:table-cell>
          <table:table-cell office:value-type="float" office:value="1.29434" calcext:value-type="float">
            <text:p>1.29434</text:p>
          </table:table-cell>
          <table:table-cell table:formula="of:=1/[.J126]" office:value-type="float" office:value="0.772594526940371" calcext:value-type="float">
            <text:p>0.7725945269</text:p>
          </table:table-cell>
          <table:table-cell office:value-type="float" office:value="1.35959" calcext:value-type="float">
            <text:p>1.35959</text:p>
          </table:table-cell>
          <table:table-cell table:formula="of:=1/[.L126]" office:value-type="float" office:value="0.735515854044234" calcext:value-type="float">
            <text:p>0.735515854</text:p>
          </table:table-cell>
          <table:table-cell office:value-type="float" office:value="1.04215" calcext:value-type="float">
            <text:p>1.04215</text:p>
          </table:table-cell>
          <table:table-cell table:formula="of:=[.M126]*[.N126]" office:value-type="float" office:value="0.766517847292198" calcext:value-type="float">
            <text:p>0.7665178473</text:p>
          </table:table-cell>
          <table:table-cell table:formula="of:=[.M126]+[.N126]" office:value-type="float" office:value="1.77766585404423" calcext:value-type="float">
            <text:p>1.777665854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291" calcext:value-type="float">
            <text:p>0.291</text:p>
          </table:table-cell>
          <table:table-cell office:value-type="float" office:value="0.688697" calcext:value-type="float">
            <text:p>0.688697</text:p>
          </table:table-cell>
          <table:table-cell office:value-type="float" office:value="0.58209" calcext:value-type="float">
            <text:p>0.58209</text:p>
          </table:table-cell>
          <table:table-cell office:value-type="float" office:value="0.452769" calcext:value-type="float">
            <text:p>0.452769</text:p>
          </table:table-cell>
          <table:table-cell office:value-type="float" office:value="0.27897" calcext:value-type="float">
            <text:p>0.27897</text:p>
          </table:table-cell>
          <table:table-cell table:formula="of:=AVERAGE([.E127:.H127])" office:value-type="float" office:value="0.5006315" calcext:value-type="float">
            <text:p>0.5006315</text:p>
          </table:table-cell>
          <table:table-cell office:value-type="float" office:value="1.24176" calcext:value-type="float">
            <text:p>1.24176</text:p>
          </table:table-cell>
          <table:table-cell table:formula="of:=1/[.J127]" office:value-type="float" office:value="0.805308594253318" calcext:value-type="float">
            <text:p>0.8053085943</text:p>
          </table:table-cell>
          <table:table-cell office:value-type="float" office:value="1.32333" calcext:value-type="float">
            <text:p>1.32333</text:p>
          </table:table-cell>
          <table:table-cell table:formula="of:=1/[.L127]" office:value-type="float" office:value="0.755669409746624" calcext:value-type="float">
            <text:p>0.7556694097</text:p>
          </table:table-cell>
          <table:table-cell office:value-type="float" office:value="1.03854" calcext:value-type="float">
            <text:p>1.03854</text:p>
          </table:table-cell>
          <table:table-cell table:formula="of:=[.M127]*[.N127]" office:value-type="float" office:value="0.784792908798259" calcext:value-type="float">
            <text:p>0.7847929088</text:p>
          </table:table-cell>
          <table:table-cell table:formula="of:=[.M127]+[.N127]" office:value-type="float" office:value="1.79420940974662" calcext:value-type="float">
            <text:p>1.7942094097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3" calcext:value-type="float">
            <text:p>0.3</text:p>
          </table:table-cell>
          <table:table-cell office:value-type="float" office:value="0.704686" calcext:value-type="float">
            <text:p>0.704686</text:p>
          </table:table-cell>
          <table:table-cell office:value-type="float" office:value="0.596121" calcext:value-type="float">
            <text:p>0.596121</text:p>
          </table:table-cell>
          <table:table-cell office:value-type="float" office:value="0.477074" calcext:value-type="float">
            <text:p>0.477074</text:p>
          </table:table-cell>
          <table:table-cell office:value-type="float" office:value="0.296623" calcext:value-type="float">
            <text:p>0.296623</text:p>
          </table:table-cell>
          <table:table-cell table:formula="of:=AVERAGE([.E128:.H128])" office:value-type="float" office:value="0.518626" calcext:value-type="float">
            <text:p>0.518626</text:p>
          </table:table-cell>
          <table:table-cell office:value-type="float" office:value="1.30634" calcext:value-type="float">
            <text:p>1.30634</text:p>
          </table:table-cell>
          <table:table-cell table:formula="of:=1/[.J128]" office:value-type="float" office:value="0.765497496823185" calcext:value-type="float">
            <text:p>0.7654974968</text:p>
          </table:table-cell>
          <table:table-cell office:value-type="float" office:value="1.3303" calcext:value-type="float">
            <text:p>1.3303</text:p>
          </table:table-cell>
          <table:table-cell table:formula="of:=1/[.L128]" office:value-type="float" office:value="0.751710140569796" calcext:value-type="float">
            <text:p>0.7517101406</text:p>
          </table:table-cell>
          <table:table-cell office:value-type="float" office:value="1.05001" calcext:value-type="float">
            <text:p>1.05001</text:p>
          </table:table-cell>
          <table:table-cell table:formula="of:=[.M128]*[.N128]" office:value-type="float" office:value="0.789303164699692" calcext:value-type="float">
            <text:p>0.7893031647</text:p>
          </table:table-cell>
          <table:table-cell table:formula="of:=[.M128]+[.N128]" office:value-type="float" office:value="1.8017201405698" calcext:value-type="float">
            <text:p>1.8017201406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023" calcext:value-type="float">
            <text:p>0.023</text:p>
          </table:table-cell>
          <table:table-cell office:value-type="float" office:value="0.3" calcext:value-type="float">
            <text:p>0.3</text:p>
          </table:table-cell>
          <table:table-cell office:value-type="float" office:value="0.702516" calcext:value-type="float">
            <text:p>0.702516</text:p>
          </table:table-cell>
          <table:table-cell office:value-type="float" office:value="0.600844" calcext:value-type="float">
            <text:p>0.600844</text:p>
          </table:table-cell>
          <table:table-cell office:value-type="float" office:value="0.471508" calcext:value-type="float">
            <text:p>0.471508</text:p>
          </table:table-cell>
          <table:table-cell office:value-type="float" office:value="0.283333" calcext:value-type="float">
            <text:p>0.283333</text:p>
          </table:table-cell>
          <table:table-cell table:formula="of:=AVERAGE([.E129:.H129])" office:value-type="float" office:value="0.51455025" calcext:value-type="float">
            <text:p>0.51455025</text:p>
          </table:table-cell>
          <table:table-cell office:value-type="float" office:value="1.17527" calcext:value-type="float">
            <text:p>1.17527</text:p>
          </table:table-cell>
          <table:table-cell table:formula="of:=1/[.J129]" office:value-type="float" office:value="0.850868311111489" calcext:value-type="float">
            <text:p>0.8508683111</text:p>
          </table:table-cell>
          <table:table-cell office:value-type="float" office:value="1.32399" calcext:value-type="float">
            <text:p>1.32399</text:p>
          </table:table-cell>
          <table:table-cell table:formula="of:=1/[.L129]" office:value-type="float" office:value="0.755292713691191" calcext:value-type="float">
            <text:p>0.7552927137</text:p>
          </table:table-cell>
          <table:table-cell office:value-type="float" office:value="1.04576" calcext:value-type="float">
            <text:p>1.04576</text:p>
          </table:table-cell>
          <table:table-cell table:formula="of:=[.M129]*[.N129]" office:value-type="float" office:value="0.7898549082697" calcext:value-type="float">
            <text:p>0.7898549083</text:p>
          </table:table-cell>
          <table:table-cell table:formula="of:=[.M129]+[.N129]" office:value-type="float" office:value="1.80105271369119" calcext:value-type="float">
            <text:p>1.8010527137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299" calcext:value-type="float">
            <text:p>0.299</text:p>
          </table:table-cell>
          <table:table-cell office:value-type="float" office:value="0.710952" calcext:value-type="float">
            <text:p>0.710952</text:p>
          </table:table-cell>
          <table:table-cell office:value-type="float" office:value="0.601485" calcext:value-type="float">
            <text:p>0.601485</text:p>
          </table:table-cell>
          <table:table-cell office:value-type="float" office:value="0.473282" calcext:value-type="float">
            <text:p>0.473282</text:p>
          </table:table-cell>
          <table:table-cell office:value-type="float" office:value="0.278027" calcext:value-type="float">
            <text:p>0.278027</text:p>
          </table:table-cell>
          <table:table-cell table:formula="of:=AVERAGE([.E130:.H130])" office:value-type="float" office:value="0.5159365" calcext:value-type="float">
            <text:p>0.5159365</text:p>
          </table:table-cell>
          <table:table-cell office:value-type="float" office:value="1.17019" calcext:value-type="float">
            <text:p>1.17019</text:p>
          </table:table-cell>
          <table:table-cell table:formula="of:=1/[.J130]" office:value-type="float" office:value="0.854562079662277" calcext:value-type="float">
            <text:p>0.8545620797</text:p>
          </table:table-cell>
          <table:table-cell office:value-type="float" office:value="1.27986" calcext:value-type="float">
            <text:p>1.27986</text:p>
          </table:table-cell>
          <table:table-cell table:formula="of:=1/[.L130]" office:value-type="float" office:value="0.781335458565781" calcext:value-type="float">
            <text:p>0.7813354586</text:p>
          </table:table-cell>
          <table:table-cell office:value-type="float" office:value="1.04055" calcext:value-type="float">
            <text:p>1.04055</text:p>
          </table:table-cell>
          <table:table-cell table:formula="of:=[.M130]*[.N130]" office:value-type="float" office:value="0.813018611410623" calcext:value-type="float">
            <text:p>0.8130186114</text:p>
          </table:table-cell>
          <table:table-cell table:formula="of:=[.M130]+[.N130]" office:value-type="float" office:value="1.82188545856578" calcext:value-type="float">
            <text:p>1.8218854586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coneAngle</text:p>
          </table:table-cell>
          <table:table-cell table:style-name="ce1" office:value-type="string" calcext:value-type="string">
            <text:p>postThresh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1/aA*rSbgS</text:p>
          </table:table-cell>
          <table:table-cell table:style-name="ce1" office:value-type="string" calcext:value-type="string">
            <text:p>1/aA+r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.430037" calcext:value-type="float">
            <text:p>0.430037</text:p>
          </table:table-cell>
          <table:table-cell office:value-type="float" office:value="0.389" calcext:value-type="float">
            <text:p>0.389</text:p>
          </table:table-cell>
          <table:table-cell office:value-type="float" office:value="0.296083" calcext:value-type="float">
            <text:p>0.296083</text:p>
          </table:table-cell>
          <table:table-cell office:value-type="float" office:value="0.208549" calcext:value-type="float">
            <text:p>0.208549</text:p>
          </table:table-cell>
          <table:table-cell table:formula="of:=AVERAGE([.E134:.H134])" office:value-type="float" office:value="0.33091725" calcext:value-type="float">
            <text:p>0.33091725</text:p>
          </table:table-cell>
          <table:table-cell office:value-type="float" office:value="1.48242" calcext:value-type="float">
            <text:p>1.48242</text:p>
          </table:table-cell>
          <table:table-cell table:formula="of:=1/[.J134]" office:value-type="float" office:value="0.674572658221017" calcext:value-type="float">
            <text:p>0.6745726582</text:p>
          </table:table-cell>
          <table:table-cell office:value-type="float" office:value="1.54516" calcext:value-type="float">
            <text:p>1.54516</text:p>
          </table:table-cell>
          <table:table-cell table:formula="of:=1/[.L134]" office:value-type="float" office:value="0.647182168836884" calcext:value-type="float">
            <text:p>0.6471821688</text:p>
          </table:table-cell>
          <table:table-cell office:value-type="float" office:value="0.962408" calcext:value-type="float">
            <text:p>0.962408</text:p>
          </table:table-cell>
          <table:table-cell table:formula="of:=[.M134]*[.N134]" office:value-type="float" office:value="0.622853296745968" calcext:value-type="float">
            <text:p>0.6228532967</text:p>
          </table:table-cell>
          <table:table-cell table:formula="of:=[.M134]+[.N134]" office:value-type="float" office:value="1.60959016883688" calcext:value-type="float">
            <text:p>1.609590168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04" calcext:value-type="float">
            <text:p>0.04</text:p>
          </table:table-cell>
          <table:table-cell office:value-type="float" office:value="0.3" calcext:value-type="float">
            <text:p>0.3</text:p>
          </table:table-cell>
          <table:table-cell office:value-type="float" office:value="0.411556" calcext:value-type="float">
            <text:p>0.411556</text:p>
          </table:table-cell>
          <table:table-cell office:value-type="float" office:value="0.364683" calcext:value-type="float">
            <text:p>0.364683</text:p>
          </table:table-cell>
          <table:table-cell office:value-type="float" office:value="0.270925" calcext:value-type="float">
            <text:p>0.270925</text:p>
          </table:table-cell>
          <table:table-cell office:value-type="float" office:value="0.195626" calcext:value-type="float">
            <text:p>0.195626</text:p>
          </table:table-cell>
          <table:table-cell table:formula="of:=AVERAGE([.E135:.H135])" office:value-type="float" office:value="0.3106975" calcext:value-type="float">
            <text:p>0.3106975</text:p>
          </table:table-cell>
          <table:table-cell office:value-type="float" office:value="1.27932" calcext:value-type="float">
            <text:p>1.27932</text:p>
          </table:table-cell>
          <table:table-cell table:formula="of:=1/[.J135]" office:value-type="float" office:value="0.781665259669199" calcext:value-type="float">
            <text:p>0.7816652597</text:p>
          </table:table-cell>
          <table:table-cell office:value-type="float" office:value="1.59064" calcext:value-type="float">
            <text:p>1.59064</text:p>
          </table:table-cell>
          <table:table-cell table:formula="of:=1/[.L135]" office:value-type="float" office:value="0.62867776492481" calcext:value-type="float">
            <text:p>0.6286777649</text:p>
          </table:table-cell>
          <table:table-cell office:value-type="float" office:value="0.962781" calcext:value-type="float">
            <text:p>0.962781</text:p>
          </table:table-cell>
          <table:table-cell table:formula="of:=[.M135]*[.N135]" office:value-type="float" office:value="0.605279007192074" calcext:value-type="float">
            <text:p>0.6052790072</text:p>
          </table:table-cell>
          <table:table-cell table:formula="of:=[.M135]+[.N135]" office:value-type="float" office:value="1.59145876492481" calcext:value-type="float">
            <text:p>1.591458764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.403082" calcext:value-type="float">
            <text:p>0.403082</text:p>
          </table:table-cell>
          <table:table-cell office:value-type="float" office:value="0.362771" calcext:value-type="float">
            <text:p>0.362771</text:p>
          </table:table-cell>
          <table:table-cell office:value-type="float" office:value="0.274877" calcext:value-type="float">
            <text:p>0.274877</text:p>
          </table:table-cell>
          <table:table-cell office:value-type="float" office:value="0.184035" calcext:value-type="float">
            <text:p>0.184035</text:p>
          </table:table-cell>
          <table:table-cell table:formula="of:=AVERAGE([.E136:.H136])" office:value-type="float" office:value="0.30619125" calcext:value-type="float">
            <text:p>0.30619125</text:p>
          </table:table-cell>
          <table:table-cell office:value-type="float" office:value="1.17176" calcext:value-type="float">
            <text:p>1.17176</text:p>
          </table:table-cell>
          <table:table-cell table:formula="of:=1/[.J136]" office:value-type="float" office:value="0.853417081996313" calcext:value-type="float">
            <text:p>0.853417082</text:p>
          </table:table-cell>
          <table:table-cell office:value-type="float" office:value="1.43128" calcext:value-type="float">
            <text:p>1.43128</text:p>
          </table:table-cell>
          <table:table-cell table:formula="of:=1/[.L136]" office:value-type="float" office:value="0.698675311609189" calcext:value-type="float">
            <text:p>0.6986753116</text:p>
          </table:table-cell>
          <table:table-cell office:value-type="float" office:value="0.891706" calcext:value-type="float">
            <text:p>0.891706</text:p>
          </table:table-cell>
          <table:table-cell table:formula="of:=[.M136]*[.N136]" office:value-type="float" office:value="0.623012967413783" calcext:value-type="float">
            <text:p>0.6230129674</text:p>
          </table:table-cell>
          <table:table-cell table:formula="of:=[.M136]+[.N136]" office:value-type="float" office:value="1.59038131160919" calcext:value-type="float">
            <text:p>1.590381311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.449558" calcext:value-type="float">
            <text:p>0.449558</text:p>
          </table:table-cell>
          <table:table-cell office:value-type="float" office:value="0.413208" calcext:value-type="float">
            <text:p>0.413208</text:p>
          </table:table-cell>
          <table:table-cell office:value-type="float" office:value="0.318729" calcext:value-type="float">
            <text:p>0.318729</text:p>
          </table:table-cell>
          <table:table-cell office:value-type="float" office:value="0.215637" calcext:value-type="float">
            <text:p>0.215637</text:p>
          </table:table-cell>
          <table:table-cell table:formula="of:=AVERAGE([.E137:.H137])" office:value-type="float" office:value="0.349283" calcext:value-type="float">
            <text:p>0.349283</text:p>
          </table:table-cell>
          <table:table-cell office:value-type="float" office:value="1.50523" calcext:value-type="float">
            <text:p>1.50523</text:p>
          </table:table-cell>
          <table:table-cell table:formula="of:=1/[.J137]" office:value-type="float" office:value="0.664350298625459" calcext:value-type="float">
            <text:p>0.6643502986</text:p>
          </table:table-cell>
          <table:table-cell office:value-type="float" office:value="1.53434" calcext:value-type="float">
            <text:p>1.53434</text:p>
          </table:table-cell>
          <table:table-cell table:formula="of:=1/[.L137]" office:value-type="float" office:value="0.651746027607962" calcext:value-type="float">
            <text:p>0.6517460276</text:p>
          </table:table-cell>
          <table:table-cell office:value-type="float" office:value="0.987265" calcext:value-type="float">
            <text:p>0.987265</text:p>
          </table:table-cell>
          <table:table-cell table:formula="of:=[.M137]*[.N137]" office:value-type="float" office:value="0.643446041946374" calcext:value-type="float">
            <text:p>0.6434460419</text:p>
          </table:table-cell>
          <table:table-cell table:formula="of:=[.M137]+[.N137]" office:value-type="float" office:value="1.63901102760796" calcext:value-type="float">
            <text:p>1.639011027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.408488" calcext:value-type="float">
            <text:p>0.408488</text:p>
          </table:table-cell>
          <table:table-cell office:value-type="float" office:value="0.37242" calcext:value-type="float">
            <text:p>0.37242</text:p>
          </table:table-cell>
          <table:table-cell office:value-type="float" office:value="0.288298" calcext:value-type="float">
            <text:p>0.288298</text:p>
          </table:table-cell>
          <table:table-cell office:value-type="float" office:value="0.213866" calcext:value-type="float">
            <text:p>0.213866</text:p>
          </table:table-cell>
          <table:table-cell table:formula="of:=AVERAGE([.E138:.H138])" office:value-type="float" office:value="0.320768" calcext:value-type="float">
            <text:p>0.320768</text:p>
          </table:table-cell>
          <table:table-cell office:value-type="float" office:value="1.1522" calcext:value-type="float">
            <text:p>1.1522</text:p>
          </table:table-cell>
          <table:table-cell table:formula="of:=1/[.J138]" office:value-type="float" office:value="0.867904877625412" calcext:value-type="float">
            <text:p>0.8679048776</text:p>
          </table:table-cell>
          <table:table-cell office:value-type="float" office:value="1.29531" calcext:value-type="float">
            <text:p>1.29531</text:p>
          </table:table-cell>
          <table:table-cell table:formula="of:=1/[.L138]" office:value-type="float" office:value="0.772015965290162" calcext:value-type="float">
            <text:p>0.7720159653</text:p>
          </table:table-cell>
          <table:table-cell office:value-type="float" office:value="0.930742" calcext:value-type="float">
            <text:p>0.930742</text:p>
          </table:table-cell>
          <table:table-cell table:formula="of:=[.M138]*[.N138]" office:value-type="float" office:value="0.718547683566096" calcext:value-type="float">
            <text:p>0.7185476836</text:p>
          </table:table-cell>
          <table:table-cell table:formula="of:=[.M138]+[.N138]" office:value-type="float" office:value="1.70275796529016" calcext:value-type="float">
            <text:p>1.702757965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0.325" calcext:value-type="float">
            <text:p>0.325</text:p>
          </table:table-cell>
          <table:table-cell office:value-type="float" office:value="0.3" calcext:value-type="float">
            <text:p>0.3</text:p>
          </table:table-cell>
          <table:table-cell office:value-type="float" office:value="0.421389" calcext:value-type="float">
            <text:p>0.421389</text:p>
          </table:table-cell>
          <table:table-cell office:value-type="float" office:value="0.383041" calcext:value-type="float">
            <text:p>0.383041</text:p>
          </table:table-cell>
          <table:table-cell office:value-type="float" office:value="0.294314" calcext:value-type="float">
            <text:p>0.294314</text:p>
          </table:table-cell>
          <table:table-cell office:value-type="float" office:value="0.201765" calcext:value-type="float">
            <text:p>0.201765</text:p>
          </table:table-cell>
          <table:table-cell table:formula="of:=AVERAGE([.E139:.H139])" office:value-type="float" office:value="0.32512725" calcext:value-type="float">
            <text:p>0.32512725</text:p>
          </table:table-cell>
          <table:table-cell office:value-type="float" office:value="1.11312" calcext:value-type="float">
            <text:p>1.11312</text:p>
          </table:table-cell>
          <table:table-cell table:formula="of:=1/[.J139]" office:value-type="float" office:value="0.898375736668104" calcext:value-type="float">
            <text:p>0.8983757367</text:p>
          </table:table-cell>
          <table:table-cell office:value-type="float" office:value="1.13482" calcext:value-type="float">
            <text:p>1.13482</text:p>
          </table:table-cell>
          <table:table-cell table:formula="of:=1/[.L139]" office:value-type="float" office:value="0.881197018029291" calcext:value-type="float">
            <text:p>0.881197018</text:p>
          </table:table-cell>
          <table:table-cell office:value-type="float" office:value="1.04919" calcext:value-type="float">
            <text:p>1.04919</text:p>
          </table:table-cell>
          <table:table-cell table:formula="of:=[.M139]*[.N139]" office:value-type="float" office:value="0.924543099346152" calcext:value-type="float">
            <text:p>0.9245430993</text:p>
          </table:table-cell>
          <table:table-cell table:formula="of:=[.M139]+[.N139]" office:value-type="float" office:value="1.93038701802929" calcext:value-type="float">
            <text:p>1.93038701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.416826" calcext:value-type="float">
            <text:p>0.416826</text:p>
          </table:table-cell>
          <table:table-cell office:value-type="float" office:value="0.380081" calcext:value-type="float">
            <text:p>0.380081</text:p>
          </table:table-cell>
          <table:table-cell office:value-type="float" office:value="0.292343" calcext:value-type="float">
            <text:p>0.292343</text:p>
          </table:table-cell>
          <table:table-cell office:value-type="float" office:value="0.210867" calcext:value-type="float">
            <text:p>0.210867</text:p>
          </table:table-cell>
          <table:table-cell table:formula="of:=AVERAGE([.E140:.H140])" office:value-type="float" office:value="0.32502925" calcext:value-type="float">
            <text:p>0.32502925</text:p>
          </table:table-cell>
          <table:table-cell office:value-type="float" office:value="1.29446" calcext:value-type="float">
            <text:p>1.29446</text:p>
          </table:table-cell>
          <table:table-cell table:formula="of:=1/[.J140]" office:value-type="float" office:value="0.772522905304142" calcext:value-type="float">
            <text:p>0.7725229053</text:p>
          </table:table-cell>
          <table:table-cell office:value-type="float" office:value="1.03442" calcext:value-type="float">
            <text:p>1.03442</text:p>
          </table:table-cell>
          <table:table-cell table:formula="of:=1/[.L140]" office:value-type="float" office:value="0.96672531466909" calcext:value-type="float">
            <text:p>0.9667253147</text:p>
          </table:table-cell>
          <table:table-cell office:value-type="float" office:value="1.00577" calcext:value-type="float">
            <text:p>1.00577</text:p>
          </table:table-cell>
          <table:table-cell table:formula="of:=[.M140]*[.N140]" office:value-type="float" office:value="0.972303319734731" calcext:value-type="float">
            <text:p>0.9723033197</text:p>
          </table:table-cell>
          <table:table-cell table:formula="of:=[.M140]+[.N140]" office:value-type="float" office:value="1.97249531466909" calcext:value-type="float">
            <text:p>1.972495314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0.03" calcext:value-type="float">
            <text:p>0.03</text:p>
          </table:table-cell>
          <table:table-cell office:value-type="float" office:value="0.3" calcext:value-type="float">
            <text:p>0.3</text:p>
          </table:table-cell>
          <table:table-cell office:value-type="float" office:value="0.423564" calcext:value-type="float">
            <text:p>0.423564</text:p>
          </table:table-cell>
          <table:table-cell office:value-type="float" office:value="0.390947" calcext:value-type="float">
            <text:p>0.390947</text:p>
          </table:table-cell>
          <table:table-cell office:value-type="float" office:value="0.309218" calcext:value-type="float">
            <text:p>0.309218</text:p>
          </table:table-cell>
          <table:table-cell office:value-type="float" office:value="0.220026" calcext:value-type="float">
            <text:p>0.220026</text:p>
          </table:table-cell>
          <table:table-cell table:formula="of:=AVERAGE([.E141:.H141])" office:value-type="float" office:value="0.33593875" calcext:value-type="float">
            <text:p>0.33593875</text:p>
          </table:table-cell>
          <table:table-cell office:value-type="float" office:value="1.28128" calcext:value-type="float">
            <text:p>1.28128</text:p>
          </table:table-cell>
          <table:table-cell table:formula="of:=1/[.J141]" office:value-type="float" office:value="0.78046953046953" calcext:value-type="float">
            <text:p>0.7804695305</text:p>
          </table:table-cell>
          <table:table-cell office:value-type="float" office:value="1.42456" calcext:value-type="float">
            <text:p>1.42456</text:p>
          </table:table-cell>
          <table:table-cell table:formula="of:=1/[.L141]" office:value-type="float" office:value="0.701971134946931" calcext:value-type="float">
            <text:p>0.7019711349</text:p>
          </table:table-cell>
          <table:table-cell office:value-type="float" office:value="1.01267" calcext:value-type="float">
            <text:p>1.01267</text:p>
          </table:table-cell>
          <table:table-cell table:formula="of:=[.M141]*[.N141]" office:value-type="float" office:value="0.710865109226709" calcext:value-type="float">
            <text:p>0.7108651092</text:p>
          </table:table-cell>
          <table:table-cell table:formula="of:=[.M141]+[.N141]" office:value-type="float" office:value="1.71464113494693" calcext:value-type="float">
            <text:p>1.714641134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3" calcext:value-type="float">
            <text:p>0.3</text:p>
          </table:table-cell>
          <table:table-cell office:value-type="float" office:value="0.426752" calcext:value-type="float">
            <text:p>0.426752</text:p>
          </table:table-cell>
          <table:table-cell office:value-type="float" office:value="0.385965" calcext:value-type="float">
            <text:p>0.385965</text:p>
          </table:table-cell>
          <table:table-cell office:value-type="float" office:value="0.311475" calcext:value-type="float">
            <text:p>0.311475</text:p>
          </table:table-cell>
          <table:table-cell office:value-type="float" office:value="0.235437" calcext:value-type="float">
            <text:p>0.235437</text:p>
          </table:table-cell>
          <table:table-cell table:formula="of:=AVERAGE([.E142:.H142])" office:value-type="float" office:value="0.33990725" calcext:value-type="float">
            <text:p>0.33990725</text:p>
          </table:table-cell>
          <table:table-cell office:value-type="float" office:value="1.13083" calcext:value-type="float">
            <text:p>1.13083</text:p>
          </table:table-cell>
          <table:table-cell table:formula="of:=1/[.J142]" office:value-type="float" office:value="0.884306217557016" calcext:value-type="float">
            <text:p>0.8843062176</text:p>
          </table:table-cell>
          <table:table-cell office:value-type="float" office:value="1.38539" calcext:value-type="float">
            <text:p>1.38539</text:p>
          </table:table-cell>
          <table:table-cell table:formula="of:=1/[.L142]" office:value-type="float" office:value="0.721818404925689" calcext:value-type="float">
            <text:p>0.7218184049</text:p>
          </table:table-cell>
          <table:table-cell office:value-type="float" office:value="0.97696" calcext:value-type="float">
            <text:p>0.97696</text:p>
          </table:table-cell>
          <table:table-cell table:formula="of:=[.M142]*[.N142]" office:value-type="float" office:value="0.705187708876201" calcext:value-type="float">
            <text:p>0.7051877089</text:p>
          </table:table-cell>
          <table:table-cell table:formula="of:=[.M142]+[.N142]" office:value-type="float" office:value="1.69877840492569" calcext:value-type="float">
            <text:p>1.698778404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.448148" calcext:value-type="float">
            <text:p>0.448148</text:p>
          </table:table-cell>
          <table:table-cell office:value-type="float" office:value="0.413963" calcext:value-type="float">
            <text:p>0.413963</text:p>
          </table:table-cell>
          <table:table-cell office:value-type="float" office:value="0.32041" calcext:value-type="float">
            <text:p>0.32041</text:p>
          </table:table-cell>
          <table:table-cell office:value-type="float" office:value="0.215789" calcext:value-type="float">
            <text:p>0.215789</text:p>
          </table:table-cell>
          <table:table-cell table:formula="of:=AVERAGE([.E143:.H143])" office:value-type="float" office:value="0.3495775" calcext:value-type="float">
            <text:p>0.3495775</text:p>
          </table:table-cell>
          <table:table-cell office:value-type="float" office:value="1.64916" calcext:value-type="float">
            <text:p>1.64916</text:p>
          </table:table-cell>
          <table:table-cell table:formula="of:=1/[.J143]" office:value-type="float" office:value="0.606369303160397" calcext:value-type="float">
            <text:p>0.6063693032</text:p>
          </table:table-cell>
          <table:table-cell office:value-type="float" office:value="1.43557" calcext:value-type="float">
            <text:p>1.43557</text:p>
          </table:table-cell>
          <table:table-cell table:formula="of:=1/[.L143]" office:value-type="float" office:value="0.696587418238052" calcext:value-type="float">
            <text:p>0.6965874182</text:p>
          </table:table-cell>
          <table:table-cell office:value-type="float" office:value="1.012" calcext:value-type="float">
            <text:p>1.012</text:p>
          </table:table-cell>
          <table:table-cell table:formula="of:=[.M143]*[.N143]" office:value-type="float" office:value="0.704946467256908" calcext:value-type="float">
            <text:p>0.7049464673</text:p>
          </table:table-cell>
          <table:table-cell table:formula="of:=[.M143]+[.N143]" office:value-type="float" office:value="1.70858741823805" calcext:value-type="float">
            <text:p>1.708587418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023" calcext:value-type="float">
            <text:p>0.023</text:p>
          </table:table-cell>
          <table:table-cell office:value-type="float" office:value="0.299" calcext:value-type="float">
            <text:p>0.299</text:p>
          </table:table-cell>
          <table:table-cell office:value-type="float" office:value="0.413124" calcext:value-type="float">
            <text:p>0.413124</text:p>
          </table:table-cell>
          <table:table-cell office:value-type="float" office:value="0.373149" calcext:value-type="float">
            <text:p>0.373149</text:p>
          </table:table-cell>
          <table:table-cell office:value-type="float" office:value="0.282486" calcext:value-type="float">
            <text:p>0.282486</text:p>
          </table:table-cell>
          <table:table-cell office:value-type="float" office:value="0.202261" calcext:value-type="float">
            <text:p>0.202261</text:p>
          </table:table-cell>
          <table:table-cell table:formula="of:=AVERAGE([.E144:.H144])" office:value-type="float" office:value="0.317755" calcext:value-type="float">
            <text:p>0.317755</text:p>
          </table:table-cell>
          <table:table-cell office:value-type="float" office:value="1.25129" calcext:value-type="float">
            <text:p>1.25129</text:p>
          </table:table-cell>
          <table:table-cell table:formula="of:=1/[.J144]" office:value-type="float" office:value="0.799175251140823" calcext:value-type="float">
            <text:p>0.7991752511</text:p>
          </table:table-cell>
          <table:table-cell office:value-type="float" office:value="1.38998" calcext:value-type="float">
            <text:p>1.38998</text:p>
          </table:table-cell>
          <table:table-cell table:formula="of:=1/[.L144]" office:value-type="float" office:value="0.719434812011684" calcext:value-type="float">
            <text:p>0.719434812</text:p>
          </table:table-cell>
          <table:table-cell office:value-type="float" office:value="0.992605" calcext:value-type="float">
            <text:p>0.992605</text:p>
          </table:table-cell>
          <table:table-cell table:formula="of:=[.M144]*[.N144]" office:value-type="float" office:value="0.714114591576857" calcext:value-type="float">
            <text:p>0.7141145916</text:p>
          </table:table-cell>
          <table:table-cell table:formula="of:=[.M144]+[.N144]" office:value-type="float" office:value="1.71203981201168" calcext:value-type="float">
            <text:p>1.712039812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3" calcext:value-type="float">
            <text:p>0.3</text:p>
          </table:table-cell>
          <table:table-cell office:value-type="float" office:value="0.43272" calcext:value-type="float">
            <text:p>0.43272</text:p>
          </table:table-cell>
          <table:table-cell office:value-type="float" office:value="0.394628" calcext:value-type="float">
            <text:p>0.394628</text:p>
          </table:table-cell>
          <table:table-cell office:value-type="float" office:value="0.320973" calcext:value-type="float">
            <text:p>0.320973</text:p>
          </table:table-cell>
          <table:table-cell office:value-type="float" office:value="0.226913" calcext:value-type="float">
            <text:p>0.226913</text:p>
          </table:table-cell>
          <table:table-cell table:formula="of:=AVERAGE([.E145:.H145])" office:value-type="float" office:value="0.3438085" calcext:value-type="float">
            <text:p>0.3438085</text:p>
          </table:table-cell>
          <table:table-cell office:value-type="float" office:value="1.41219" calcext:value-type="float">
            <text:p>1.41219</text:p>
          </table:table-cell>
          <table:table-cell table:formula="of:=1/[.J145]" office:value-type="float" office:value="0.708120012179664" calcext:value-type="float">
            <text:p>0.7081200122</text:p>
          </table:table-cell>
          <table:table-cell office:value-type="float" office:value="1.71249" calcext:value-type="float">
            <text:p>1.71249</text:p>
          </table:table-cell>
          <table:table-cell table:formula="of:=1/[.L145]" office:value-type="float" office:value="0.583945015737318" calcext:value-type="float">
            <text:p>0.5839450157</text:p>
          </table:table-cell>
          <table:table-cell office:value-type="float" office:value="0.959257" calcext:value-type="float">
            <text:p>0.959257</text:p>
          </table:table-cell>
          <table:table-cell table:formula="of:=[.M145]*[.N145]" office:value-type="float" office:value="0.560153343961133" calcext:value-type="float">
            <text:p>0.560153344</text:p>
          </table:table-cell>
          <table:table-cell table:formula="of:=[.M145]+[.N145]" office:value-type="float" office:value="1.54320201573732" calcext:value-type="float">
            <text:p>1.5432020157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076" calcext:value-type="float">
            <text:p>0.076</text:p>
          </table:table-cell>
          <table:table-cell office:value-type="float" office:value="0.292" calcext:value-type="float">
            <text:p>0.292</text:p>
          </table:table-cell>
          <table:table-cell office:value-type="float" office:value="0.427656" calcext:value-type="float">
            <text:p>0.427656</text:p>
          </table:table-cell>
          <table:table-cell office:value-type="float" office:value="0.389052" calcext:value-type="float">
            <text:p>0.389052</text:p>
          </table:table-cell>
          <table:table-cell office:value-type="float" office:value="0.312431" calcext:value-type="float">
            <text:p>0.312431</text:p>
          </table:table-cell>
          <table:table-cell office:value-type="float" office:value="0.216792" calcext:value-type="float">
            <text:p>0.216792</text:p>
          </table:table-cell>
          <table:table-cell table:formula="of:=AVERAGE([.E146:.H146])" office:value-type="float" office:value="0.33648275" calcext:value-type="float">
            <text:p>0.33648275</text:p>
          </table:table-cell>
          <table:table-cell office:value-type="float" office:value="1.20982" calcext:value-type="float">
            <text:p>1.20982</text:p>
          </table:table-cell>
          <table:table-cell table:formula="of:=1/[.J146]" office:value-type="float" office:value="0.826569241705378" calcext:value-type="float">
            <text:p>0.8265692417</text:p>
          </table:table-cell>
          <table:table-cell office:value-type="float" office:value="1.6397" calcext:value-type="float">
            <text:p>1.6397</text:p>
          </table:table-cell>
          <table:table-cell table:formula="of:=1/[.L146]" office:value-type="float" office:value="0.609867658718058" calcext:value-type="float">
            <text:p>0.6098676587</text:p>
          </table:table-cell>
          <table:table-cell office:value-type="float" office:value="1.01277" calcext:value-type="float">
            <text:p>1.01277</text:p>
          </table:table-cell>
          <table:table-cell table:formula="of:=[.M146]*[.N146]" office:value-type="float" office:value="0.617655668719888" calcext:value-type="float">
            <text:p>0.6176556687</text:p>
          </table:table-cell>
          <table:table-cell table:formula="of:=[.M146]+[.N146]" office:value-type="float" office:value="1.62263765871806" calcext:value-type="float">
            <text:p>1.622637658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coneAngle</text:p>
          </table:table-cell>
          <table:table-cell table:style-name="ce1" office:value-type="string" calcext:value-type="string">
            <text:p>postThresh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1/aA*rSbgS</text:p>
          </table:table-cell>
          <table:table-cell table:style-name="ce1" office:value-type="string" calcext:value-type="string">
            <text:p>1/aA+r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3" calcext:value-type="float">
            <text:p>0.3</text:p>
          </table:table-cell>
          <table:table-cell office:value-type="float" office:value="0.657343" calcext:value-type="float">
            <text:p>0.657343</text:p>
          </table:table-cell>
          <table:table-cell office:value-type="float" office:value="0.407855" calcext:value-type="float">
            <text:p>0.407855</text:p>
          </table:table-cell>
          <table:table-cell office:value-type="float" office:value="0.212851" calcext:value-type="float">
            <text:p>0.212851</text:p>
          </table:table-cell>
          <table:table-cell office:value-type="float" office:value="0.0754717" calcext:value-type="float">
            <text:p>0.0754717</text:p>
          </table:table-cell>
          <table:table-cell table:formula="of:=AVERAGE([.E150:.H150])" office:value-type="float" office:value="0.338380175" calcext:value-type="float">
            <text:p>0.338380175</text:p>
          </table:table-cell>
          <table:table-cell office:value-type="float" office:value="1.15845" calcext:value-type="float">
            <text:p>1.15845</text:p>
          </table:table-cell>
          <table:table-cell table:formula="of:=1/[.J150]" office:value-type="float" office:value="0.863222409253744" calcext:value-type="float">
            <text:p>0.8632224093</text:p>
          </table:table-cell>
          <table:table-cell office:value-type="float" office:value="1.22862" calcext:value-type="float">
            <text:p>1.22862</text:p>
          </table:table-cell>
          <table:table-cell table:formula="of:=1/[.L150]" office:value-type="float" office:value="0.813921310087741" calcext:value-type="float">
            <text:p>0.8139213101</text:p>
          </table:table-cell>
          <table:table-cell office:value-type="float" office:value="0.995723" calcext:value-type="float">
            <text:p>0.995723</text:p>
          </table:table-cell>
          <table:table-cell table:formula="of:=[.M150]*[.N150]" office:value-type="float" office:value="0.810440168644495" calcext:value-type="float">
            <text:p>0.8104401686</text:p>
          </table:table-cell>
          <table:table-cell table:formula="of:=[.M150]+[.N150]" office:value-type="float" office:value="1.80964431008774" calcext:value-type="float">
            <text:p>1.80964431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014" calcext:value-type="float">
            <text:p>0.014</text:p>
          </table:table-cell>
          <table:table-cell office:value-type="float" office:value="0.3" calcext:value-type="float">
            <text:p>0.3</text:p>
          </table:table-cell>
          <table:table-cell office:value-type="float" office:value="0.700176" calcext:value-type="float">
            <text:p>0.700176</text:p>
          </table:table-cell>
          <table:table-cell office:value-type="float" office:value="0.413793" calcext:value-type="float">
            <text:p>0.413793</text:p>
          </table:table-cell>
          <table:table-cell office:value-type="float" office:value="0.257642" calcext:value-type="float">
            <text:p>0.257642</text:p>
          </table:table-cell>
          <table:table-cell office:value-type="float" office:value="0.141414" calcext:value-type="float">
            <text:p>0.141414</text:p>
          </table:table-cell>
          <table:table-cell table:formula="of:=AVERAGE([.E151:.H151])" office:value-type="float" office:value="0.37825625" calcext:value-type="float">
            <text:p>0.37825625</text:p>
          </table:table-cell>
          <table:table-cell office:value-type="float" office:value="1.1317" calcext:value-type="float">
            <text:p>1.1317</text:p>
          </table:table-cell>
          <table:table-cell table:formula="of:=1/[.J151]" office:value-type="float" office:value="0.883626402756914" calcext:value-type="float">
            <text:p>0.8836264028</text:p>
          </table:table-cell>
          <table:table-cell office:value-type="float" office:value="1.27381" calcext:value-type="float">
            <text:p>1.27381</text:p>
          </table:table-cell>
          <table:table-cell table:formula="of:=1/[.L151]" office:value-type="float" office:value="0.78504643549666" calcext:value-type="float">
            <text:p>0.7850464355</text:p>
          </table:table-cell>
          <table:table-cell office:value-type="float" office:value="1.02091" calcext:value-type="float">
            <text:p>1.02091</text:p>
          </table:table-cell>
          <table:table-cell table:formula="of:=[.M151]*[.N151]" office:value-type="float" office:value="0.801461756462895" calcext:value-type="float">
            <text:p>0.8014617565</text:p>
          </table:table-cell>
          <table:table-cell table:formula="of:=[.M151]+[.N151]" office:value-type="float" office:value="1.80595643549666" calcext:value-type="float">
            <text:p>1.805956435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037" calcext:value-type="float">
            <text:p>0.037</text:p>
          </table:table-cell>
          <table:table-cell office:value-type="float" office:value="0.245" calcext:value-type="float">
            <text:p>0.245</text:p>
          </table:table-cell>
          <table:table-cell office:value-type="float" office:value="0.639194" calcext:value-type="float">
            <text:p>0.639194</text:p>
          </table:table-cell>
          <table:table-cell office:value-type="float" office:value="0.351974" calcext:value-type="float">
            <text:p>0.351974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0837209" calcext:value-type="float">
            <text:p>0.0837209</text:p>
          </table:table-cell>
          <table:table-cell table:formula="of:=AVERAGE([.E152:.H152])" office:value-type="float" office:value="0.316047225" calcext:value-type="float">
            <text:p>0.316047225</text:p>
          </table:table-cell>
          <table:table-cell office:value-type="float" office:value="1.24312" calcext:value-type="float">
            <text:p>1.24312</text:p>
          </table:table-cell>
          <table:table-cell table:formula="of:=1/[.J152]" office:value-type="float" office:value="0.804427569341656" calcext:value-type="float">
            <text:p>0.8044275693</text:p>
          </table:table-cell>
          <table:table-cell office:value-type="float" office:value="1.63222" calcext:value-type="float">
            <text:p>1.63222</text:p>
          </table:table-cell>
          <table:table-cell table:formula="of:=1/[.L152]" office:value-type="float" office:value="0.612662508730441" calcext:value-type="float">
            <text:p>0.6126625087</text:p>
          </table:table-cell>
          <table:table-cell office:value-type="float" office:value="1.05272" calcext:value-type="float">
            <text:p>1.05272</text:p>
          </table:table-cell>
          <table:table-cell table:formula="of:=[.M152]*[.N152]" office:value-type="float" office:value="0.64496207619071" calcext:value-type="float">
            <text:p>0.6449620762</text:p>
          </table:table-cell>
          <table:table-cell table:formula="of:=[.M152]+[.N152]" office:value-type="float" office:value="1.66538250873044" calcext:value-type="float">
            <text:p>1.665382508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032" calcext:value-type="float">
            <text:p>0.032</text:p>
          </table:table-cell>
          <table:table-cell office:value-type="float" office:value="0.246" calcext:value-type="float">
            <text:p>0.246</text:p>
          </table:table-cell>
          <table:table-cell office:value-type="float" office:value="0.66041" calcext:value-type="float">
            <text:p>0.66041</text:p>
          </table:table-cell>
          <table:table-cell office:value-type="float" office:value="0.383901" calcext:value-type="float">
            <text:p>0.383901</text:p>
          </table:table-cell>
          <table:table-cell office:value-type="float" office:value="0.213439" calcext:value-type="float">
            <text:p>0.213439</text:p>
          </table:table-cell>
          <table:table-cell office:value-type="float" office:value="0.131004" calcext:value-type="float">
            <text:p>0.131004</text:p>
          </table:table-cell>
          <table:table-cell table:formula="of:=AVERAGE([.E153:.H153])" office:value-type="float" office:value="0.3471885" calcext:value-type="float">
            <text:p>0.3471885</text:p>
          </table:table-cell>
          <table:table-cell office:value-type="float" office:value="1.22646" calcext:value-type="float">
            <text:p>1.22646</text:p>
          </table:table-cell>
          <table:table-cell table:formula="of:=1/[.J153]" office:value-type="float" office:value="0.815354760856449" calcext:value-type="float">
            <text:p>0.8153547609</text:p>
          </table:table-cell>
          <table:table-cell office:value-type="float" office:value="1.67466" calcext:value-type="float">
            <text:p>1.67466</text:p>
          </table:table-cell>
          <table:table-cell table:formula="of:=1/[.L153]" office:value-type="float" office:value="0.597136135096079" calcext:value-type="float">
            <text:p>0.5971361351</text:p>
          </table:table-cell>
          <table:table-cell office:value-type="float" office:value="1.03432" calcext:value-type="float">
            <text:p>1.03432</text:p>
          </table:table-cell>
          <table:table-cell table:formula="of:=[.M153]*[.N153]" office:value-type="float" office:value="0.617629847252577" calcext:value-type="float">
            <text:p>0.6176298473</text:p>
          </table:table-cell>
          <table:table-cell table:formula="of:=[.M153]+[.N153]" office:value-type="float" office:value="1.63145613509608" calcext:value-type="float">
            <text:p>1.631456135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275" calcext:value-type="float">
            <text:p>0.275</text:p>
          </table:table-cell>
          <table:table-cell office:value-type="float" office:value="0.663793" calcext:value-type="float">
            <text:p>0.663793</text:p>
          </table:table-cell>
          <table:table-cell office:value-type="float" office:value="0.392523" calcext:value-type="float">
            <text:p>0.392523</text:p>
          </table:table-cell>
          <table:table-cell office:value-type="float" office:value="0.216867" calcext:value-type="float">
            <text:p>0.216867</text:p>
          </table:table-cell>
          <table:table-cell office:value-type="float" office:value="0.117647" calcext:value-type="float">
            <text:p>0.117647</text:p>
          </table:table-cell>
          <table:table-cell table:formula="of:=AVERAGE([.E154:.H154])" office:value-type="float" office:value="0.3477075" calcext:value-type="float">
            <text:p>0.3477075</text:p>
          </table:table-cell>
          <table:table-cell office:value-type="float" office:value="1.36399" calcext:value-type="float">
            <text:p>1.36399</text:p>
          </table:table-cell>
          <table:table-cell table:formula="of:=1/[.J154]" office:value-type="float" office:value="0.733143204862206" calcext:value-type="float">
            <text:p>0.7331432049</text:p>
          </table:table-cell>
          <table:table-cell office:value-type="float" office:value="1.20311" calcext:value-type="float">
            <text:p>1.20311</text:p>
          </table:table-cell>
          <table:table-cell table:formula="of:=1/[.L154]" office:value-type="float" office:value="0.831179193922418" calcext:value-type="float">
            <text:p>0.8311791939</text:p>
          </table:table-cell>
          <table:table-cell office:value-type="float" office:value="0.998234" calcext:value-type="float">
            <text:p>0.998234</text:p>
          </table:table-cell>
          <table:table-cell table:formula="of:=[.M154]*[.N154]" office:value-type="float" office:value="0.829711331465951" calcext:value-type="float">
            <text:p>0.8297113315</text:p>
          </table:table-cell>
          <table:table-cell table:formula="of:=[.M154]+[.N154]" office:value-type="float" office:value="1.82941319392242" calcext:value-type="float">
            <text:p>1.829413193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298" calcext:value-type="float">
            <text:p>0.298</text:p>
          </table:table-cell>
          <table:table-cell office:value-type="float" office:value="0.653333" calcext:value-type="float">
            <text:p>0.653333</text:p>
          </table:table-cell>
          <table:table-cell office:value-type="float" office:value="0.35" calcext:value-type="float">
            <text:p>0.35</text:p>
          </table:table-cell>
          <table:table-cell office:value-type="float" office:value="0.153488" calcext:value-type="float">
            <text:p>0.153488</text:p>
          </table:table-cell>
          <table:table-cell office:value-type="float" office:value="0.0808081" calcext:value-type="float">
            <text:p>0.0808081</text:p>
          </table:table-cell>
          <table:table-cell table:formula="of:=AVERAGE([.E155:.H155])" office:value-type="float" office:value="0.309407275" calcext:value-type="float">
            <text:p>0.309407275</text:p>
          </table:table-cell>
          <table:table-cell office:value-type="float" office:value="1.13124" calcext:value-type="float">
            <text:p>1.13124</text:p>
          </table:table-cell>
          <table:table-cell table:formula="of:=1/[.J155]" office:value-type="float" office:value="0.883985714790849" calcext:value-type="float">
            <text:p>0.8839857148</text:p>
          </table:table-cell>
          <table:table-cell office:value-type="float" office:value="1.23963" calcext:value-type="float">
            <text:p>1.23963</text:p>
          </table:table-cell>
          <table:table-cell table:formula="of:=1/[.L155]" office:value-type="float" office:value="0.806692319482426" calcext:value-type="float">
            <text:p>0.8066923195</text:p>
          </table:table-cell>
          <table:table-cell office:value-type="float" office:value="0.999981" calcext:value-type="float">
            <text:p>0.999981</text:p>
          </table:table-cell>
          <table:table-cell table:formula="of:=[.M155]*[.N155]" office:value-type="float" office:value="0.806676992328356" calcext:value-type="float">
            <text:p>0.8066769923</text:p>
          </table:table-cell>
          <table:table-cell table:formula="of:=[.M155]+[.N155]" office:value-type="float" office:value="1.80667331948243" calcext:value-type="float">
            <text:p>1.806673319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269" calcext:value-type="float">
            <text:p>0.269</text:p>
          </table:table-cell>
          <table:table-cell office:value-type="float" office:value="0.699825" calcext:value-type="float">
            <text:p>0.699825</text:p>
          </table:table-cell>
          <table:table-cell office:value-type="float" office:value="0.396491" calcext:value-type="float">
            <text:p>0.396491</text:p>
          </table:table-cell>
          <table:table-cell office:value-type="float" office:value="0.196262" calcext:value-type="float">
            <text:p>0.196262</text:p>
          </table:table-cell>
          <table:table-cell office:value-type="float" office:value="0.0851064" calcext:value-type="float">
            <text:p>0.0851064</text:p>
          </table:table-cell>
          <table:table-cell table:formula="of:=AVERAGE([.E156:.H156])" office:value-type="float" office:value="0.3444211" calcext:value-type="float">
            <text:p>0.3444211</text:p>
          </table:table-cell>
          <table:table-cell office:value-type="float" office:value="1.18719" calcext:value-type="float">
            <text:p>1.18719</text:p>
          </table:table-cell>
          <table:table-cell table:formula="of:=1/[.J156]" office:value-type="float" office:value="0.842325154356085" calcext:value-type="float">
            <text:p>0.8423251544</text:p>
          </table:table-cell>
          <table:table-cell office:value-type="float" office:value="1.4596" calcext:value-type="float">
            <text:p>1.4596</text:p>
          </table:table-cell>
          <table:table-cell table:formula="of:=1/[.L156]" office:value-type="float" office:value="0.685119210742669" calcext:value-type="float">
            <text:p>0.6851192107</text:p>
          </table:table-cell>
          <table:table-cell office:value-type="float" office:value="1.03638" calcext:value-type="float">
            <text:p>1.03638</text:p>
          </table:table-cell>
          <table:table-cell table:formula="of:=[.M156]*[.N156]" office:value-type="float" office:value="0.710043847629488" calcext:value-type="float">
            <text:p>0.7100438476</text:p>
          </table:table-cell>
          <table:table-cell table:formula="of:=[.M156]+[.N156]" office:value-type="float" office:value="1.72149921074267" calcext:value-type="float">
            <text:p>1.721499210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282" calcext:value-type="float">
            <text:p>0.282</text:p>
          </table:table-cell>
          <table:table-cell office:value-type="float" office:value="0.663516" calcext:value-type="float">
            <text:p>0.663516</text:p>
          </table:table-cell>
          <table:table-cell office:value-type="float" office:value="0.377622" calcext:value-type="float">
            <text:p>0.377622</text:p>
          </table:table-cell>
          <table:table-cell office:value-type="float" office:value="0.261411" calcext:value-type="float">
            <text:p>0.261411</text:p>
          </table:table-cell>
          <table:table-cell office:value-type="float" office:value="0.183486" calcext:value-type="float">
            <text:p>0.183486</text:p>
          </table:table-cell>
          <table:table-cell table:formula="of:=AVERAGE([.E157:.H157])" office:value-type="float" office:value="0.37150875" calcext:value-type="float">
            <text:p>0.37150875</text:p>
          </table:table-cell>
          <table:table-cell office:value-type="float" office:value="1.20579" calcext:value-type="float">
            <text:p>1.20579</text:p>
          </table:table-cell>
          <table:table-cell table:formula="of:=1/[.J157]" office:value-type="float" office:value="0.829331807362808" calcext:value-type="float">
            <text:p>0.8293318074</text:p>
          </table:table-cell>
          <table:table-cell office:value-type="float" office:value="1.6453" calcext:value-type="float">
            <text:p>1.6453</text:p>
          </table:table-cell>
          <table:table-cell table:formula="of:=1/[.L157]" office:value-type="float" office:value="0.60779189205616" calcext:value-type="float">
            <text:p>0.6077918921</text:p>
          </table:table-cell>
          <table:table-cell office:value-type="float" office:value="1.01431" calcext:value-type="float">
            <text:p>1.01431</text:p>
          </table:table-cell>
          <table:table-cell table:formula="of:=[.M157]*[.N157]" office:value-type="float" office:value="0.616489394031484" calcext:value-type="float">
            <text:p>0.616489394</text:p>
          </table:table-cell>
          <table:table-cell table:formula="of:=[.M157]+[.N157]" office:value-type="float" office:value="1.62210189205616" calcext:value-type="float">
            <text:p>1.622101892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025" calcext:value-type="float">
            <text:p>0.025</text:p>
          </table:table-cell>
          <table:table-cell office:value-type="float" office:value="0.227" calcext:value-type="float">
            <text:p>0.227</text:p>
          </table:table-cell>
          <table:table-cell office:value-type="float" office:value="0.637218" calcext:value-type="float">
            <text:p>0.637218</text:p>
          </table:table-cell>
          <table:table-cell office:value-type="float" office:value="0.367213" calcext:value-type="float">
            <text:p>0.367213</text:p>
          </table:table-cell>
          <table:table-cell office:value-type="float" office:value="0.218623" calcext:value-type="float">
            <text:p>0.218623</text:p>
          </table:table-cell>
          <table:table-cell office:value-type="float" office:value="0.106481" calcext:value-type="float">
            <text:p>0.106481</text:p>
          </table:table-cell>
          <table:table-cell table:formula="of:=AVERAGE([.E158:.H158])" office:value-type="float" office:value="0.33238375" calcext:value-type="float">
            <text:p>0.33238375</text:p>
          </table:table-cell>
          <table:table-cell office:value-type="float" office:value="1.16365" calcext:value-type="float">
            <text:p>1.16365</text:p>
          </table:table-cell>
          <table:table-cell table:formula="of:=1/[.J158]" office:value-type="float" office:value="0.859364929317234" calcext:value-type="float">
            <text:p>0.8593649293</text:p>
          </table:table-cell>
          <table:table-cell office:value-type="float" office:value="1.65414" calcext:value-type="float">
            <text:p>1.65414</text:p>
          </table:table-cell>
          <table:table-cell table:formula="of:=1/[.L158]" office:value-type="float" office:value="0.604543750831248" calcext:value-type="float">
            <text:p>0.6045437508</text:p>
          </table:table-cell>
          <table:table-cell office:value-type="float" office:value="1.06061" calcext:value-type="float">
            <text:p>1.06061</text:p>
          </table:table-cell>
          <table:table-cell table:formula="of:=[.M158]*[.N158]" office:value-type="float" office:value="0.64118514756913" calcext:value-type="float">
            <text:p>0.6411851476</text:p>
          </table:table-cell>
          <table:table-cell table:formula="of:=[.M158]+[.N158]" office:value-type="float" office:value="1.66515375083125" calcext:value-type="float">
            <text:p>1.665153750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047" calcext:value-type="float">
            <text:p>0.047</text:p>
          </table:table-cell>
          <table:table-cell office:value-type="float" office:value="0.163" calcext:value-type="float">
            <text:p>0.163</text:p>
          </table:table-cell>
          <table:table-cell office:value-type="float" office:value="0.596091" calcext:value-type="float">
            <text:p>0.596091</text:p>
          </table:table-cell>
          <table:table-cell office:value-type="float" office:value="0.301408" calcext:value-type="float">
            <text:p>0.301408</text:p>
          </table:table-cell>
          <table:table-cell office:value-type="float" office:value="0.197411" calcext:value-type="float">
            <text:p>0.197411</text:p>
          </table:table-cell>
          <table:table-cell office:value-type="float" office:value="0.0981818" calcext:value-type="float">
            <text:p>0.0981818</text:p>
          </table:table-cell>
          <table:table-cell table:formula="of:=AVERAGE([.E159:.H159])" office:value-type="float" office:value="0.29827295" calcext:value-type="float">
            <text:p>0.29827295</text:p>
          </table:table-cell>
          <table:table-cell office:value-type="float" office:value="1.67279" calcext:value-type="float">
            <text:p>1.67279</text:p>
          </table:table-cell>
          <table:table-cell table:formula="of:=1/[.J159]" office:value-type="float" office:value="0.597803669318922" calcext:value-type="float">
            <text:p>0.5978036693</text:p>
          </table:table-cell>
          <table:table-cell office:value-type="float" office:value="2.21718" calcext:value-type="float">
            <text:p>2.21718</text:p>
          </table:table-cell>
          <table:table-cell table:formula="of:=1/[.L159]" office:value-type="float" office:value="0.451023372031139" calcext:value-type="float">
            <text:p>0.451023372</text:p>
          </table:table-cell>
          <table:table-cell office:value-type="float" office:value="1.02394" calcext:value-type="float">
            <text:p>1.02394</text:p>
          </table:table-cell>
          <table:table-cell table:formula="of:=[.M159]*[.N159]" office:value-type="float" office:value="0.461820871557564" calcext:value-type="float">
            <text:p>0.4618208716</text:p>
          </table:table-cell>
          <table:table-cell table:formula="of:=[.M159]+[.N159]" office:value-type="float" office:value="1.47496337203114" calcext:value-type="float">
            <text:p>1.47496337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034" calcext:value-type="float">
            <text:p>0.034</text:p>
          </table:table-cell>
          <table:table-cell office:value-type="float" office:value="0.3" calcext:value-type="float">
            <text:p>0.3</text:p>
          </table:table-cell>
          <table:table-cell office:value-type="float" office:value="0.544096" calcext:value-type="float">
            <text:p>0.544096</text:p>
          </table:table-cell>
          <table:table-cell office:value-type="float" office:value="0.27896" calcext:value-type="float">
            <text:p>0.27896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840841" calcext:value-type="float">
            <text:p>0.0840841</text:p>
          </table:table-cell>
          <table:table-cell table:formula="of:=AVERAGE([.E160:.H160])" office:value-type="float" office:value="0.268451775" calcext:value-type="float">
            <text:p>0.268451775</text:p>
          </table:table-cell>
          <table:table-cell office:value-type="float" office:value="1.16187" calcext:value-type="float">
            <text:p>1.16187</text:p>
          </table:table-cell>
          <table:table-cell table:formula="of:=1/[.J160]" office:value-type="float" office:value="0.860681487601883" calcext:value-type="float">
            <text:p>0.8606814876</text:p>
          </table:table-cell>
          <table:table-cell office:value-type="float" office:value="1.50574" calcext:value-type="float">
            <text:p>1.50574</text:p>
          </table:table-cell>
          <table:table-cell table:formula="of:=1/[.L160]" office:value-type="float" office:value="0.664125280592931" calcext:value-type="float">
            <text:p>0.6641252806</text:p>
          </table:table-cell>
          <table:table-cell office:value-type="float" office:value="1.00441" calcext:value-type="float">
            <text:p>1.00441</text:p>
          </table:table-cell>
          <table:table-cell table:formula="of:=[.M160]*[.N160]" office:value-type="float" office:value="0.667054073080346" calcext:value-type="float">
            <text:p>0.6670540731</text:p>
          </table:table-cell>
          <table:table-cell table:formula="of:=[.M160]+[.N160]" office:value-type="float" office:value="1.66853528059293" calcext:value-type="float">
            <text:p>1.668535280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299" calcext:value-type="float">
            <text:p>0.299</text:p>
          </table:table-cell>
          <table:table-cell office:value-type="float" office:value="0.555385" calcext:value-type="float">
            <text:p>0.555385</text:p>
          </table:table-cell>
          <table:table-cell office:value-type="float" office:value="0.279302" calcext:value-type="float">
            <text:p>0.279302</text:p>
          </table:table-cell>
          <table:table-cell office:value-type="float" office:value="0.17192" calcext:value-type="float">
            <text:p>0.17192</text:p>
          </table:table-cell>
          <table:table-cell office:value-type="float" office:value="0.0883281" calcext:value-type="float">
            <text:p>0.0883281</text:p>
          </table:table-cell>
          <table:table-cell table:formula="of:=AVERAGE([.E161:.H161])" office:value-type="float" office:value="0.273733775" calcext:value-type="float">
            <text:p>0.273733775</text:p>
          </table:table-cell>
          <table:table-cell office:value-type="float" office:value="1.1678" calcext:value-type="float">
            <text:p>1.1678</text:p>
          </table:table-cell>
          <table:table-cell table:formula="of:=1/[.J161]" office:value-type="float" office:value="0.856311012159616" calcext:value-type="float">
            <text:p>0.8563110122</text:p>
          </table:table-cell>
          <table:table-cell office:value-type="float" office:value="1.43164" calcext:value-type="float">
            <text:p>1.43164</text:p>
          </table:table-cell>
          <table:table-cell table:formula="of:=1/[.L161]" office:value-type="float" office:value="0.698499622810204" calcext:value-type="float">
            <text:p>0.6984996228</text:p>
          </table:table-cell>
          <table:table-cell office:value-type="float" office:value="0.926001" calcext:value-type="float">
            <text:p>0.926001</text:p>
          </table:table-cell>
          <table:table-cell table:formula="of:=[.M161]*[.N161]" office:value-type="float" office:value="0.646811349221871" calcext:value-type="float">
            <text:p>0.6468113492</text:p>
          </table:table-cell>
          <table:table-cell table:formula="of:=[.M161]+[.N161]" office:value-type="float" office:value="1.6245006228102" calcext:value-type="float">
            <text:p>1.624500622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284" calcext:value-type="float">
            <text:p>0.284</text:p>
          </table:table-cell>
          <table:table-cell office:value-type="float" office:value="0.581105" calcext:value-type="float">
            <text:p>0.581105</text:p>
          </table:table-cell>
          <table:table-cell office:value-type="float" office:value="0.31686" calcext:value-type="float">
            <text:p>0.31686</text:p>
          </table:table-cell>
          <table:table-cell office:value-type="float" office:value="0.211409" calcext:value-type="float">
            <text:p>0.211409</text:p>
          </table:table-cell>
          <table:table-cell office:value-type="float" office:value="0.123134" calcext:value-type="float">
            <text:p>0.123134</text:p>
          </table:table-cell>
          <table:table-cell table:formula="of:=AVERAGE([.E162:.H162])" office:value-type="float" office:value="0.308127" calcext:value-type="float">
            <text:p>0.308127</text:p>
          </table:table-cell>
          <table:table-cell office:value-type="float" office:value="1.31138" calcext:value-type="float">
            <text:p>1.31138</text:p>
          </table:table-cell>
          <table:table-cell table:formula="of:=1/[.J162]" office:value-type="float" office:value="0.762555475910872" calcext:value-type="float">
            <text:p>0.7625554759</text:p>
          </table:table-cell>
          <table:table-cell office:value-type="float" office:value="1.37166" calcext:value-type="float">
            <text:p>1.37166</text:p>
          </table:table-cell>
          <table:table-cell table:formula="of:=1/[.L162]" office:value-type="float" office:value="0.729043640552323" calcext:value-type="float">
            <text:p>0.7290436406</text:p>
          </table:table-cell>
          <table:table-cell office:value-type="float" office:value="1.06207" calcext:value-type="float">
            <text:p>1.06207</text:p>
          </table:table-cell>
          <table:table-cell table:formula="of:=[.M162]*[.N162]" office:value-type="float" office:value="0.774295379321406" calcext:value-type="float">
            <text:p>0.7742953793</text:p>
          </table:table-cell>
          <table:table-cell table:formula="of:=[.M162]+[.N162]" office:value-type="float" office:value="1.79111364055232" calcext:value-type="float">
            <text:p>1.791113640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232" calcext:value-type="float">
            <text:p>0.232</text:p>
          </table:table-cell>
          <table:table-cell office:value-type="float" office:value="0.597381" calcext:value-type="float">
            <text:p>0.597381</text:p>
          </table:table-cell>
          <table:table-cell office:value-type="float" office:value="0.280702" calcext:value-type="float">
            <text:p>0.280702</text:p>
          </table:table-cell>
          <table:table-cell office:value-type="float" office:value="0.12766" calcext:value-type="float">
            <text:p>0.12766</text:p>
          </table:table-cell>
          <table:table-cell office:value-type="float" office:value="0.0646388" calcext:value-type="float">
            <text:p>0.0646388</text:p>
          </table:table-cell>
          <table:table-cell table:formula="of:=AVERAGE([.E163:.H163])" office:value-type="float" office:value="0.26759545" calcext:value-type="float">
            <text:p>0.26759545</text:p>
          </table:table-cell>
          <table:table-cell office:value-type="float" office:value="1.36105" calcext:value-type="float">
            <text:p>1.36105</text:p>
          </table:table-cell>
          <table:table-cell table:formula="of:=1/[.J163]" office:value-type="float" office:value="0.734726865287829" calcext:value-type="float">
            <text:p>0.7347268653</text:p>
          </table:table-cell>
          <table:table-cell office:value-type="float" office:value="2.58975" calcext:value-type="float">
            <text:p>2.58975</text:p>
          </table:table-cell>
          <table:table-cell table:formula="of:=1/[.L163]" office:value-type="float" office:value="0.386137658075104" calcext:value-type="float">
            <text:p>0.3861376581</text:p>
          </table:table-cell>
          <table:table-cell office:value-type="float" office:value="1.0472" calcext:value-type="float">
            <text:p>1.0472</text:p>
          </table:table-cell>
          <table:table-cell table:formula="of:=[.M163]*[.N163]" office:value-type="float" office:value="0.404363355536249" calcext:value-type="float">
            <text:p>0.4043633555</text:p>
          </table:table-cell>
          <table:table-cell table:formula="of:=[.M163]+[.N163]" office:value-type="float" office:value="1.4333376580751" calcext:value-type="float">
            <text:p>1.43333765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 style:data-style-name="N2" text:time-value="15:05:42.7308838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4:35:43.732854730</meta:creation-date>
    <dc:date>2017-02-19T15:34:12.701628232</dc:date>
    <meta:editing-duration>PT6H6M45S</meta:editing-duration>
    <meta:editing-cycles>59</meta:editing-cycles>
    <meta:generator>LibreOffice/4.2.8.2$Linux_X86_64 LibreOffice_project/420m0$Build-2</meta:generator>
    <meta:document-statistic meta:table-count="1" meta:cell-count="2113" meta:object-count="0"/>
  </office:meta>
</office:document-meta>
</file>